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19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x2usa_agg_component" table:style-name="ta1">
        <table:shapes>
          <draw:frame draw:z-index="0" draw:style-name="gr1" draw:text-style-name="P1" svg:width="453.51pt" svg:height="255.09pt" svg:x="1526.51pt" svg:y="11.99pt">
            <loext:p draw:notify-on-update-of-ranges="mex2usa_agg_component.B1:mex2usa_agg_component.P1 mex2usa_agg_component.A2:mex2usa_agg_component.A2 mex2usa_agg_component.B2:mex2usa_agg_component.P2 mex2usa_agg_component.A3:mex2usa_agg_component.A3 mex2usa_agg_component.B3:mex2usa_agg_component.P3 mex2usa_agg_component.A4:mex2usa_agg_component.A4 mex2usa_agg_component.B4:mex2usa_agg_component.P4 mex2usa_agg_component.A5:mex2usa_agg_component.A5 mex2usa_agg_component.B5:mex2usa_agg_component.P5 mex2usa_agg_component.A6:mex2usa_agg_component.A6 mex2usa_agg_component.B6:mex2usa_agg_component.P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989.24pt" svg:y="11.08pt">
            <loext:p draw:notify-on-update-of-ranges="mex2usa_agg_component.B1:mex2usa_agg_component.P1 mex2usa_agg_component.A2:mex2usa_agg_component.A2 mex2usa_agg_component.B2:mex2usa_agg_component.P2 mex2usa_agg_component.A3:mex2usa_agg_component.A3 mex2usa_agg_component.B3:mex2usa_agg_component.P3 mex2usa_agg_component.A4:mex2usa_agg_component.A4 mex2usa_agg_component.B4:mex2usa_agg_component.P4 mex2usa_agg_component.A5:mex2usa_agg_component.A5 mex2usa_agg_component.B5:mex2usa_agg_component.P5 mex2usa_agg_component.A6:mex2usa_agg_component.A6 mex2usa_agg_component.B6:mex2usa_agg_component.P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528.3pt" svg:y="281.74pt">
            <loext:p draw:notify-on-update-of-ranges="mex2usa_agg_component.B1:mex2usa_agg_component.P1 mex2usa_agg_component.A7:mex2usa_agg_component.A7 mex2usa_agg_component.B7:mex2usa_agg_component.P7 mex2usa_agg_component.A8:mex2usa_agg_component.A8 mex2usa_agg_component.B8:mex2usa_agg_component.P8 mex2usa_agg_component.A9:mex2usa_agg_component.A9 mex2usa_agg_component.B9:mex2usa_agg_component.P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994.71pt" svg:y="280.8pt">
            <loext:p draw:notify-on-update-of-ranges="mex2usa_agg_component.B1:mex2usa_agg_component.P1 mex2usa_agg_component.A7:mex2usa_agg_component.A7 mex2usa_agg_component.B7:mex2usa_agg_component.P7 mex2usa_agg_component.A8:mex2usa_agg_component.A8 mex2usa_agg_component.B8:mex2usa_agg_component.P8 mex2usa_agg_component.A9:mex2usa_agg_component.A9 mex2usa_agg_component.B9:mex2usa_agg_component.P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524.56pt" svg:y="570.61pt">
            <loext:p draw:notify-on-update-of-ranges="mex2usa_agg_component.B1:mex2usa_agg_component.P1 mex2usa_agg_component.A10:mex2usa_agg_component.A10 mex2usa_agg_component.B10:mex2usa_agg_component.P10 mex2usa_agg_component.A11:mex2usa_agg_component.A11 mex2usa_agg_component.B11:mex2usa_agg_component.P11 mex2usa_agg_component.A12:mex2usa_agg_component.A12 mex2usa_agg_component.B12:mex2usa_agg_component.P12 mex2usa_agg_component.A13:mex2usa_agg_component.A13 mex2usa_agg_component.B13:mex2usa_agg_component.P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998.4pt" svg:y="566.93pt">
            <loext:p draw:notify-on-update-of-ranges="mex2usa_agg_component.B1:mex2usa_agg_component.P1 mex2usa_agg_component.A10:mex2usa_agg_component.A10 mex2usa_agg_component.B10:mex2usa_agg_component.P10 mex2usa_agg_component.A11:mex2usa_agg_component.A11 mex2usa_agg_component.B11:mex2usa_agg_component.P11 mex2usa_agg_component.A12:mex2usa_agg_component.A12 mex2usa_agg_component.B12:mex2usa_agg_component.P12 mex2usa_agg_component.A13:mex2usa_agg_component.A13 mex2usa_agg_component.B13:mex2usa_agg_component.P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529.12pt" svg:y="845.89pt">
            <loext:p draw:notify-on-update-of-ranges="mex2usa_agg_component.B1:mex2usa_agg_component.P1 mex2usa_agg_component.A14:mex2usa_agg_component.A14 mex2usa_agg_component.B14:mex2usa_agg_component.P14 mex2usa_agg_component.A15:mex2usa_agg_component.A15 mex2usa_agg_component.B15:mex2usa_agg_component.P15 mex2usa_agg_component.A16:mex2usa_agg_component.A16 mex2usa_agg_component.B16:mex2usa_agg_component.P16 mex2usa_agg_component.A17:mex2usa_agg_component.A17 mex2usa_agg_component.B17:mex2usa_agg_component.P1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995.65pt" svg:y="839.4pt">
            <loext:p draw:notify-on-update-of-ranges="mex2usa_agg_component.B1:mex2usa_agg_component.P1 mex2usa_agg_component.A14:mex2usa_agg_component.A14 mex2usa_agg_component.B14:mex2usa_agg_component.P14 mex2usa_agg_component.A15:mex2usa_agg_component.A15 mex2usa_agg_component.B15:mex2usa_agg_component.P15 mex2usa_agg_component.A16:mex2usa_agg_component.A16 mex2usa_agg_component.B16:mex2usa_agg_component.P16 mex2usa_agg_component.A17:mex2usa_agg_component.A17 mex2usa_agg_component.B17:mex2usa_agg_component.P1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5" table:default-cell-style-name="ce3"/>
        <table:table-row table:style-name="ro1">
          <table:table-cell/>
          <table:table-cell table:style-name="ce1" office:value-type="string" calcext:value-type="string">
            <text:p>'00</text:p>
          </table:table-cell>
          <table:table-cell table:style-name="ce1" office:value-type="string" calcext:value-type="string">
            <text:p>'01</text:p>
          </table:table-cell>
          <table:table-cell table:style-name="ce1" office:value-type="string" calcext:value-type="string">
            <text:p>'02</text:p>
          </table:table-cell>
          <table:table-cell table:style-name="ce1" office:value-type="string" calcext:value-type="string">
            <text:p>'03</text:p>
          </table:table-cell>
          <table:table-cell table:style-name="ce1" office:value-type="string" calcext:value-type="string">
            <text:p>'04</text:p>
          </table:table-cell>
          <table:table-cell table:style-name="ce1" office:value-type="string" calcext:value-type="string">
            <text:p>'05</text:p>
          </table:table-cell>
          <table:table-cell table:style-name="ce1" office:value-type="string" calcext:value-type="string">
            <text:p>'06</text:p>
          </table:table-cell>
          <table:table-cell table:style-name="ce1" office:value-type="string" calcext:value-type="string">
            <text:p>'07</text:p>
          </table:table-cell>
          <table:table-cell table:style-name="ce1" office:value-type="string" calcext:value-type="string">
            <text:p>'08</text:p>
          </table:table-cell>
          <table:table-cell table:style-name="ce1" office:value-type="string" calcext:value-type="string">
            <text:p>'09</text:p>
          </table:table-cell>
          <table:table-cell table:style-name="ce1" office:value-type="string" calcext:value-type="string">
            <text:p>'10</text:p>
          </table:table-cell>
          <table:table-cell table:style-name="ce1" office:value-type="string" calcext:value-type="string">
            <text:p>'11</text:p>
          </table:table-cell>
          <table:table-cell table:style-name="ce1" office:value-type="string" calcext:value-type="string">
            <text:p>'12</text:p>
          </table:table-cell>
          <table:table-cell table:style-name="ce1" office:value-type="string" calcext:value-type="string">
            <text:p>'13</text:p>
          </table:table-cell>
          <table:table-cell table:style-name="ce1" office:value-type="string" calcext:value-type="string">
            <text:p>'14</text:p>
          </table:table-cell>
        </table:table-row>
        <table:table-row table:style-name="ro1">
          <table:table-cell office:value-type="string" calcext:value-type="string">
            <text:p>DVA_FIN</text:p>
          </table:table-cell>
          <table:table-cell table:style-name="Default" office:value-type="float" office:value="50073.4818393134" calcext:value-type="float">
            <text:p>50073.4818393134</text:p>
          </table:table-cell>
          <table:table-cell table:style-name="Default" office:value-type="float" office:value="48704.9735398308" calcext:value-type="float">
            <text:p>48704.9735398308</text:p>
          </table:table-cell>
          <table:table-cell table:style-name="Default" office:value-type="float" office:value="47651.0682741594" calcext:value-type="float">
            <text:p>47651.0682741594</text:p>
          </table:table-cell>
          <table:table-cell table:style-name="Default" office:value-type="float" office:value="45464.8840014133" calcext:value-type="float">
            <text:p>45464.8840014133</text:p>
          </table:table-cell>
          <table:table-cell table:style-name="Default" office:value-type="float" office:value="46658.3940559182" calcext:value-type="float">
            <text:p>46658.3940559182</text:p>
          </table:table-cell>
          <table:table-cell table:style-name="Default" office:value-type="float" office:value="50224.4238717191" calcext:value-type="float">
            <text:p>50224.4238717191</text:p>
          </table:table-cell>
          <table:table-cell table:style-name="Default" office:value-type="float" office:value="57310.3574091344" calcext:value-type="float">
            <text:p>57310.3574091344</text:p>
          </table:table-cell>
          <table:table-cell table:style-name="Default" office:value-type="float" office:value="62739.6444782621" calcext:value-type="float">
            <text:p>62739.6444782621</text:p>
          </table:table-cell>
          <table:table-cell table:style-name="Default" office:value-type="float" office:value="63247.9387585433" calcext:value-type="float">
            <text:p>63247.9387585433</text:p>
          </table:table-cell>
          <table:table-cell table:style-name="Default" office:value-type="float" office:value="50632.283609704" calcext:value-type="float">
            <text:p>50632.283609704</text:p>
          </table:table-cell>
          <table:table-cell table:style-name="Default" office:value-type="float" office:value="63155.9839279968" calcext:value-type="float">
            <text:p>63155.9839279968</text:p>
          </table:table-cell>
          <table:table-cell table:style-name="Default" office:value-type="float" office:value="69052.154750888" calcext:value-type="float">
            <text:p>69052.154750888</text:p>
          </table:table-cell>
          <table:table-cell table:style-name="Default" office:value-type="float" office:value="68352.2972413374" calcext:value-type="float">
            <text:p>68352.2972413374</text:p>
          </table:table-cell>
          <table:table-cell table:style-name="Default" office:value-type="float" office:value="73808.5906150213" calcext:value-type="float">
            <text:p>73808.5906150213</text:p>
          </table:table-cell>
          <table:table-cell table:style-name="Default" office:value-type="float" office:value="79645.6182043642" calcext:value-type="float">
            <text:p>79645.6182043642</text:p>
          </table:table-cell>
        </table:table-row>
        <table:table-row table:style-name="ro1">
          <table:table-cell office:value-type="string" calcext:value-type="string">
            <text:p>DVA_INT</text:p>
          </table:table-cell>
          <table:table-cell table:style-name="Default" office:value-type="float" office:value="29382.8820629465" calcext:value-type="float">
            <text:p>29382.8820629465</text:p>
          </table:table-cell>
          <table:table-cell table:style-name="Default" office:value-type="float" office:value="27789.5053943001" calcext:value-type="float">
            <text:p>27789.5053943001</text:p>
          </table:table-cell>
          <table:table-cell table:style-name="Default" office:value-type="float" office:value="31597.003439582" calcext:value-type="float">
            <text:p>31597.003439582</text:p>
          </table:table-cell>
          <table:table-cell table:style-name="Default" office:value-type="float" office:value="35308.3963894075" calcext:value-type="float">
            <text:p>35308.3963894075</text:p>
          </table:table-cell>
          <table:table-cell table:style-name="Default" office:value-type="float" office:value="43754.7763543041" calcext:value-type="float">
            <text:p>43754.7763543041</text:p>
          </table:table-cell>
          <table:table-cell table:style-name="Default" office:value-type="float" office:value="51027.7958109961" calcext:value-type="float">
            <text:p>51027.7958109961</text:p>
          </table:table-cell>
          <table:table-cell table:style-name="Default" office:value-type="float" office:value="59925.5227784112" calcext:value-type="float">
            <text:p>59925.5227784112</text:p>
          </table:table-cell>
          <table:table-cell table:style-name="Default" office:value-type="float" office:value="57596.7486678353" calcext:value-type="float">
            <text:p>57596.7486678353</text:p>
          </table:table-cell>
          <table:table-cell table:style-name="Default" office:value-type="float" office:value="62562.5194724659" calcext:value-type="float">
            <text:p>62562.5194724659</text:p>
          </table:table-cell>
          <table:table-cell table:style-name="Default" office:value-type="float" office:value="48800.5841720573" calcext:value-type="float">
            <text:p>48800.5841720573</text:p>
          </table:table-cell>
          <table:table-cell table:style-name="Default" office:value-type="float" office:value="61270.6719739136" calcext:value-type="float">
            <text:p>61270.6719739136</text:p>
          </table:table-cell>
          <table:table-cell table:style-name="Default" office:value-type="float" office:value="73810.9454489137" calcext:value-type="float">
            <text:p>73810.9454489137</text:p>
          </table:table-cell>
          <table:table-cell table:style-name="Default" office:value-type="float" office:value="74548.9775280193" calcext:value-type="float">
            <text:p>74548.9775280193</text:p>
          </table:table-cell>
          <table:table-cell table:style-name="Default" office:value-type="float" office:value="74147.5909647142" calcext:value-type="float">
            <text:p>74147.5909647142</text:p>
          </table:table-cell>
          <table:table-cell table:style-name="Default" office:value-type="float" office:value="73755.034238334" calcext:value-type="float">
            <text:p>73755.034238334</text:p>
          </table:table-cell>
        </table:table-row>
        <table:table-row table:style-name="ro1">
          <table:table-cell office:value-type="string" calcext:value-type="string">
            <text:p>DVA_INTrexI1</text:p>
          </table:table-cell>
          <table:table-cell table:style-name="Default" office:value-type="float" office:value="1634.23761440148" calcext:value-type="float">
            <text:p>1634.23761440148</text:p>
          </table:table-cell>
          <table:table-cell table:style-name="Default" office:value-type="float" office:value="1410.18797288668" calcext:value-type="float">
            <text:p>1410.18797288668</text:p>
          </table:table-cell>
          <table:table-cell table:style-name="Default" office:value-type="float" office:value="1577.89604375168" calcext:value-type="float">
            <text:p>1577.89604375168</text:p>
          </table:table-cell>
          <table:table-cell table:style-name="Default" office:value-type="float" office:value="1751.46291545548" calcext:value-type="float">
            <text:p>1751.46291545548</text:p>
          </table:table-cell>
          <table:table-cell table:style-name="Default" office:value-type="float" office:value="2294.81402760057" calcext:value-type="float">
            <text:p>2294.81402760057</text:p>
          </table:table-cell>
          <table:table-cell table:style-name="Default" office:value-type="float" office:value="2759.37622040787" calcext:value-type="float">
            <text:p>2759.37622040787</text:p>
          </table:table-cell>
          <table:table-cell table:style-name="Default" office:value-type="float" office:value="3592.31506501684" calcext:value-type="float">
            <text:p>3592.31506501684</text:p>
          </table:table-cell>
          <table:table-cell table:style-name="Default" office:value-type="float" office:value="3967.72731435703" calcext:value-type="float">
            <text:p>3967.72731435703</text:p>
          </table:table-cell>
          <table:table-cell table:style-name="Default" office:value-type="float" office:value="5272.34620639612" calcext:value-type="float">
            <text:p>5272.34620639612</text:p>
          </table:table-cell>
          <table:table-cell table:style-name="Default" office:value-type="float" office:value="3940.29463689707" calcext:value-type="float">
            <text:p>3940.29463689707</text:p>
          </table:table-cell>
          <table:table-cell table:style-name="Default" office:value-type="float" office:value="5478.25638681491" calcext:value-type="float">
            <text:p>5478.25638681491</text:p>
          </table:table-cell>
          <table:table-cell table:style-name="Default" office:value-type="float" office:value="7782.67961580271" calcext:value-type="float">
            <text:p>7782.67961580271</text:p>
          </table:table-cell>
          <table:table-cell table:style-name="Default" office:value-type="float" office:value="7793.29386800184" calcext:value-type="float">
            <text:p>7793.29386800184</text:p>
          </table:table-cell>
          <table:table-cell table:style-name="Default" office:value-type="float" office:value="7390.36987569461" calcext:value-type="float">
            <text:p>7390.36987569461</text:p>
          </table:table-cell>
          <table:table-cell table:style-name="Default" office:value-type="float" office:value="7145.7709639757" calcext:value-type="float">
            <text:p>7145.7709639757</text:p>
          </table:table-cell>
        </table:table-row>
        <table:table-row table:style-name="ro1">
          <table:table-cell office:value-type="string" calcext:value-type="string">
            <text:p>DVA_INTrexF</text:p>
          </table:table-cell>
          <table:table-cell table:style-name="Default" office:value-type="float" office:value="1851.64268445886" calcext:value-type="float">
            <text:p>1851.64268445886</text:p>
          </table:table-cell>
          <table:table-cell table:style-name="Default" office:value-type="float" office:value="1627.32764287631" calcext:value-type="float">
            <text:p>1627.32764287631</text:p>
          </table:table-cell>
          <table:table-cell table:style-name="Default" office:value-type="float" office:value="1763.94049561422" calcext:value-type="float">
            <text:p>1763.94049561422</text:p>
          </table:table-cell>
          <table:table-cell table:style-name="Default" office:value-type="float" office:value="1802.24729507703" calcext:value-type="float">
            <text:p>1802.24729507703</text:p>
          </table:table-cell>
          <table:table-cell table:style-name="Default" office:value-type="float" office:value="2264.35495875732" calcext:value-type="float">
            <text:p>2264.35495875732</text:p>
          </table:table-cell>
          <table:table-cell table:style-name="Default" office:value-type="float" office:value="2728.0194565799" calcext:value-type="float">
            <text:p>2728.0194565799</text:p>
          </table:table-cell>
          <table:table-cell table:style-name="Default" office:value-type="float" office:value="3518.25484069563" calcext:value-type="float">
            <text:p>3518.25484069563</text:p>
          </table:table-cell>
          <table:table-cell table:style-name="Default" office:value-type="float" office:value="4079.55093805836" calcext:value-type="float">
            <text:p>4079.55093805836</text:p>
          </table:table-cell>
          <table:table-cell table:style-name="Default" office:value-type="float" office:value="4638.67836107247" calcext:value-type="float">
            <text:p>4638.67836107247</text:p>
          </table:table-cell>
          <table:table-cell table:style-name="Default" office:value-type="float" office:value="3135.58240876636" calcext:value-type="float">
            <text:p>3135.58240876636</text:p>
          </table:table-cell>
          <table:table-cell table:style-name="Default" office:value-type="float" office:value="4295.04105415554" calcext:value-type="float">
            <text:p>4295.04105415554</text:p>
          </table:table-cell>
          <table:table-cell table:style-name="Default" office:value-type="float" office:value="5715.29785858771" calcext:value-type="float">
            <text:p>5715.29785858771</text:p>
          </table:table-cell>
          <table:table-cell table:style-name="Default" office:value-type="float" office:value="5996.78278537443" calcext:value-type="float">
            <text:p>5996.78278537443</text:p>
          </table:table-cell>
          <table:table-cell table:style-name="Default" office:value-type="float" office:value="5854.70107043212" calcext:value-type="float">
            <text:p>5854.70107043212</text:p>
          </table:table-cell>
          <table:table-cell table:style-name="Default" office:value-type="float" office:value="5836.81911387415" calcext:value-type="float">
            <text:p>5836.81911387415</text:p>
          </table:table-cell>
        </table:table-row>
        <table:table-row table:style-name="ro1">
          <table:table-cell office:value-type="string" calcext:value-type="string">
            <text:p>DVA_INTrexI2</text:p>
          </table:table-cell>
          <table:table-cell table:style-name="Default" office:value-type="float" office:value="713.788848511245" calcext:value-type="float">
            <text:p>713.788848511245</text:p>
          </table:table-cell>
          <table:table-cell table:style-name="Default" office:value-type="float" office:value="629.132634656695" calcext:value-type="float">
            <text:p>629.132634656695</text:p>
          </table:table-cell>
          <table:table-cell table:style-name="Default" office:value-type="float" office:value="678.617319406779" calcext:value-type="float">
            <text:p>678.617319406779</text:p>
          </table:table-cell>
          <table:table-cell table:style-name="Default" office:value-type="float" office:value="700.489558803238" calcext:value-type="float">
            <text:p>700.489558803238</text:p>
          </table:table-cell>
          <table:table-cell table:style-name="Default" office:value-type="float" office:value="899.63779174336" calcext:value-type="float">
            <text:p>899.63779174336</text:p>
          </table:table-cell>
          <table:table-cell table:style-name="Default" office:value-type="float" office:value="1064.72497930235" calcext:value-type="float">
            <text:p>1064.72497930235</text:p>
          </table:table-cell>
          <table:table-cell table:style-name="Default" office:value-type="float" office:value="1333.674611391" calcext:value-type="float">
            <text:p>1333.674611391</text:p>
          </table:table-cell>
          <table:table-cell table:style-name="Default" office:value-type="float" office:value="1406.51671137872" calcext:value-type="float">
            <text:p>1406.51671137872</text:p>
          </table:table-cell>
          <table:table-cell table:style-name="Default" office:value-type="float" office:value="1528.65316468046" calcext:value-type="float">
            <text:p>1528.65316468046</text:p>
          </table:table-cell>
          <table:table-cell table:style-name="Default" office:value-type="float" office:value="1003.8271059863" calcext:value-type="float">
            <text:p>1003.8271059863</text:p>
          </table:table-cell>
          <table:table-cell table:style-name="Default" office:value-type="float" office:value="1512.1855577112" calcext:value-type="float">
            <text:p>1512.1855577112</text:p>
          </table:table-cell>
          <table:table-cell table:style-name="Default" office:value-type="float" office:value="2041.11935544317" calcext:value-type="float">
            <text:p>2041.11935544317</text:p>
          </table:table-cell>
          <table:table-cell table:style-name="Default" office:value-type="float" office:value="2000.01608879871" calcext:value-type="float">
            <text:p>2000.01608879871</text:p>
          </table:table-cell>
          <table:table-cell table:style-name="Default" office:value-type="float" office:value="1925.18659203572" calcext:value-type="float">
            <text:p>1925.18659203572</text:p>
          </table:table-cell>
          <table:table-cell table:style-name="Default" office:value-type="float" office:value="1896.9209797261" calcext:value-type="float">
            <text:p>1896.9209797261</text:p>
          </table:table-cell>
        </table:table-row>
        <table:table-row table:style-name="ro1">
          <table:table-cell office:value-type="string" calcext:value-type="string">
            <text:p>RDV_INT</text:p>
          </table:table-cell>
          <table:table-cell table:style-name="Default" office:value-type="float" office:value="330.462663653566" calcext:value-type="float">
            <text:p>330.462663653566</text:p>
          </table:table-cell>
          <table:table-cell table:style-name="Default" office:value-type="float" office:value="283.219906639054" calcext:value-type="float">
            <text:p>283.219906639054</text:p>
          </table:table-cell>
          <table:table-cell table:style-name="Default" office:value-type="float" office:value="306.278186377936" calcext:value-type="float">
            <text:p>306.278186377936</text:p>
          </table:table-cell>
          <table:table-cell table:style-name="Default" office:value-type="float" office:value="303.033529678349" calcext:value-type="float">
            <text:p>303.033529678349</text:p>
          </table:table-cell>
          <table:table-cell table:style-name="Default" office:value-type="float" office:value="392.713472774889" calcext:value-type="float">
            <text:p>392.713472774889</text:p>
          </table:table-cell>
          <table:table-cell table:style-name="Default" office:value-type="float" office:value="486.014551207345" calcext:value-type="float">
            <text:p>486.014551207345</text:p>
          </table:table-cell>
          <table:table-cell table:style-name="Default" office:value-type="float" office:value="614.490973746586" calcext:value-type="float">
            <text:p>614.490973746586</text:p>
          </table:table-cell>
          <table:table-cell table:style-name="Default" office:value-type="float" office:value="653.408931123009" calcext:value-type="float">
            <text:p>653.408931123009</text:p>
          </table:table-cell>
          <table:table-cell table:style-name="Default" office:value-type="float" office:value="808.155183440174" calcext:value-type="float">
            <text:p>808.155183440174</text:p>
          </table:table-cell>
          <table:table-cell table:style-name="Default" office:value-type="float" office:value="542.964095844666" calcext:value-type="float">
            <text:p>542.964095844666</text:p>
          </table:table-cell>
          <table:table-cell table:style-name="Default" office:value-type="float" office:value="869.470724463126" calcext:value-type="float">
            <text:p>869.470724463126</text:p>
          </table:table-cell>
          <table:table-cell table:style-name="Default" office:value-type="float" office:value="1310.04236902655" calcext:value-type="float">
            <text:p>1310.04236902655</text:p>
          </table:table-cell>
          <table:table-cell table:style-name="Default" office:value-type="float" office:value="1266.4021109034" calcext:value-type="float">
            <text:p>1266.4021109034</text:p>
          </table:table-cell>
          <table:table-cell table:style-name="Default" office:value-type="float" office:value="1161.0994613453" calcext:value-type="float">
            <text:p>1161.0994613453</text:p>
          </table:table-cell>
          <table:table-cell table:style-name="Default" office:value-type="float" office:value="1124.56565253138" calcext:value-type="float">
            <text:p>1124.56565253138</text:p>
          </table:table-cell>
        </table:table-row>
        <table:table-row table:style-name="ro1">
          <table:table-cell office:value-type="string" calcext:value-type="string">
            <text:p>RDV_FIN</text:p>
          </table:table-cell>
          <table:table-cell table:style-name="Default" office:value-type="float" office:value="244.201014083846" calcext:value-type="float">
            <text:p>244.201014083846</text:p>
          </table:table-cell>
          <table:table-cell table:style-name="Default" office:value-type="float" office:value="213.160680941583" calcext:value-type="float">
            <text:p>213.160680941583</text:p>
          </table:table-cell>
          <table:table-cell table:style-name="Default" office:value-type="float" office:value="204.772881829434" calcext:value-type="float">
            <text:p>204.772881829434</text:p>
          </table:table-cell>
          <table:table-cell table:style-name="Default" office:value-type="float" office:value="188.180880694902" calcext:value-type="float">
            <text:p>188.180880694902</text:p>
          </table:table-cell>
          <table:table-cell table:style-name="Default" office:value-type="float" office:value="235.97765509683" calcext:value-type="float">
            <text:p>235.97765509683</text:p>
          </table:table-cell>
          <table:table-cell table:style-name="Default" office:value-type="float" office:value="324.923477219505" calcext:value-type="float">
            <text:p>324.923477219505</text:p>
          </table:table-cell>
          <table:table-cell table:style-name="Default" office:value-type="float" office:value="397.934773552534" calcext:value-type="float">
            <text:p>397.934773552534</text:p>
          </table:table-cell>
          <table:table-cell table:style-name="Default" office:value-type="float" office:value="425.674334865225" calcext:value-type="float">
            <text:p>425.674334865225</text:p>
          </table:table-cell>
          <table:table-cell table:style-name="Default" office:value-type="float" office:value="485.820476656903" calcext:value-type="float">
            <text:p>485.820476656903</text:p>
          </table:table-cell>
          <table:table-cell table:style-name="Default" office:value-type="float" office:value="327.6457251245" calcext:value-type="float">
            <text:p>327.6457251245</text:p>
          </table:table-cell>
          <table:table-cell table:style-name="Default" office:value-type="float" office:value="449.572786282866" calcext:value-type="float">
            <text:p>449.572786282866</text:p>
          </table:table-cell>
          <table:table-cell table:style-name="Default" office:value-type="float" office:value="635.402454945592" calcext:value-type="float">
            <text:p>635.402454945592</text:p>
          </table:table-cell>
          <table:table-cell table:style-name="Default" office:value-type="float" office:value="674.839068523878" calcext:value-type="float">
            <text:p>674.839068523878</text:p>
          </table:table-cell>
          <table:table-cell table:style-name="Default" office:value-type="float" office:value="634.983262776087" calcext:value-type="float">
            <text:p>634.983262776087</text:p>
          </table:table-cell>
          <table:table-cell table:style-name="Default" office:value-type="float" office:value="586.411852054577" calcext:value-type="float">
            <text:p>586.411852054577</text:p>
          </table:table-cell>
        </table:table-row>
        <table:table-row table:style-name="ro1">
          <table:table-cell office:value-type="string" calcext:value-type="string">
            <text:p>RDV_FIN2</text:p>
          </table:table-cell>
          <table:table-cell table:style-name="Default" office:value-type="float" office:value="5.66855634558917" calcext:value-type="float">
            <text:p>5.66855634558917</text:p>
          </table:table-cell>
          <table:table-cell table:style-name="Default" office:value-type="float" office:value="5.5480009562446" calcext:value-type="float">
            <text:p>5.5480009562446</text:p>
          </table:table-cell>
          <table:table-cell table:style-name="Default" office:value-type="float" office:value="6.84163921724813" calcext:value-type="float">
            <text:p>6.84163921724813</text:p>
          </table:table-cell>
          <table:table-cell table:style-name="Default" office:value-type="float" office:value="6.142667766866" calcext:value-type="float">
            <text:p>6.142667766866</text:p>
          </table:table-cell>
          <table:table-cell table:style-name="Default" office:value-type="float" office:value="8.36061492480277" calcext:value-type="float">
            <text:p>8.36061492480277</text:p>
          </table:table-cell>
          <table:table-cell table:style-name="Default" office:value-type="float" office:value="11.8160296873481" calcext:value-type="float">
            <text:p>11.8160296873481</text:p>
          </table:table-cell>
          <table:table-cell table:style-name="Default" office:value-type="float" office:value="15.1156412245353" calcext:value-type="float">
            <text:p>15.1156412245353</text:p>
          </table:table-cell>
          <table:table-cell table:style-name="Default" office:value-type="float" office:value="17.1573587452407" calcext:value-type="float">
            <text:p>17.1573587452407</text:p>
          </table:table-cell>
          <table:table-cell table:style-name="Default" office:value-type="float" office:value="16.9884679655558" calcext:value-type="float">
            <text:p>16.9884679655558</text:p>
          </table:table-cell>
          <table:table-cell table:style-name="Default" office:value-type="float" office:value="10.1183858065122" calcext:value-type="float">
            <text:p>10.1183858065122</text:p>
          </table:table-cell>
          <table:table-cell table:style-name="Default" office:value-type="float" office:value="14.5379073841566" calcext:value-type="float">
            <text:p>14.5379073841566</text:p>
          </table:table-cell>
          <table:table-cell table:style-name="Default" office:value-type="float" office:value="20.442340196032" calcext:value-type="float">
            <text:p>20.442340196032</text:p>
          </table:table-cell>
          <table:table-cell table:style-name="Default" office:value-type="float" office:value="20.127925339243" calcext:value-type="float">
            <text:p>20.127925339243</text:p>
          </table:table-cell>
          <table:table-cell table:style-name="Default" office:value-type="float" office:value="19.2634240922519" calcext:value-type="float">
            <text:p>19.2634240922519</text:p>
          </table:table-cell>
          <table:table-cell table:style-name="Default" office:value-type="float" office:value="17.7598206430021" calcext:value-type="float">
            <text:p>17.7598206430021</text:p>
          </table:table-cell>
        </table:table-row>
        <table:table-row table:style-name="ro1">
          <table:table-cell office:value-type="string" calcext:value-type="string">
            <text:p>OVA_FIN</text:p>
          </table:table-cell>
          <table:table-cell table:style-name="Default" office:value-type="float" office:value="12403.4968321752" calcext:value-type="float">
            <text:p>12403.4968321752</text:p>
          </table:table-cell>
          <table:table-cell table:style-name="Default" office:value-type="float" office:value="12773.815620542" calcext:value-type="float">
            <text:p>12773.815620542</text:p>
          </table:table-cell>
          <table:table-cell table:style-name="Default" office:value-type="float" office:value="13617.8159640485" calcext:value-type="float">
            <text:p>13617.8159640485</text:p>
          </table:table-cell>
          <table:table-cell table:style-name="Default" office:value-type="float" office:value="13667.9634970996" calcext:value-type="float">
            <text:p>13667.9634970996</text:p>
          </table:table-cell>
          <table:table-cell table:style-name="Default" office:value-type="float" office:value="16886.8755144869" calcext:value-type="float">
            <text:p>16886.8755144869</text:p>
          </table:table-cell>
          <table:table-cell table:style-name="Default" office:value-type="float" office:value="18389.4338735553" calcext:value-type="float">
            <text:p>18389.4338735553</text:p>
          </table:table-cell>
          <table:table-cell table:style-name="Default" office:value-type="float" office:value="23917.937209363" calcext:value-type="float">
            <text:p>23917.937209363</text:p>
          </table:table-cell>
          <table:table-cell table:style-name="Default" office:value-type="float" office:value="25315.6533609784" calcext:value-type="float">
            <text:p>25315.6533609784</text:p>
          </table:table-cell>
          <table:table-cell table:style-name="Default" office:value-type="float" office:value="27433.2120733514" calcext:value-type="float">
            <text:p>27433.2120733514</text:p>
          </table:table-cell>
          <table:table-cell table:style-name="Default" office:value-type="float" office:value="22001.7214576648" calcext:value-type="float">
            <text:p>22001.7214576648</text:p>
          </table:table-cell>
          <table:table-cell table:style-name="Default" office:value-type="float" office:value="28172.904174424" calcext:value-type="float">
            <text:p>28172.904174424</text:p>
          </table:table-cell>
          <table:table-cell table:style-name="Default" office:value-type="float" office:value="30071.0455687259" calcext:value-type="float">
            <text:p>30071.0455687259</text:p>
          </table:table-cell>
          <table:table-cell table:style-name="Default" office:value-type="float" office:value="30618.216174458" calcext:value-type="float">
            <text:p>30618.216174458</text:p>
          </table:table-cell>
          <table:table-cell table:style-name="Default" office:value-type="float" office:value="29699.9555836779" calcext:value-type="float">
            <text:p>29699.9555836779</text:p>
          </table:table-cell>
          <table:table-cell table:style-name="Default" office:value-type="float" office:value="28975.3792485988" calcext:value-type="float">
            <text:p>28975.3792485988</text:p>
          </table:table-cell>
        </table:table-row>
        <table:table-row table:style-name="ro1">
          <table:table-cell office:value-type="string" calcext:value-type="string">
            <text:p>MVA_FIN</text:p>
          </table:table-cell>
          <table:table-cell table:style-name="Default" office:value-type="float" office:value="19710.1792103469" calcext:value-type="float">
            <text:p>19710.1792103469</text:p>
          </table:table-cell>
          <table:table-cell table:style-name="Default" office:value-type="float" office:value="17829.474067523" calcext:value-type="float">
            <text:p>17829.474067523</text:p>
          </table:table-cell>
          <table:table-cell table:style-name="Default" office:value-type="float" office:value="16245.2920298492" calcext:value-type="float">
            <text:p>16245.2920298492</text:p>
          </table:table-cell>
          <table:table-cell table:style-name="Default" office:value-type="float" office:value="17430.7563900672" calcext:value-type="float">
            <text:p>17430.7563900672</text:p>
          </table:table-cell>
          <table:table-cell table:style-name="Default" office:value-type="float" office:value="19035.2380786192" calcext:value-type="float">
            <text:p>19035.2380786192</text:p>
          </table:table-cell>
          <table:table-cell table:style-name="Default" office:value-type="float" office:value="18066.6173028999" calcext:value-type="float">
            <text:p>18066.6173028999</text:p>
          </table:table-cell>
          <table:table-cell table:style-name="Default" office:value-type="float" office:value="20045.0039737808" calcext:value-type="float">
            <text:p>20045.0039737808</text:p>
          </table:table-cell>
          <table:table-cell table:style-name="Default" office:value-type="float" office:value="20351.5460342034" calcext:value-type="float">
            <text:p>20351.5460342034</text:p>
          </table:table-cell>
          <table:table-cell table:style-name="Default" office:value-type="float" office:value="19549.8534654701" calcext:value-type="float">
            <text:p>19549.8534654701</text:p>
          </table:table-cell>
          <table:table-cell table:style-name="Default" office:value-type="float" office:value="18366.7807283042" calcext:value-type="float">
            <text:p>18366.7807283042</text:p>
          </table:table-cell>
          <table:table-cell table:style-name="Default" office:value-type="float" office:value="20843.2995157151" calcext:value-type="float">
            <text:p>20843.2995157151</text:p>
          </table:table-cell>
          <table:table-cell table:style-name="Default" office:value-type="float" office:value="20480.4212942427" calcext:value-type="float">
            <text:p>20480.4212942427</text:p>
          </table:table-cell>
          <table:table-cell table:style-name="Default" office:value-type="float" office:value="22398.1906640278" calcext:value-type="float">
            <text:p>22398.1906640278</text:p>
          </table:table-cell>
          <table:table-cell table:style-name="Default" office:value-type="float" office:value="21513.877700457" calcext:value-type="float">
            <text:p>21513.877700457</text:p>
          </table:table-cell>
          <table:table-cell table:style-name="Default" office:value-type="float" office:value="22396.9241556978" calcext:value-type="float">
            <text:p>22396.9241556978</text:p>
          </table:table-cell>
        </table:table-row>
        <table:table-row table:style-name="ro1">
          <table:table-cell office:value-type="string" calcext:value-type="string">
            <text:p>OVA_INT</text:p>
          </table:table-cell>
          <table:table-cell table:style-name="Default" office:value-type="float" office:value="4556.23854854192" calcext:value-type="float">
            <text:p>4556.23854854192</text:p>
          </table:table-cell>
          <table:table-cell table:style-name="Default" office:value-type="float" office:value="4212.86340091924" calcext:value-type="float">
            <text:p>4212.86340091924</text:p>
          </table:table-cell>
          <table:table-cell table:style-name="Default" office:value-type="float" office:value="4681.86509120136" calcext:value-type="float">
            <text:p>4681.86509120136</text:p>
          </table:table-cell>
          <table:table-cell table:style-name="Default" office:value-type="float" office:value="5494.4982052415" calcext:value-type="float">
            <text:p>5494.4982052415</text:p>
          </table:table-cell>
          <table:table-cell table:style-name="Default" office:value-type="float" office:value="7142.89276840507" calcext:value-type="float">
            <text:p>7142.89276840507</text:p>
          </table:table-cell>
          <table:table-cell table:style-name="Default" office:value-type="float" office:value="8258.95198616265" calcext:value-type="float">
            <text:p>8258.95198616265</text:p>
          </table:table-cell>
          <table:table-cell table:style-name="Default" office:value-type="float" office:value="9598.19174405921" calcext:value-type="float">
            <text:p>9598.19174405921</text:p>
          </table:table-cell>
          <table:table-cell table:style-name="Default" office:value-type="float" office:value="9822.9485181535" calcext:value-type="float">
            <text:p>9822.9485181535</text:p>
          </table:table-cell>
          <table:table-cell table:style-name="Default" office:value-type="float" office:value="10272.7568210594" calcext:value-type="float">
            <text:p>10272.7568210594</text:p>
          </table:table-cell>
          <table:table-cell table:style-name="Default" office:value-type="float" office:value="7594.87575228891" calcext:value-type="float">
            <text:p>7594.87575228891</text:p>
          </table:table-cell>
          <table:table-cell table:style-name="Default" office:value-type="float" office:value="10594.1168168886" calcext:value-type="float">
            <text:p>10594.1168168886</text:p>
          </table:table-cell>
          <table:table-cell table:style-name="Default" office:value-type="float" office:value="12382.5192020628" calcext:value-type="float">
            <text:p>12382.5192020628</text:p>
          </table:table-cell>
          <table:table-cell table:style-name="Default" office:value-type="float" office:value="13139.1788442783" calcext:value-type="float">
            <text:p>13139.1788442783</text:p>
          </table:table-cell>
          <table:table-cell table:style-name="Default" office:value-type="float" office:value="15625.8123247465" calcext:value-type="float">
            <text:p>15625.8123247465</text:p>
          </table:table-cell>
          <table:table-cell table:style-name="Default" office:value-type="float" office:value="16779.4237899547" calcext:value-type="float">
            <text:p>16779.4237899547</text:p>
          </table:table-cell>
        </table:table-row>
        <table:table-row table:style-name="ro1">
          <table:table-cell office:value-type="string" calcext:value-type="string">
            <text:p>MVA_INT</text:p>
          </table:table-cell>
          <table:table-cell table:style-name="Default" office:value-type="float" office:value="6701.69220787227" calcext:value-type="float">
            <text:p>6701.69220787227</text:p>
          </table:table-cell>
          <table:table-cell table:style-name="Default" office:value-type="float" office:value="5612.96324272373" calcext:value-type="float">
            <text:p>5612.96324272373</text:p>
          </table:table-cell>
          <table:table-cell table:style-name="Default" office:value-type="float" office:value="5627.40620361571" calcext:value-type="float">
            <text:p>5627.40620361571</text:p>
          </table:table-cell>
          <table:table-cell table:style-name="Default" office:value-type="float" office:value="6642.37106570237" calcext:value-type="float">
            <text:p>6642.37106570237</text:p>
          </table:table-cell>
          <table:table-cell table:style-name="Default" office:value-type="float" office:value="7870.15985510026" calcext:value-type="float">
            <text:p>7870.15985510026</text:p>
          </table:table-cell>
          <table:table-cell table:style-name="Default" office:value-type="float" office:value="8296.37735398298" calcext:value-type="float">
            <text:p>8296.37735398298</text:p>
          </table:table-cell>
          <table:table-cell table:style-name="Default" office:value-type="float" office:value="8814.50784099371" calcext:value-type="float">
            <text:p>8814.50784099371</text:p>
          </table:table-cell>
          <table:table-cell table:style-name="Default" office:value-type="float" office:value="8812.86355732739" calcext:value-type="float">
            <text:p>8812.86355732739</text:p>
          </table:table-cell>
          <table:table-cell table:style-name="Default" office:value-type="float" office:value="8292.32385409815" calcext:value-type="float">
            <text:p>8292.32385409815</text:p>
          </table:table-cell>
          <table:table-cell table:style-name="Default" office:value-type="float" office:value="7209.42700807217" calcext:value-type="float">
            <text:p>7209.42700807217</text:p>
          </table:table-cell>
          <table:table-cell table:style-name="Default" office:value-type="float" office:value="9156.22942950223" calcext:value-type="float">
            <text:p>9156.22942950223</text:p>
          </table:table-cell>
          <table:table-cell table:style-name="Default" office:value-type="float" office:value="9938.98415638528" calcext:value-type="float">
            <text:p>9938.98415638528</text:p>
          </table:table-cell>
          <table:table-cell table:style-name="Default" office:value-type="float" office:value="11159.637455427" calcext:value-type="float">
            <text:p>11159.637455427</text:p>
          </table:table-cell>
          <table:table-cell table:style-name="Default" office:value-type="float" office:value="12985.7517533749" calcext:value-type="float">
            <text:p>12985.7517533749</text:p>
          </table:table-cell>
          <table:table-cell table:style-name="Default" office:value-type="float" office:value="14089.8538008161" calcext:value-type="float">
            <text:p>14089.8538008161</text:p>
          </table:table-cell>
        </table:table-row>
        <table:table-row table:style-name="ro1">
          <table:table-cell office:value-type="string" calcext:value-type="string">
            <text:p>DDC_FIN</text:p>
          </table:table-cell>
          <table:table-cell table:style-name="Default" office:value-type="float" office:value="205.849672645868" calcext:value-type="float">
            <text:p>205.849672645868</text:p>
          </table:table-cell>
          <table:table-cell table:style-name="Default" office:value-type="float" office:value="181.316919518724" calcext:value-type="float">
            <text:p>181.316919518724</text:p>
          </table:table-cell>
          <table:table-cell table:style-name="Default" office:value-type="float" office:value="175.558853665013" calcext:value-type="float">
            <text:p>175.558853665013</text:p>
          </table:table-cell>
          <table:table-cell table:style-name="Default" office:value-type="float" office:value="179.475122430121" calcext:value-type="float">
            <text:p>179.475122430121</text:p>
          </table:table-cell>
          <table:table-cell table:style-name="Default" office:value-type="float" office:value="219.031759203462" calcext:value-type="float">
            <text:p>219.031759203462</text:p>
          </table:table-cell>
          <table:table-cell table:style-name="Default" office:value-type="float" office:value="243.110267694261" calcext:value-type="float">
            <text:p>243.110267694261</text:p>
          </table:table-cell>
          <table:table-cell table:style-name="Default" office:value-type="float" office:value="305.835907646902" calcext:value-type="float">
            <text:p>305.835907646902</text:p>
          </table:table-cell>
          <table:table-cell table:style-name="Default" office:value-type="float" office:value="329.31004309056" calcext:value-type="float">
            <text:p>329.31004309056</text:p>
          </table:table-cell>
          <table:table-cell table:style-name="Default" office:value-type="float" office:value="351.16351643599" calcext:value-type="float">
            <text:p>351.16351643599</text:p>
          </table:table-cell>
          <table:table-cell table:style-name="Default" office:value-type="float" office:value="251.337212598588" calcext:value-type="float">
            <text:p>251.337212598588</text:p>
          </table:table-cell>
          <table:table-cell table:style-name="Default" office:value-type="float" office:value="361.003055751051" calcext:value-type="float">
            <text:p>361.003055751051</text:p>
          </table:table-cell>
          <table:table-cell table:style-name="Default" office:value-type="float" office:value="438.725415264789" calcext:value-type="float">
            <text:p>438.725415264789</text:p>
          </table:table-cell>
          <table:table-cell table:style-name="Default" office:value-type="float" office:value="478.475631225312" calcext:value-type="float">
            <text:p>478.475631225312</text:p>
          </table:table-cell>
          <table:table-cell table:style-name="Default" office:value-type="float" office:value="445.050345695646" calcext:value-type="float">
            <text:p>445.050345695646</text:p>
          </table:table-cell>
          <table:table-cell table:style-name="Default" office:value-type="float" office:value="450.512651958722" calcext:value-type="float">
            <text:p>450.512651958722</text:p>
          </table:table-cell>
        </table:table-row>
        <table:table-row table:style-name="ro1">
          <table:table-cell office:value-type="string" calcext:value-type="string">
            <text:p>DDC_INT</text:p>
          </table:table-cell>
          <table:table-cell table:style-name="Default" office:value-type="float" office:value="90.9266483671065" calcext:value-type="float">
            <text:p>90.9266483671065</text:p>
          </table:table-cell>
          <table:table-cell table:style-name="Default" office:value-type="float" office:value="72.922206486043" calcext:value-type="float">
            <text:p>72.922206486043</text:p>
          </table:table-cell>
          <table:table-cell table:style-name="Default" office:value-type="float" office:value="80.3752279291525" calcext:value-type="float">
            <text:p>80.3752279291525</text:p>
          </table:table-cell>
          <table:table-cell table:style-name="Default" office:value-type="float" office:value="89.1877563830203" calcext:value-type="float">
            <text:p>89.1877563830203</text:p>
          </table:table-cell>
          <table:table-cell table:style-name="Default" office:value-type="float" office:value="120.711376025818" calcext:value-type="float">
            <text:p>120.711376025818</text:p>
          </table:table-cell>
          <table:table-cell table:style-name="Default" office:value-type="float" office:value="149.562296067212" calcext:value-type="float">
            <text:p>149.562296067212</text:p>
          </table:table-cell>
          <table:table-cell table:style-name="Default" office:value-type="float" office:value="177.49569458757" calcext:value-type="float">
            <text:p>177.49569458757</text:p>
          </table:table-cell>
          <table:table-cell table:style-name="Default" office:value-type="float" office:value="188.535477765419" calcext:value-type="float">
            <text:p>188.535477765419</text:p>
          </table:table-cell>
          <table:table-cell table:style-name="Default" office:value-type="float" office:value="195.648223076813" calcext:value-type="float">
            <text:p>195.648223076813</text:p>
          </table:table-cell>
          <table:table-cell table:style-name="Default" office:value-type="float" office:value="135.960971065003" calcext:value-type="float">
            <text:p>135.960971065003</text:p>
          </table:table-cell>
          <table:table-cell table:style-name="Default" office:value-type="float" office:value="221.281119965091" calcext:value-type="float">
            <text:p>221.281119965091</text:p>
          </table:table-cell>
          <table:table-cell table:style-name="Default" office:value-type="float" office:value="302.692943951776" calcext:value-type="float">
            <text:p>302.692943951776</text:p>
          </table:table-cell>
          <table:table-cell table:style-name="Default" office:value-type="float" office:value="320.550488485674" calcext:value-type="float">
            <text:p>320.550488485674</text:p>
          </table:table-cell>
          <table:table-cell table:style-name="Default" office:value-type="float" office:value="327.935079454947" calcext:value-type="float">
            <text:p>327.935079454947</text:p>
          </table:table-cell>
          <table:table-cell table:style-name="Default" office:value-type="float" office:value="330.259999683341" calcext:value-type="float">
            <text:p>330.259999683341</text:p>
          </table:table-cell>
        </table:table-row>
        <table:table-row table:style-name="ro1">
          <table:table-cell office:value-type="string" calcext:value-type="string">
            <text:p>ODC</text:p>
          </table:table-cell>
          <table:table-cell table:style-name="Default" office:value-type="float" office:value="1004.99630209908" calcext:value-type="float">
            <text:p>1004.99630209908</text:p>
          </table:table-cell>
          <table:table-cell table:style-name="Default" office:value-type="float" office:value="859.059810530992" calcext:value-type="float">
            <text:p>859.059810530992</text:p>
          </table:table-cell>
          <table:table-cell table:style-name="Default" office:value-type="float" office:value="905.231876409961" calcext:value-type="float">
            <text:p>905.231876409961</text:p>
          </table:table-cell>
          <table:table-cell table:style-name="Default" office:value-type="float" office:value="982.539356679402" calcext:value-type="float">
            <text:p>982.539356679402</text:p>
          </table:table-cell>
          <table:table-cell table:style-name="Default" office:value-type="float" office:value="1309.44113410421" calcext:value-type="float">
            <text:p>1309.44113410421</text:p>
          </table:table-cell>
          <table:table-cell table:style-name="Default" office:value-type="float" office:value="1571.30589173414" calcext:value-type="float">
            <text:p>1571.30589173414</text:p>
          </table:table-cell>
          <table:table-cell table:style-name="Default" office:value-type="float" office:value="1995.09689362883" calcext:value-type="float">
            <text:p>1995.09689362883</text:p>
          </table:table-cell>
          <table:table-cell table:style-name="Default" office:value-type="float" office:value="2259.12340228896" calcext:value-type="float">
            <text:p>2259.12340228896</text:p>
          </table:table-cell>
          <table:table-cell table:style-name="Default" office:value-type="float" office:value="2514.43971906167" calcext:value-type="float">
            <text:p>2514.43971906167</text:p>
          </table:table-cell>
          <table:table-cell table:style-name="Default" office:value-type="float" office:value="1642.84285513655" calcext:value-type="float">
            <text:p>1642.84285513655</text:p>
          </table:table-cell>
          <table:table-cell table:style-name="Default" office:value-type="float" office:value="2442.1085237612" calcext:value-type="float">
            <text:p>2442.1085237612</text:p>
          </table:table-cell>
          <table:table-cell table:style-name="Default" office:value-type="float" office:value="3194.90187304846" calcext:value-type="float">
            <text:p>3194.90187304846</text:p>
          </table:table-cell>
          <table:table-cell table:style-name="Default" office:value-type="float" office:value="3319.73867536232" calcext:value-type="float">
            <text:p>3319.73867536232</text:p>
          </table:table-cell>
          <table:table-cell table:style-name="Default" office:value-type="float" office:value="3697.78720659758" calcext:value-type="float">
            <text:p>3697.78720659758</text:p>
          </table:table-cell>
          <table:table-cell table:style-name="Default" office:value-type="float" office:value="3970.16961396653" calcext:value-type="float">
            <text:p>3970.16961396653</text:p>
          </table:table-cell>
        </table:table-row>
        <table:table-row table:style-name="ro1">
          <table:table-cell office:value-type="string" calcext:value-type="string">
            <text:p>MDC</text:p>
          </table:table-cell>
          <table:table-cell table:style-name="Default" office:value-type="float" office:value="1501.81004375949" calcext:value-type="float">
            <text:p>1501.81004375949</text:p>
          </table:table-cell>
          <table:table-cell table:style-name="Default" office:value-type="float" office:value="1145.73625208513" calcext:value-type="float">
            <text:p>1145.73625208513</text:p>
          </table:table-cell>
          <table:table-cell table:style-name="Default" office:value-type="float" office:value="1074.59925259782" calcext:value-type="float">
            <text:p>1074.59925259782</text:p>
          </table:table-cell>
          <table:table-cell table:style-name="Default" office:value-type="float" office:value="1190.82745114702" calcext:value-type="float">
            <text:p>1190.82745114702</text:p>
          </table:table-cell>
          <table:table-cell table:style-name="Default" office:value-type="float" office:value="1430.26897638399" calcext:value-type="float">
            <text:p>1430.26897638399</text:p>
          </table:table-cell>
          <table:table-cell table:style-name="Default" office:value-type="float" office:value="1557.07695904637" calcext:value-type="float">
            <text:p>1557.07695904637</text:p>
          </table:table-cell>
          <table:table-cell table:style-name="Default" office:value-type="float" office:value="1791.19896036449" calcext:value-type="float">
            <text:p>1791.19896036449</text:p>
          </table:table-cell>
          <table:table-cell table:style-name="Default" office:value-type="float" office:value="1991.16153359265" calcext:value-type="float">
            <text:p>1991.16153359265</text:p>
          </table:table-cell>
          <table:table-cell table:style-name="Default" office:value-type="float" office:value="2004.22685557165" calcext:value-type="float">
            <text:p>2004.22685557165</text:p>
          </table:table-cell>
          <table:table-cell table:style-name="Default" office:value-type="float" office:value="1539.32031543925" calcext:value-type="float">
            <text:p>1539.32031543925</text:p>
          </table:table-cell>
          <table:table-cell table:style-name="Default" office:value-type="float" office:value="2087.75653311876" calcext:value-type="float">
            <text:p>2087.75653311876</text:p>
          </table:table-cell>
          <table:table-cell table:style-name="Default" office:value-type="float" office:value="2515.1833158264" calcext:value-type="float">
            <text:p>2515.1833158264</text:p>
          </table:table-cell>
          <table:table-cell table:style-name="Default" office:value-type="float" office:value="2795.82455561718" calcext:value-type="float">
            <text:p>2795.82455561718</text:p>
          </table:table-cell>
          <table:table-cell table:style-name="Default" office:value-type="float" office:value="3066.66557292494" calcext:value-type="float">
            <text:p>3066.66557292494</text:p>
          </table:table-cell>
          <table:table-cell table:style-name="Default" office:value-type="float" office:value="3322.96337766587" calcext:value-type="float">
            <text:p>3322.96337766587</text:p>
          </table:table-cell>
        </table:table-row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 office:value-type="string" calcext:value-type="string" table:number-columns-spanned="1" table:number-rows-spanned="5">
            <text:p>DVA</text:p>
          </table:table-cell>
          <table:table-cell table:formula="of:=[.B2]/(SUM([.B$2:.B$6]))" office:value-type="percentage" office:value="0.598563905242863" calcext:value-type="percentage">
            <text:p>59.86%</text:p>
          </table:table-cell>
          <table:table-cell table:formula="of:=[.C2]/(SUM([.C$2:.C$6]))" office:value-type="percentage" office:value="0.607588431581058" calcext:value-type="percentage">
            <text:p>60.76%</text:p>
          </table:table-cell>
          <table:table-cell table:formula="of:=[.D2]/(SUM([.D$2:.D$6]))" office:value-type="percentage" office:value="0.572257860296357" calcext:value-type="percentage">
            <text:p>57.23%</text:p>
          </table:table-cell>
          <table:table-cell table:formula="of:=[.E2]/(SUM([.E$2:.E$6]))" office:value-type="percentage" office:value="0.534708119254814" calcext:value-type="percentage">
            <text:p>53.47%</text:p>
          </table:table-cell>
          <table:table-cell table:formula="of:=[.F2]/(SUM([.F$2:.F$6]))" office:value-type="percentage" office:value="0.486673952329845" calcext:value-type="percentage">
            <text:p>48.67%</text:p>
          </table:table-cell>
          <table:table-cell table:formula="of:=[.G2]/(SUM([.G$2:.G$6]))" office:value-type="percentage" office:value="0.465884988617171" calcext:value-type="percentage">
            <text:p>46.59%</text:p>
          </table:table-cell>
          <table:table-cell table:formula="of:=[.H2]/(SUM([.H$2:.H$6]))" office:value-type="percentage" office:value="0.456001754802638" calcext:value-type="percentage">
            <text:p>45.60%</text:p>
          </table:table-cell>
          <table:table-cell table:formula="of:=[.I2]/(SUM([.I$2:.I$6]))" office:value-type="percentage" office:value="0.483392815681424" calcext:value-type="percentage">
            <text:p>48.34%</text:p>
          </table:table-cell>
          <table:table-cell table:formula="of:=[.J2]/(SUM([.J$2:.J$6]))" office:value-type="percentage" office:value="0.460822412412916" calcext:value-type="percentage">
            <text:p>46.08%</text:p>
          </table:table-cell>
          <table:table-cell table:formula="of:=[.K2]/(SUM([.K$2:.K$6]))" office:value-type="percentage" office:value="0.470942911132882" calcext:value-type="percentage">
            <text:p>47.09%</text:p>
          </table:table-cell>
          <table:table-cell table:formula="of:=[.L2]/(SUM([.L$2:.L$6]))" office:value-type="percentage" office:value="0.46536724304565" calcext:value-type="percentage">
            <text:p>46.54%</text:p>
          </table:table-cell>
          <table:table-cell table:formula="of:=[.M2]/(SUM([.M$2:.M$6]))" office:value-type="percentage" office:value="0.435929273998448" calcext:value-type="percentage">
            <text:p>43.59%</text:p>
          </table:table-cell>
          <table:table-cell table:formula="of:=[.N2]/(SUM([.N$2:.N$6]))" office:value-type="percentage" office:value="0.430724735145851" calcext:value-type="percentage">
            <text:p>43.07%</text:p>
          </table:table-cell>
          <table:table-cell table:formula="of:=[.O2]/(SUM([.O$2:.O$6]))" office:value-type="percentage" office:value="0.452462464172818" calcext:value-type="percentage">
            <text:p>45.25%</text:p>
          </table:table-cell>
          <table:table-cell table:formula="of:=[.P2]/(SUM([.P$2:.P$6]))" office:value-type="percentage" office:value="0.473291780491017" calcext:value-type="percentage">
            <text:p>47.33%</text:p>
          </table:table-cell>
        </table:table-row>
        <table:table-row table:style-name="ro1">
          <table:covered-table-cell/>
          <table:table-cell table:formula="of:=[.B3]/(SUM([.B$2:.B$6]))" office:value-type="percentage" office:value="0.351234465606494" calcext:value-type="percentage">
            <text:p>35.12%</text:p>
          </table:table-cell>
          <table:table-cell table:formula="of:=[.C3]/(SUM([.C$2:.C$6]))" office:value-type="percentage" office:value="0.346670591723615" calcext:value-type="percentage">
            <text:p>34.67%</text:p>
          </table:table-cell>
          <table:table-cell table:formula="of:=[.D3]/(SUM([.D$2:.D$6]))" office:value-type="percentage" office:value="0.379459144044359" calcext:value-type="percentage">
            <text:p>37.95%</text:p>
          </table:table-cell>
          <table:table-cell table:formula="of:=[.E3]/(SUM([.E$2:.E$6]))" office:value-type="percentage" office:value="0.415258647238529" calcext:value-type="percentage">
            <text:p>41.53%</text:p>
          </table:table-cell>
          <table:table-cell table:formula="of:=[.F3]/(SUM([.F$2:.F$6]))" office:value-type="percentage" office:value="0.456387545532263" calcext:value-type="percentage">
            <text:p>45.64%</text:p>
          </table:table-cell>
          <table:table-cell table:formula="of:=[.G3]/(SUM([.G$2:.G$6]))" office:value-type="percentage" office:value="0.473337118436348" calcext:value-type="percentage">
            <text:p>47.33%</text:p>
          </table:table-cell>
          <table:table-cell table:formula="of:=[.H3]/(SUM([.H$2:.H$6]))" office:value-type="percentage" office:value="0.476809860900739" calcext:value-type="percentage">
            <text:p>47.68%</text:p>
          </table:table-cell>
          <table:table-cell table:formula="of:=[.I3]/(SUM([.I$2:.I$6]))" office:value-type="percentage" office:value="0.443768126902389" calcext:value-type="percentage">
            <text:p>44.38%</text:p>
          </table:table-cell>
          <table:table-cell table:formula="of:=[.J3]/(SUM([.J$2:.J$6]))" office:value-type="percentage" office:value="0.455828469920492" calcext:value-type="percentage">
            <text:p>45.58%</text:p>
          </table:table-cell>
          <table:table-cell table:formula="of:=[.K3]/(SUM([.K$2:.K$6]))" office:value-type="percentage" office:value="0.45390583905185" calcext:value-type="percentage">
            <text:p>45.39%</text:p>
          </table:table-cell>
          <table:table-cell table:formula="of:=[.L3]/(SUM([.L$2:.L$6]))" office:value-type="percentage" office:value="0.451475251000162" calcext:value-type="percentage">
            <text:p>45.15%</text:p>
          </table:table-cell>
          <table:table-cell table:formula="of:=[.M3]/(SUM([.M$2:.M$6]))" office:value-type="percentage" office:value="0.465971727873853" calcext:value-type="percentage">
            <text:p>46.60%</text:p>
          </table:table-cell>
          <table:table-cell table:formula="of:=[.N3]/(SUM([.N$2:.N$6]))" office:value-type="percentage" office:value="0.469773363838471" calcext:value-type="percentage">
            <text:p>46.98%</text:p>
          </table:table-cell>
          <table:table-cell table:formula="of:=[.O3]/(SUM([.O$2:.O$6]))" office:value-type="percentage" office:value="0.454540608902305" calcext:value-type="percentage">
            <text:p>45.45%</text:p>
          </table:table-cell>
          <table:table-cell table:formula="of:=[.P3]/(SUM([.P$2:.P$6]))" office:value-type="percentage" office:value="0.438287155801425" calcext:value-type="percentage">
            <text:p>43.83%</text:p>
          </table:table-cell>
        </table:table-row>
        <table:table-row table:style-name="ro1">
          <table:covered-table-cell/>
          <table:table-cell table:formula="of:=[.B4]/(SUM([.B$2:.B$6]))" office:value-type="percentage" office:value="0.0195352033179952" calcext:value-type="percentage">
            <text:p>1.95%</text:p>
          </table:table-cell>
          <table:table-cell table:formula="of:=[.C4]/(SUM([.C$2:.C$6]))" office:value-type="percentage" office:value="0.0175919179584399" calcext:value-type="percentage">
            <text:p>1.76%</text:p>
          </table:table-cell>
          <table:table-cell table:formula="of:=[.D4]/(SUM([.D$2:.D$6]))" office:value-type="percentage" office:value="0.0189494894127503" calcext:value-type="percentage">
            <text:p>1.89%</text:p>
          </table:table-cell>
          <table:table-cell table:formula="of:=[.E4]/(SUM([.E$2:.E$6]))" office:value-type="percentage" office:value="0.0205987865588448" calcext:value-type="percentage">
            <text:p>2.06%</text:p>
          </table:table-cell>
          <table:table-cell table:formula="of:=[.F4]/(SUM([.F$2:.F$6]))" office:value-type="percentage" office:value="0.0239362334532104" calcext:value-type="percentage">
            <text:p>2.39%</text:p>
          </table:table-cell>
          <table:table-cell table:formula="of:=[.G4]/(SUM([.G$2:.G$6]))" office:value-type="percentage" office:value="0.025596151432592" calcext:value-type="percentage">
            <text:p>2.56%</text:p>
          </table:table-cell>
          <table:table-cell table:formula="of:=[.H4]/(SUM([.H$2:.H$6]))" office:value-type="percentage" office:value="0.028583000482048" calcext:value-type="percentage">
            <text:p>2.86%</text:p>
          </table:table-cell>
          <table:table-cell table:formula="of:=[.I4]/(SUM([.I$2:.I$6]))" office:value-type="percentage" office:value="0.0305703179272505" calcext:value-type="percentage">
            <text:p>3.06%</text:p>
          </table:table-cell>
          <table:table-cell table:formula="of:=[.J4]/(SUM([.J$2:.J$6]))" office:value-type="percentage" office:value="0.0384141419561971" calcext:value-type="percentage">
            <text:p>3.84%</text:p>
          </table:table-cell>
          <table:table-cell table:formula="of:=[.K4]/(SUM([.K$2:.K$6]))" office:value-type="percentage" office:value="0.0366496174915947" calcext:value-type="percentage">
            <text:p>3.66%</text:p>
          </table:table-cell>
          <table:table-cell table:formula="of:=[.L4]/(SUM([.L$2:.L$6]))" office:value-type="percentage" office:value="0.0403667382387045" calcext:value-type="percentage">
            <text:p>4.04%</text:p>
          </table:table-cell>
          <table:table-cell table:formula="of:=[.M4]/(SUM([.M$2:.M$6]))" office:value-type="percentage" office:value="0.0491323969095369" calcext:value-type="percentage">
            <text:p>4.91%</text:p>
          </table:table-cell>
          <table:table-cell table:formula="of:=[.N4]/(SUM([.N$2:.N$6]))" office:value-type="percentage" office:value="0.0491097530395629" calcext:value-type="percentage">
            <text:p>4.91%</text:p>
          </table:table-cell>
          <table:table-cell table:formula="of:=[.O4]/(SUM([.O$2:.O$6]))" office:value-type="percentage" office:value="0.0453045497447124" calcext:value-type="percentage">
            <text:p>4.53%</text:p>
          </table:table-cell>
          <table:table-cell table:formula="of:=[.P4]/(SUM([.P$2:.P$6]))" office:value-type="percentage" office:value="0.0424635370880422" calcext:value-type="percentage">
            <text:p>4.25%</text:p>
          </table:table-cell>
        </table:table-row>
        <table:table-row table:style-name="ro1">
          <table:covered-table-cell/>
          <table:table-cell table:formula="of:=[.B5]/(SUM([.B$2:.B$6]))" office:value-type="percentage" office:value="0.0221340005849945" calcext:value-type="percentage">
            <text:p>2.21%</text:p>
          </table:table-cell>
          <table:table-cell table:formula="of:=[.C5]/(SUM([.C$2:.C$6]))" office:value-type="percentage" office:value="0.0203007080867239" calcext:value-type="percentage">
            <text:p>2.03%</text:p>
          </table:table-cell>
          <table:table-cell table:formula="of:=[.D5]/(SUM([.D$2:.D$6]))" office:value-type="percentage" office:value="0.0211837604123073" calcext:value-type="percentage">
            <text:p>2.12%</text:p>
          </table:table-cell>
          <table:table-cell table:formula="of:=[.E5]/(SUM([.E$2:.E$6]))" office:value-type="percentage" office:value="0.0211960567534442" calcext:value-type="percentage">
            <text:p>2.12%</text:p>
          </table:table-cell>
          <table:table-cell table:formula="of:=[.F5]/(SUM([.F$2:.F$6]))" office:value-type="percentage" office:value="0.0236185278030659" calcext:value-type="percentage">
            <text:p>2.36%</text:p>
          </table:table-cell>
          <table:table-cell table:formula="of:=[.G5]/(SUM([.G$2:.G$6]))" office:value-type="percentage" office:value="0.0253052840729907" calcext:value-type="percentage">
            <text:p>2.53%</text:p>
          </table:table-cell>
          <table:table-cell table:formula="of:=[.H5]/(SUM([.H$2:.H$6]))" office:value-type="percentage" office:value="0.0279937249343411" calcext:value-type="percentage">
            <text:p>2.80%</text:p>
          </table:table-cell>
          <table:table-cell table:formula="of:=[.I5]/(SUM([.I$2:.I$6]))" office:value-type="percentage" office:value="0.0314318901718847" calcext:value-type="percentage">
            <text:p>3.14%</text:p>
          </table:table-cell>
          <table:table-cell table:formula="of:=[.J5]/(SUM([.J$2:.J$6]))" office:value-type="percentage" office:value="0.033797258767872" calcext:value-type="percentage">
            <text:p>3.38%</text:p>
          </table:table-cell>
          <table:table-cell table:formula="of:=[.K5]/(SUM([.K$2:.K$6]))" office:value-type="percentage" office:value="0.0291647976825298" calcext:value-type="percentage">
            <text:p>2.92%</text:p>
          </table:table-cell>
          <table:table-cell table:formula="of:=[.L5]/(SUM([.L$2:.L$6]))" office:value-type="percentage" office:value="0.0316481715559845" calcext:value-type="percentage">
            <text:p>3.16%</text:p>
          </table:table-cell>
          <table:table-cell table:formula="of:=[.M5]/(SUM([.M$2:.M$6]))" office:value-type="percentage" office:value="0.0360809254275586" calcext:value-type="percentage">
            <text:p>3.61%</text:p>
          </table:table-cell>
          <table:table-cell table:formula="of:=[.N5]/(SUM([.N$2:.N$6]))" office:value-type="percentage" office:value="0.037788966592267" calcext:value-type="percentage">
            <text:p>3.78%</text:p>
          </table:table-cell>
          <table:table-cell table:formula="of:=[.O5]/(SUM([.O$2:.O$6]))" office:value-type="percentage" office:value="0.0358905711550578" calcext:value-type="percentage">
            <text:p>3.59%</text:p>
          </table:table-cell>
          <table:table-cell table:formula="of:=[.P5]/(SUM([.P$2:.P$6]))" office:value-type="percentage" office:value="0.0346851286121114" calcext:value-type="percentage">
            <text:p>3.47%</text:p>
          </table:table-cell>
        </table:table-row>
        <table:table-row table:style-name="ro1">
          <table:covered-table-cell/>
          <table:table-cell table:style-name="ce4" table:formula="of:=[.B6]/(SUM([.B$2:.B$6]))" office:value-type="percentage" office:value="0.0085324252476539" calcext:value-type="percentage">
            <text:p>0.85%</text:p>
          </table:table-cell>
          <table:table-cell table:style-name="ce4" table:formula="of:=[.C6]/(SUM([.C$2:.C$6]))" office:value-type="percentage" office:value="0.00784835065016336" calcext:value-type="percentage">
            <text:p>0.78%</text:p>
          </table:table-cell>
          <table:table-cell table:style-name="ce4" table:formula="of:=[.D6]/(SUM([.D$2:.D$6]))" office:value-type="percentage" office:value="0.0081497458342265" calcext:value-type="percentage">
            <text:p>0.81%</text:p>
          </table:table-cell>
          <table:table-cell table:style-name="ce4" table:formula="of:=[.E6]/(SUM([.E$2:.E$6]))" office:value-type="percentage" office:value="0.00823839019436782" calcext:value-type="percentage">
            <text:p>0.82%</text:p>
          </table:table-cell>
          <table:table-cell table:style-name="ce4" table:formula="of:=[.F6]/(SUM([.F$2:.F$6]))" office:value-type="percentage" office:value="0.00938374088161529" calcext:value-type="percentage">
            <text:p>0.94%</text:p>
          </table:table-cell>
          <table:table-cell table:style-name="ce4" table:formula="of:=[.G6]/(SUM([.G$2:.G$6]))" office:value-type="percentage" office:value="0.00987645744089875" calcext:value-type="percentage">
            <text:p>0.99%</text:p>
          </table:table-cell>
          <table:table-cell table:style-name="ce4" table:formula="of:=[.H6]/(SUM([.H$2:.H$6]))" office:value-type="percentage" office:value="0.010611658880234" calcext:value-type="percentage">
            <text:p>1.06%</text:p>
          </table:table-cell>
          <table:table-cell table:style-name="ce4" table:formula="of:=[.I6]/(SUM([.I$2:.I$6]))" office:value-type="percentage" office:value="0.0108368493170519" calcext:value-type="percentage">
            <text:p>1.08%</text:p>
          </table:table-cell>
          <table:table-cell table:style-name="ce4" table:formula="of:=[.J6]/(SUM([.J$2:.J$6]))" office:value-type="percentage" office:value="0.011137716942523" calcext:value-type="percentage">
            <text:p>1.11%</text:p>
          </table:table-cell>
          <table:table-cell table:style-name="ce4" table:formula="of:=[.K6]/(SUM([.K$2:.K$6]))" office:value-type="percentage" office:value="0.00933683464114346" calcext:value-type="percentage">
            <text:p>0.93%</text:p>
          </table:table-cell>
          <table:table-cell table:style-name="ce4" table:formula="of:=[.L6]/(SUM([.L$2:.L$6]))" office:value-type="percentage" office:value="0.0111425961594995" calcext:value-type="percentage">
            <text:p>1.11%</text:p>
          </table:table-cell>
          <table:table-cell table:style-name="ce4" table:formula="of:=[.M6]/(SUM([.M$2:.M$6]))" office:value-type="percentage" office:value="0.0128856757906035" calcext:value-type="percentage">
            <text:p>1.29%</text:p>
          </table:table-cell>
          <table:table-cell table:style-name="ce4" table:formula="of:=[.N6]/(SUM([.N$2:.N$6]))" office:value-type="percentage" office:value="0.012603181383848" calcext:value-type="percentage">
            <text:p>1.26%</text:p>
          </table:table-cell>
          <table:table-cell table:style-name="ce4" table:formula="of:=[.O6]/(SUM([.O$2:.O$6]))" office:value-type="percentage" office:value="0.0118018060251062" calcext:value-type="percentage">
            <text:p>1.18%</text:p>
          </table:table-cell>
          <table:table-cell table:style-name="ce4" table:formula="of:=[.P6]/(SUM([.P$2:.P$6]))" office:value-type="percentage" office:value="0.0112723980074039" calcext:value-type="percentage">
            <text:p>1.13%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RDV</text:p>
          </table:table-cell>
          <table:table-cell table:formula="of:=[.B7]/(SUM([.B$7:.B$9]))" office:value-type="percentage" office:value="0.569437029765784" calcext:value-type="percentage">
            <text:p>56.94%</text:p>
          </table:table-cell>
          <table:table-cell table:formula="of:=[.C7]/(SUM([.C$7:.C$9]))" office:value-type="percentage" office:value="0.56426334962238" calcext:value-type="percentage">
            <text:p>56.43%</text:p>
          </table:table-cell>
          <table:table-cell table:formula="of:=[.D7]/(SUM([.D$7:.D$9]))" office:value-type="percentage" office:value="0.591393124458151" calcext:value-type="percentage">
            <text:p>59.14%</text:p>
          </table:table-cell>
          <table:table-cell table:formula="of:=[.E7]/(SUM([.E$7:.E$9]))" office:value-type="percentage" office:value="0.609287658700973" calcext:value-type="percentage">
            <text:p>60.93%</text:p>
          </table:table-cell>
          <table:table-cell table:formula="of:=[.F7]/(SUM([.F$7:.F$9]))" office:value-type="percentage" office:value="0.616454592920444" calcext:value-type="percentage">
            <text:p>61.65%</text:p>
          </table:table-cell>
          <table:table-cell table:formula="of:=[.G7]/(SUM([.G$7:.G$9]))" office:value-type="percentage" office:value="0.590716686735426" calcext:value-type="percentage">
            <text:p>59.07%</text:p>
          </table:table-cell>
          <table:table-cell table:formula="of:=[.H7]/(SUM([.H$7:.H$9]))" office:value-type="percentage" office:value="0.598020654554334" calcext:value-type="percentage">
            <text:p>59.80%</text:p>
          </table:table-cell>
          <table:table-cell table:formula="of:=[.I7]/(SUM([.I$7:.I$9]))" office:value-type="percentage" office:value="0.596045171453001" calcext:value-type="percentage">
            <text:p>59.60%</text:p>
          </table:table-cell>
          <table:table-cell table:formula="of:=[.J7]/(SUM([.J$7:.J$9]))" office:value-type="percentage" office:value="0.616458655229934" calcext:value-type="percentage">
            <text:p>61.65%</text:p>
          </table:table-cell>
          <table:table-cell table:formula="of:=[.K7]/(SUM([.K$7:.K$9]))" office:value-type="percentage" office:value="0.616494500423056" calcext:value-type="percentage">
            <text:p>61.65%</text:p>
          </table:table-cell>
          <table:table-cell table:formula="of:=[.L7]/(SUM([.L$7:.L$9]))" office:value-type="percentage" office:value="0.651981733280473" calcext:value-type="percentage">
            <text:p>65.20%</text:p>
          </table:table-cell>
          <table:table-cell table:formula="of:=[.M7]/(SUM([.M$7:.M$9]))" office:value-type="percentage" office:value="0.666387365920296" calcext:value-type="percentage">
            <text:p>66.64%</text:p>
          </table:table-cell>
          <table:table-cell table:formula="of:=[.N7]/(SUM([.N$7:.N$9]))" office:value-type="percentage" office:value="0.645672508976402" calcext:value-type="percentage">
            <text:p>64.57%</text:p>
          </table:table-cell>
          <table:table-cell table:formula="of:=[.O7]/(SUM([.O$7:.O$9]))" office:value-type="percentage" office:value="0.63960223921364" calcext:value-type="percentage">
            <text:p>63.96%</text:p>
          </table:table-cell>
          <table:table-cell table:formula="of:=[.P7]/(SUM([.P$7:.P$9]))" office:value-type="percentage" office:value="0.650512739049259" calcext:value-type="percentage">
            <text:p>65.05%</text:p>
          </table:table-cell>
        </table:table-row>
        <table:table-row table:style-name="ro1">
          <table:covered-table-cell/>
          <table:table-cell table:formula="of:=[.B8]/(SUM([.B$7:.B$9]))" office:value-type="percentage" office:value="0.420795192377543" calcext:value-type="percentage">
            <text:p>42.08%</text:p>
          </table:table-cell>
          <table:table-cell table:formula="of:=[.C8]/(SUM([.C$7:.C$9]))" office:value-type="percentage" office:value="0.424683283259367" calcext:value-type="percentage">
            <text:p>42.47%</text:p>
          </table:table-cell>
          <table:table-cell table:formula="of:=[.D8]/(SUM([.D$7:.D$9]))" office:value-type="percentage" office:value="0.395396341546747" calcext:value-type="percentage">
            <text:p>39.54%</text:p>
          </table:table-cell>
          <table:table-cell table:formula="of:=[.E8]/(SUM([.E$7:.E$9]))" office:value-type="percentage" office:value="0.378361722323548" calcext:value-type="percentage">
            <text:p>37.84%</text:p>
          </table:table-cell>
          <table:table-cell table:formula="of:=[.F8]/(SUM([.F$7:.F$9]))" office:value-type="percentage" office:value="0.370421488937364" calcext:value-type="percentage">
            <text:p>37.04%</text:p>
          </table:table-cell>
          <table:table-cell table:formula="of:=[.G8]/(SUM([.G$7:.G$9]))" office:value-type="percentage" office:value="0.394921755796926" calcext:value-type="percentage">
            <text:p>39.49%</text:p>
          </table:table-cell>
          <table:table-cell table:formula="of:=[.H8]/(SUM([.H$7:.H$9]))" office:value-type="percentage" office:value="0.387268851646235" calcext:value-type="percentage">
            <text:p>38.73%</text:p>
          </table:table-cell>
          <table:table-cell table:formula="of:=[.I8]/(SUM([.I$7:.I$9]))" office:value-type="percentage" office:value="0.388303740311319" calcext:value-type="percentage">
            <text:p>38.83%</text:p>
          </table:table-cell>
          <table:table-cell table:formula="of:=[.J8]/(SUM([.J$7:.J$9]))" office:value-type="percentage" office:value="0.370582585943719" calcext:value-type="percentage">
            <text:p>37.06%</text:p>
          </table:table-cell>
          <table:table-cell table:formula="of:=[.K8]/(SUM([.K$7:.K$9]))" office:value-type="percentage" office:value="0.372016840841287" calcext:value-type="percentage">
            <text:p>37.20%</text:p>
          </table:table-cell>
          <table:table-cell table:formula="of:=[.L8]/(SUM([.L$7:.L$9]))" office:value-type="percentage" office:value="0.337116864535519" calcext:value-type="percentage">
            <text:p>33.71%</text:p>
          </table:table-cell>
          <table:table-cell table:formula="of:=[.M8]/(SUM([.M$7:.M$9]))" office:value-type="percentage" office:value="0.323214102277559" calcext:value-type="percentage">
            <text:p>32.32%</text:p>
          </table:table-cell>
          <table:table-cell table:formula="of:=[.N8]/(SUM([.N$7:.N$9]))" office:value-type="percentage" office:value="0.344065309728742" calcext:value-type="percentage">
            <text:p>34.41%</text:p>
          </table:table-cell>
          <table:table-cell table:formula="of:=[.O8]/(SUM([.O$7:.O$9]))" office:value-type="percentage" office:value="0.34978632774853" calcext:value-type="percentage">
            <text:p>34.98%</text:p>
          </table:table-cell>
          <table:table-cell table:formula="of:=[.P8]/(SUM([.P$7:.P$9]))" office:value-type="percentage" office:value="0.339213970507006" calcext:value-type="percentage">
            <text:p>33.92%</text:p>
          </table:table-cell>
        </table:table-row>
        <table:table-row table:style-name="ro1">
          <table:covered-table-cell/>
          <table:table-cell table:style-name="ce4" table:formula="of:=[.B9]/(SUM([.B$7:.B$9]))" office:value-type="percentage" office:value="0.00976777785667241" calcext:value-type="percentage">
            <text:p>0.98%</text:p>
          </table:table-cell>
          <table:table-cell table:style-name="ce4" table:formula="of:=[.C9]/(SUM([.C$7:.C$9]))" office:value-type="percentage" office:value="0.0110533671182528" calcext:value-type="percentage">
            <text:p>1.11%</text:p>
          </table:table-cell>
          <table:table-cell table:style-name="ce4" table:formula="of:=[.D9]/(SUM([.D$7:.D$9]))" office:value-type="percentage" office:value="0.0132105339951016" calcext:value-type="percentage">
            <text:p>1.32%</text:p>
          </table:table-cell>
          <table:table-cell table:style-name="ce4" table:formula="of:=[.E9]/(SUM([.E$7:.E$9]))" office:value-type="percentage" office:value="0.0123506189754788" calcext:value-type="percentage">
            <text:p>1.24%</text:p>
          </table:table-cell>
          <table:table-cell table:style-name="ce4" table:formula="of:=[.F9]/(SUM([.F$7:.F$9]))" office:value-type="percentage" office:value="0.0131239181421927" calcext:value-type="percentage">
            <text:p>1.31%</text:p>
          </table:table-cell>
          <table:table-cell table:style-name="ce4" table:formula="of:=[.G9]/(SUM([.G$7:.G$9]))" office:value-type="percentage" office:value="0.0143615574676485" calcext:value-type="percentage">
            <text:p>1.44%</text:p>
          </table:table-cell>
          <table:table-cell table:style-name="ce4" table:formula="of:=[.H9]/(SUM([.H$7:.H$9]))" office:value-type="percentage" office:value="0.0147104937994304" calcext:value-type="percentage">
            <text:p>1.47%</text:p>
          </table:table-cell>
          <table:table-cell table:style-name="ce4" table:formula="of:=[.I9]/(SUM([.I$7:.I$9]))" office:value-type="percentage" office:value="0.0156510882356801" calcext:value-type="percentage">
            <text:p>1.57%</text:p>
          </table:table-cell>
          <table:table-cell table:style-name="ce4" table:formula="of:=[.J9]/(SUM([.J$7:.J$9]))" office:value-type="percentage" office:value="0.0129587588263469" calcext:value-type="percentage">
            <text:p>1.30%</text:p>
          </table:table-cell>
          <table:table-cell table:style-name="ce4" table:formula="of:=[.K9]/(SUM([.K$7:.K$9]))" office:value-type="percentage" office:value="0.0114886587356562" calcext:value-type="percentage">
            <text:p>1.15%</text:p>
          </table:table-cell>
          <table:table-cell table:style-name="ce4" table:formula="of:=[.L9]/(SUM([.L$7:.L$9]))" office:value-type="percentage" office:value="0.0109014021840081" calcext:value-type="percentage">
            <text:p>1.09%</text:p>
          </table:table-cell>
          <table:table-cell table:style-name="ce4" table:formula="of:=[.M9]/(SUM([.M$7:.M$9]))" office:value-type="percentage" office:value="0.0103985318021453" calcext:value-type="percentage">
            <text:p>1.04%</text:p>
          </table:table-cell>
          <table:table-cell table:style-name="ce4" table:formula="of:=[.N9]/(SUM([.N$7:.N$9]))" office:value-type="percentage" office:value="0.0102621812948558" calcext:value-type="percentage">
            <text:p>1.03%</text:p>
          </table:table-cell>
          <table:table-cell table:style-name="ce4" table:formula="of:=[.O9]/(SUM([.O$7:.O$9]))" office:value-type="percentage" office:value="0.0106114330378301" calcext:value-type="percentage">
            <text:p>1.06%</text:p>
          </table:table-cell>
          <table:table-cell table:style-name="ce4" table:formula="of:=[.P9]/(SUM([.P$7:.P$9]))" office:value-type="percentage" office:value="0.0102732904437347" calcext:value-type="percentage">
            <text:p>1.03%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FVA</text:p>
          </table:table-cell>
          <table:table-cell table:formula="of:=[.B10]/(SUM([.B$10:.B$13]))" office:value-type="percentage" office:value="0.285981953347401" calcext:value-type="percentage">
            <text:p>28.60%</text:p>
          </table:table-cell>
          <table:table-cell table:formula="of:=[.C10]/(SUM([.C$10:.C$13]))" office:value-type="percentage" office:value="0.315955845181896" calcext:value-type="percentage">
            <text:p>31.60%</text:p>
          </table:table-cell>
          <table:table-cell table:formula="of:=[.D10]/(SUM([.D$10:.D$13]))" office:value-type="percentage" office:value="0.338984551205659" calcext:value-type="percentage">
            <text:p>33.90%</text:p>
          </table:table-cell>
          <table:table-cell table:formula="of:=[.E10]/(SUM([.E$10:.E$13]))" office:value-type="percentage" office:value="0.316127610684717" calcext:value-type="percentage">
            <text:p>31.61%</text:p>
          </table:table-cell>
          <table:table-cell table:formula="of:=[.F10]/(SUM([.F$10:.F$13]))" office:value-type="percentage" office:value="0.33153667237822" calcext:value-type="percentage">
            <text:p>33.15%</text:p>
          </table:table-cell>
          <table:table-cell table:formula="of:=[.G10]/(SUM([.G$10:.G$13]))" office:value-type="percentage" office:value="0.346895962609322" calcext:value-type="percentage">
            <text:p>34.69%</text:p>
          </table:table-cell>
          <table:table-cell table:formula="of:=[.H10]/(SUM([.H$10:.H$13]))" office:value-type="percentage" office:value="0.383449964037211" calcext:value-type="percentage">
            <text:p>38.34%</text:p>
          </table:table-cell>
          <table:table-cell table:formula="of:=[.I10]/(SUM([.I$10:.I$13]))" office:value-type="percentage" office:value="0.393693122328" calcext:value-type="percentage">
            <text:p>39.37%</text:p>
          </table:table-cell>
          <table:table-cell table:formula="of:=[.J10]/(SUM([.J$10:.J$13]))" office:value-type="percentage" office:value="0.418520029289568" calcext:value-type="percentage">
            <text:p>41.85%</text:p>
          </table:table-cell>
          <table:table-cell table:formula="of:=[.K10]/(SUM([.K$10:.K$13]))" office:value-type="percentage" office:value="0.398778374220183" calcext:value-type="percentage">
            <text:p>39.88%</text:p>
          </table:table-cell>
          <table:table-cell table:formula="of:=[.L10]/(SUM([.L$10:.L$13]))" office:value-type="percentage" office:value="0.409689074127275" calcext:value-type="percentage">
            <text:p>40.97%</text:p>
          </table:table-cell>
          <table:table-cell table:formula="of:=[.M10]/(SUM([.M$10:.M$13]))" office:value-type="percentage" office:value="0.412650197698245" calcext:value-type="percentage">
            <text:p>41.27%</text:p>
          </table:table-cell>
          <table:table-cell table:formula="of:=[.N10]/(SUM([.N$10:.N$13]))" office:value-type="percentage" office:value="0.396017950044998" calcext:value-type="percentage">
            <text:p>39.60%</text:p>
          </table:table-cell>
          <table:table-cell table:formula="of:=[.O10]/(SUM([.O$10:.O$13]))" office:value-type="percentage" office:value="0.372061481246329" calcext:value-type="percentage">
            <text:p>37.21%</text:p>
          </table:table-cell>
          <table:table-cell table:formula="of:=[.P10]/(SUM([.P$10:.P$13]))" office:value-type="percentage" office:value="0.352320309240367" calcext:value-type="percentage">
            <text:p>35.23%</text:p>
          </table:table-cell>
        </table:table-row>
        <table:table-row table:style-name="ro1">
          <table:covered-table-cell/>
          <table:table-cell table:formula="of:=[.B11]/(SUM([.B$10:.B$13]))" office:value-type="percentage" office:value="0.454448904826609" calcext:value-type="percentage">
            <text:p>45.44%</text:p>
          </table:table-cell>
          <table:table-cell table:formula="of:=[.C11]/(SUM([.C$10:.C$13]))" office:value-type="percentage" office:value="0.441005782101144" calcext:value-type="percentage">
            <text:p>44.10%</text:p>
          </table:table-cell>
          <table:table-cell table:formula="of:=[.D11]/(SUM([.D$10:.D$13]))" office:value-type="percentage" office:value="0.404389590994747" calcext:value-type="percentage">
            <text:p>40.44%</text:p>
          </table:table-cell>
          <table:table-cell table:formula="of:=[.E11]/(SUM([.E$10:.E$13]))" office:value-type="percentage" office:value="0.403157600705374" calcext:value-type="percentage">
            <text:p>40.32%</text:p>
          </table:table-cell>
          <table:table-cell table:formula="of:=[.F11]/(SUM([.F$10:.F$13]))" office:value-type="percentage" office:value="0.373715047825077" calcext:value-type="percentage">
            <text:p>37.37%</text:p>
          </table:table-cell>
          <table:table-cell table:formula="of:=[.G11]/(SUM([.G$10:.G$13]))" office:value-type="percentage" office:value="0.340806391511389" calcext:value-type="percentage">
            <text:p>34.08%</text:p>
          </table:table-cell>
          <table:table-cell table:formula="of:=[.H11]/(SUM([.H$10:.H$13]))" office:value-type="percentage" office:value="0.32135948788523" calcext:value-type="percentage">
            <text:p>32.14%</text:p>
          </table:table-cell>
          <table:table-cell table:formula="of:=[.I11]/(SUM([.I$10:.I$13]))" office:value-type="percentage" office:value="0.316494446663489" calcext:value-type="percentage">
            <text:p>31.65%</text:p>
          </table:table-cell>
          <table:table-cell table:formula="of:=[.J11]/(SUM([.J$10:.J$13]))" office:value-type="percentage" office:value="0.298251813280126" calcext:value-type="percentage">
            <text:p>29.83%</text:p>
          </table:table-cell>
          <table:table-cell table:formula="of:=[.K11]/(SUM([.K$10:.K$13]))" office:value-type="percentage" office:value="0.332895540586901" calcext:value-type="percentage">
            <text:p>33.29%</text:p>
          </table:table-cell>
          <table:table-cell table:formula="of:=[.L11]/(SUM([.L$10:.L$13]))" office:value-type="percentage" office:value="0.303102300972683" calcext:value-type="percentage">
            <text:p>30.31%</text:p>
          </table:table-cell>
          <table:table-cell table:formula="of:=[.M11]/(SUM([.M$10:.M$13]))" office:value-type="percentage" office:value="0.281042768423122" calcext:value-type="percentage">
            <text:p>28.10%</text:p>
          </table:table-cell>
          <table:table-cell table:formula="of:=[.N11]/(SUM([.N$10:.N$13]))" office:value-type="percentage" office:value="0.289699618715371" calcext:value-type="percentage">
            <text:p>28.97%</text:p>
          </table:table-cell>
          <table:table-cell table:formula="of:=[.O11]/(SUM([.O$10:.O$13]))" office:value-type="percentage" office:value="0.269511689404121" calcext:value-type="percentage">
            <text:p>26.95%</text:p>
          </table:table-cell>
          <table:table-cell table:formula="of:=[.P11]/(SUM([.P$10:.P$13]))" office:value-type="percentage" office:value="0.27233090469213" calcext:value-type="percentage">
            <text:p>27.23%</text:p>
          </table:table-cell>
        </table:table-row>
        <table:table-row table:style-name="ro1">
          <table:covered-table-cell/>
          <table:table-cell table:formula="of:=[.B12]/(SUM([.B$10:.B$13]))" office:value-type="percentage" office:value="0.105051181748094" calcext:value-type="percentage">
            <text:p>10.51%</text:p>
          </table:table-cell>
          <table:table-cell table:formula="of:=[.C12]/(SUM([.C$10:.C$13]))" office:value-type="percentage" office:value="0.104203697314432" calcext:value-type="percentage">
            <text:p>10.42%</text:p>
          </table:table-cell>
          <table:table-cell table:formula="of:=[.D12]/(SUM([.D$10:.D$13]))" office:value-type="percentage" office:value="0.116544381341052" calcext:value-type="percentage">
            <text:p>11.65%</text:p>
          </table:table-cell>
          <table:table-cell table:formula="of:=[.E12]/(SUM([.E$10:.E$13]))" office:value-type="percentage" office:value="0.127082764736901" calcext:value-type="percentage">
            <text:p>12.71%</text:p>
          </table:table-cell>
          <table:table-cell table:formula="of:=[.F12]/(SUM([.F$10:.F$13]))" office:value-type="percentage" office:value="0.140234994778039" calcext:value-type="percentage">
            <text:p>14.02%</text:p>
          </table:table-cell>
          <table:table-cell table:formula="of:=[.G12]/(SUM([.G$10:.G$13]))" office:value-type="percentage" office:value="0.15579582922909" calcext:value-type="percentage">
            <text:p>15.58%</text:p>
          </table:table-cell>
          <table:table-cell table:formula="of:=[.H12]/(SUM([.H$10:.H$13]))" office:value-type="percentage" office:value="0.153877244800233" calcext:value-type="percentage">
            <text:p>15.39%</text:p>
          </table:table-cell>
          <table:table-cell table:formula="of:=[.I12]/(SUM([.I$10:.I$13]))" office:value-type="percentage" office:value="0.152760318583758" calcext:value-type="percentage">
            <text:p>15.28%</text:p>
          </table:table-cell>
          <table:table-cell table:formula="of:=[.J12]/(SUM([.J$10:.J$13]))" office:value-type="percentage" office:value="0.156720783338776" calcext:value-type="percentage">
            <text:p>15.67%</text:p>
          </table:table-cell>
          <table:table-cell table:formula="of:=[.K12]/(SUM([.K$10:.K$13]))" office:value-type="percentage" office:value="0.137656147076026" calcext:value-type="percentage">
            <text:p>13.77%</text:p>
          </table:table-cell>
          <table:table-cell table:formula="of:=[.L12]/(SUM([.L$10:.L$13]))" office:value-type="percentage" office:value="0.154059158510449" calcext:value-type="percentage">
            <text:p>15.41%</text:p>
          </table:table-cell>
          <table:table-cell table:formula="of:=[.M12]/(SUM([.M$10:.M$13]))" office:value-type="percentage" office:value="0.169919232939729" calcext:value-type="percentage">
            <text:p>16.99%</text:p>
          </table:table-cell>
          <table:table-cell table:formula="of:=[.N12]/(SUM([.N$10:.N$13]))" office:value-type="percentage" office:value="0.169942972560445" calcext:value-type="percentage">
            <text:p>16.99%</text:p>
          </table:table-cell>
          <table:table-cell table:formula="of:=[.O12]/(SUM([.O$10:.O$13]))" office:value-type="percentage" office:value="0.195749884636776" calcext:value-type="percentage">
            <text:p>19.57%</text:p>
          </table:table-cell>
          <table:table-cell table:formula="of:=[.P12]/(SUM([.P$10:.P$13]))" office:value-type="percentage" office:value="0.204026036305906" calcext:value-type="percentage">
            <text:p>20.40%</text:p>
          </table:table-cell>
        </table:table-row>
        <table:table-row table:style-name="ro1">
          <table:covered-table-cell/>
          <table:table-cell table:style-name="ce4" table:formula="of:=[.B13]/(SUM([.B$10:.B$13]))" office:value-type="percentage" office:value="0.154517960077897" calcext:value-type="percentage">
            <text:p>15.45%</text:p>
          </table:table-cell>
          <table:table-cell table:style-name="ce4" table:formula="of:=[.C13]/(SUM([.C$10:.C$13]))" office:value-type="percentage" office:value="0.138834675402528" calcext:value-type="percentage">
            <text:p>13.88%</text:p>
          </table:table-cell>
          <table:table-cell table:style-name="ce4" table:formula="of:=[.D13]/(SUM([.D$10:.D$13]))" office:value-type="percentage" office:value="0.140081476458542" calcext:value-type="percentage">
            <text:p>14.01%</text:p>
          </table:table-cell>
          <table:table-cell table:style-name="ce4" table:formula="of:=[.E13]/(SUM([.E$10:.E$13]))" office:value-type="percentage" office:value="0.153632023873007" calcext:value-type="percentage">
            <text:p>15.36%</text:p>
          </table:table-cell>
          <table:table-cell table:style-name="ce4" table:formula="of:=[.F13]/(SUM([.F$10:.F$13]))" office:value-type="percentage" office:value="0.154513285018663" calcext:value-type="percentage">
            <text:p>15.45%</text:p>
          </table:table-cell>
          <table:table-cell table:style-name="ce4" table:formula="of:=[.G13]/(SUM([.G$10:.G$13]))" office:value-type="percentage" office:value="0.156501816650199" calcext:value-type="percentage">
            <text:p>15.65%</text:p>
          </table:table-cell>
          <table:table-cell table:style-name="ce4" table:formula="of:=[.H13]/(SUM([.H$10:.H$13]))" office:value-type="percentage" office:value="0.141313303277326" calcext:value-type="percentage">
            <text:p>14.13%</text:p>
          </table:table-cell>
          <table:table-cell table:style-name="ce4" table:formula="of:=[.I13]/(SUM([.I$10:.I$13]))" office:value-type="percentage" office:value="0.137052112424752" calcext:value-type="percentage">
            <text:p>13.71%</text:p>
          </table:table-cell>
          <table:table-cell table:style-name="ce4" table:formula="of:=[.J13]/(SUM([.J$10:.J$13]))" office:value-type="percentage" office:value="0.12650737409153" calcext:value-type="percentage">
            <text:p>12.65%</text:p>
          </table:table-cell>
          <table:table-cell table:style-name="ce4" table:formula="of:=[.K13]/(SUM([.K$10:.K$13]))" office:value-type="percentage" office:value="0.13066993811689" calcext:value-type="percentage">
            <text:p>13.07%</text:p>
          </table:table-cell>
          <table:table-cell table:style-name="ce4" table:formula="of:=[.L13]/(SUM([.L$10:.L$13]))" office:value-type="percentage" office:value="0.133149466389593" calcext:value-type="percentage">
            <text:p>13.31%</text:p>
          </table:table-cell>
          <table:table-cell table:style-name="ce4" table:formula="of:=[.M13]/(SUM([.M$10:.M$13]))" office:value-type="percentage" office:value="0.136387800938904" calcext:value-type="percentage">
            <text:p>13.64%</text:p>
          </table:table-cell>
          <table:table-cell table:style-name="ce4" table:formula="of:=[.N13]/(SUM([.N$10:.N$13]))" office:value-type="percentage" office:value="0.144339458679186" calcext:value-type="percentage">
            <text:p>14.43%</text:p>
          </table:table-cell>
          <table:table-cell table:style-name="ce4" table:formula="of:=[.O13]/(SUM([.O$10:.O$13]))" office:value-type="percentage" office:value="0.162676944712773" calcext:value-type="percentage">
            <text:p>16.27%</text:p>
          </table:table-cell>
          <table:table-cell table:style-name="ce4" table:formula="of:=[.P13]/(SUM([.P$10:.P$13]))" office:value-type="percentage" office:value="0.171322749761598" calcext:value-type="percentage">
            <text:p>17.13%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PDC</text:p>
          </table:table-cell>
          <table:table-cell table:formula="of:=[.B14]/(SUM([.B$14:.B$17]))" office:value-type="percentage" office:value="0.0734237927343056" calcext:value-type="percentage">
            <text:p>7.34%</text:p>
          </table:table-cell>
          <table:table-cell table:formula="of:=[.C14]/(SUM([.C$14:.C$17]))" office:value-type="percentage" office:value="0.0802629903385505" calcext:value-type="percentage">
            <text:p>8.03%</text:p>
          </table:table-cell>
          <table:table-cell table:formula="of:=[.D14]/(SUM([.D$14:.D$17]))" office:value-type="percentage" office:value="0.078522938290889" calcext:value-type="percentage">
            <text:p>7.85%</text:p>
          </table:table-cell>
          <table:table-cell table:formula="of:=[.E14]/(SUM([.E$14:.E$17]))" office:value-type="percentage" office:value="0.0734942426834679" calcext:value-type="percentage">
            <text:p>7.35%</text:p>
          </table:table-cell>
          <table:table-cell table:formula="of:=[.F14]/(SUM([.F$14:.F$17]))" office:value-type="percentage" office:value="0.0711268338001442" calcext:value-type="percentage">
            <text:p>7.11%</text:p>
          </table:table-cell>
          <table:table-cell table:formula="of:=[.G14]/(SUM([.G$14:.G$17]))" office:value-type="percentage" office:value="0.0690447150278334" calcext:value-type="percentage">
            <text:p>6.90%</text:p>
          </table:table-cell>
          <table:table-cell table:formula="of:=[.H14]/(SUM([.H$14:.H$17]))" office:value-type="percentage" office:value="0.0716305838816924" calcext:value-type="percentage">
            <text:p>7.16%</text:p>
          </table:table-cell>
          <table:table-cell table:formula="of:=[.I14]/(SUM([.I$14:.I$17]))" office:value-type="percentage" office:value="0.0690648139933398" calcext:value-type="percentage">
            <text:p>6.91%</text:p>
          </table:table-cell>
          <table:table-cell table:formula="of:=[.J14]/(SUM([.J$14:.J$17]))" office:value-type="percentage" office:value="0.0693248484462587" calcext:value-type="percentage">
            <text:p>6.93%</text:p>
          </table:table-cell>
          <table:table-cell table:formula="of:=[.K14]/(SUM([.K$14:.K$17]))" office:value-type="percentage" office:value="0.0704132045861987" calcext:value-type="percentage">
            <text:p>7.04%</text:p>
          </table:table-cell>
          <table:table-cell table:formula="of:=[.L14]/(SUM([.L$14:.L$17]))" office:value-type="percentage" office:value="0.070616689639892" calcext:value-type="percentage">
            <text:p>7.06%</text:p>
          </table:table-cell>
          <table:table-cell table:formula="of:=[.M14]/(SUM([.M$14:.M$17]))" office:value-type="percentage" office:value="0.0680035920300437" calcext:value-type="percentage">
            <text:p>6.80%</text:p>
          </table:table-cell>
          <table:table-cell table:formula="of:=[.N14]/(SUM([.N$14:.N$17]))" office:value-type="percentage" office:value="0.0691979822601514" calcext:value-type="percentage">
            <text:p>6.92%</text:p>
          </table:table-cell>
          <table:table-cell table:formula="of:=[.O14]/(SUM([.O$14:.O$17]))" office:value-type="percentage" office:value="0.0590453060589897" calcext:value-type="percentage">
            <text:p>5.90%</text:p>
          </table:table-cell>
          <table:table-cell table:formula="of:=[.P14]/(SUM([.P$14:.P$17]))" office:value-type="percentage" office:value="0.0557986025429957" calcext:value-type="percentage">
            <text:p>5.58%</text:p>
          </table:table-cell>
        </table:table-row>
        <table:table-row table:style-name="ro1">
          <table:covered-table-cell/>
          <table:table-cell table:formula="of:=[.B15]/(SUM([.B$14:.B$17]))" office:value-type="percentage" office:value="0.0324323050793325" calcext:value-type="percentage">
            <text:p>3.24%</text:p>
          </table:table-cell>
          <table:table-cell table:formula="of:=[.C15]/(SUM([.C$14:.C$17]))" office:value-type="percentage" office:value="0.0322802437312015" calcext:value-type="percentage">
            <text:p>3.23%</text:p>
          </table:table-cell>
          <table:table-cell table:formula="of:=[.D15]/(SUM([.D$14:.D$17]))" office:value-type="percentage" office:value="0.0359497623220967" calcext:value-type="percentage">
            <text:p>3.59%</text:p>
          </table:table-cell>
          <table:table-cell table:formula="of:=[.E15]/(SUM([.E$14:.E$17]))" office:value-type="percentage" office:value="0.0365219787748568" calcext:value-type="percentage">
            <text:p>3.65%</text:p>
          </table:table-cell>
          <table:table-cell table:formula="of:=[.F15]/(SUM([.F$14:.F$17]))" office:value-type="percentage" office:value="0.0391989637100964" calcext:value-type="percentage">
            <text:p>3.92%</text:p>
          </table:table-cell>
          <table:table-cell table:formula="of:=[.G15]/(SUM([.G$14:.G$17]))" office:value-type="percentage" office:value="0.0424765527544721" calcext:value-type="percentage">
            <text:p>4.25%</text:p>
          </table:table-cell>
          <table:table-cell table:formula="of:=[.H15]/(SUM([.H$14:.H$17]))" office:value-type="percentage" office:value="0.0415717053553865" calcext:value-type="percentage">
            <text:p>4.16%</text:p>
          </table:table-cell>
          <table:table-cell table:formula="of:=[.I15]/(SUM([.I$14:.I$17]))" office:value-type="percentage" office:value="0.0395407549092978" calcext:value-type="percentage">
            <text:p>3.95%</text:p>
          </table:table-cell>
          <table:table-cell table:formula="of:=[.J15]/(SUM([.J$14:.J$17]))" office:value-type="percentage" office:value="0.0386238398317559" calcext:value-type="percentage">
            <text:p>3.86%</text:p>
          </table:table-cell>
          <table:table-cell table:formula="of:=[.K15]/(SUM([.K$14:.K$17]))" office:value-type="percentage" office:value="0.0380900526919907" calcext:value-type="percentage">
            <text:p>3.81%</text:p>
          </table:table-cell>
          <table:table-cell table:formula="of:=[.L15]/(SUM([.L$14:.L$17]))" office:value-type="percentage" office:value="0.0432853404501883" calcext:value-type="percentage">
            <text:p>4.33%</text:p>
          </table:table-cell>
          <table:table-cell table:formula="of:=[.M15]/(SUM([.M$14:.M$17]))" office:value-type="percentage" office:value="0.0469182015781923" calcext:value-type="percentage">
            <text:p>4.69%</text:p>
          </table:table-cell>
          <table:table-cell table:formula="of:=[.N15]/(SUM([.N$14:.N$17]))" office:value-type="percentage" office:value="0.0463585720319984" calcext:value-type="percentage">
            <text:p>4.64%</text:p>
          </table:table-cell>
          <table:table-cell table:formula="of:=[.O15]/(SUM([.O$14:.O$17]))" office:value-type="percentage" office:value="0.0435074982441158" calcext:value-type="percentage">
            <text:p>4.35%</text:p>
          </table:table-cell>
          <table:table-cell table:formula="of:=[.P15]/(SUM([.P$14:.P$17]))" office:value-type="percentage" office:value="0.0409046147273775" calcext:value-type="percentage">
            <text:p>4.09%</text:p>
          </table:table-cell>
        </table:table-row>
        <table:table-row table:style-name="ro1">
          <table:covered-table-cell/>
          <table:table-cell table:formula="of:=[.B16]/(SUM([.B$14:.B$17]))" office:value-type="percentage" office:value="0.35846858163827" calcext:value-type="percentage">
            <text:p>35.85%</text:p>
          </table:table-cell>
          <table:table-cell table:formula="of:=[.C16]/(SUM([.C$14:.C$17]))" office:value-type="percentage" office:value="0.380277303717184" calcext:value-type="percentage">
            <text:p>38.03%</text:p>
          </table:table-cell>
          <table:table-cell table:formula="of:=[.D16]/(SUM([.D$14:.D$17]))" office:value-type="percentage" office:value="0.404886824482899" calcext:value-type="percentage">
            <text:p>40.49%</text:p>
          </table:table-cell>
          <table:table-cell table:formula="of:=[.E16]/(SUM([.E$14:.E$17]))" office:value-type="percentage" office:value="0.402345377722029" calcext:value-type="percentage">
            <text:p>40.23%</text:p>
          </table:table-cell>
          <table:table-cell table:formula="of:=[.F16]/(SUM([.F$14:.F$17]))" office:value-type="percentage" office:value="0.425218709173525" calcext:value-type="percentage">
            <text:p>42.52%</text:p>
          </table:table-cell>
          <table:table-cell table:formula="of:=[.G16]/(SUM([.G$14:.G$17]))" office:value-type="percentage" office:value="0.446259915491428" calcext:value-type="percentage">
            <text:p>44.63%</text:p>
          </table:table-cell>
          <table:table-cell table:formula="of:=[.H16]/(SUM([.H$14:.H$17]))" office:value-type="percentage" office:value="0.467276574849342" calcext:value-type="percentage">
            <text:p>46.73%</text:p>
          </table:table-cell>
          <table:table-cell table:formula="of:=[.I16]/(SUM([.I$14:.I$17]))" office:value-type="percentage" office:value="0.4737964749049" calcext:value-type="percentage">
            <text:p>47.38%</text:p>
          </table:table-cell>
          <table:table-cell table:formula="of:=[.J16]/(SUM([.J$14:.J$17]))" office:value-type="percentage" office:value="0.496387421507602" calcext:value-type="percentage">
            <text:p>49.64%</text:p>
          </table:table-cell>
          <table:table-cell table:formula="of:=[.K16]/(SUM([.K$14:.K$17]))" office:value-type="percentage" office:value="0.460249514449953" calcext:value-type="percentage">
            <text:p>46.02%</text:p>
          </table:table-cell>
          <table:table-cell table:formula="of:=[.L16]/(SUM([.L$14:.L$17]))" office:value-type="percentage" office:value="0.477706814227922" calcext:value-type="percentage">
            <text:p>47.77%</text:p>
          </table:table-cell>
          <table:table-cell table:formula="of:=[.M16]/(SUM([.M$14:.M$17]))" office:value-type="percentage" office:value="0.495218184293431" calcext:value-type="percentage">
            <text:p>49.52%</text:p>
          </table:table-cell>
          <table:table-cell table:formula="of:=[.N16]/(SUM([.N$14:.N$17]))" office:value-type="percentage" office:value="0.480106410806712" calcext:value-type="percentage">
            <text:p>48.01%</text:p>
          </table:table-cell>
          <table:table-cell table:formula="of:=[.O16]/(SUM([.O$14:.O$17]))" office:value-type="percentage" office:value="0.490589389416818" calcext:value-type="percentage">
            <text:p>49.06%</text:p>
          </table:table-cell>
          <table:table-cell table:formula="of:=[.P16]/(SUM([.P$14:.P$17]))" office:value-type="percentage" office:value="0.491728512739515" calcext:value-type="percentage">
            <text:p>49.17%</text:p>
          </table:table-cell>
        </table:table-row>
        <table:table-row table:style-name="ro1">
          <table:covered-table-cell/>
          <table:table-cell table:formula="of:=[.B17]/(SUM([.B$14:.B$17]))" office:value-type="percentage" office:value="0.535675320548092" calcext:value-type="percentage">
            <text:p>53.57%</text:p>
          </table:table-cell>
          <table:table-cell table:formula="of:=[.C17]/(SUM([.C$14:.C$17]))" office:value-type="percentage" office:value="0.507179462213064" calcext:value-type="percentage">
            <text:p>50.72%</text:p>
          </table:table-cell>
          <table:table-cell table:formula="of:=[.D17]/(SUM([.D$14:.D$17]))" office:value-type="percentage" office:value="0.480640474904116" calcext:value-type="percentage">
            <text:p>48.06%</text:p>
          </table:table-cell>
          <table:table-cell table:formula="of:=[.E17]/(SUM([.E$14:.E$17]))" office:value-type="percentage" office:value="0.487638400819647" calcext:value-type="percentage">
            <text:p>48.76%</text:p>
          </table:table-cell>
          <table:table-cell table:formula="of:=[.F17]/(SUM([.F$14:.F$17]))" office:value-type="percentage" office:value="0.464455493316234" calcext:value-type="percentage">
            <text:p>46.45%</text:p>
          </table:table-cell>
          <table:table-cell table:formula="of:=[.G17]/(SUM([.G$14:.G$17]))" office:value-type="percentage" office:value="0.442218816726267" calcext:value-type="percentage">
            <text:p>44.22%</text:p>
          </table:table-cell>
          <table:table-cell table:formula="of:=[.H17]/(SUM([.H$14:.H$17]))" office:value-type="percentage" office:value="0.419521135913579" calcext:value-type="percentage">
            <text:p>41.95%</text:p>
          </table:table-cell>
          <table:table-cell table:formula="of:=[.I17]/(SUM([.I$14:.I$17]))" office:value-type="percentage" office:value="0.417597956192463" calcext:value-type="percentage">
            <text:p>41.76%</text:p>
          </table:table-cell>
          <table:table-cell table:formula="of:=[.J17]/(SUM([.J$14:.J$17]))" office:value-type="percentage" office:value="0.395663890214383" calcext:value-type="percentage">
            <text:p>39.57%</text:p>
          </table:table-cell>
          <table:table-cell table:formula="of:=[.K17]/(SUM([.K$14:.K$17]))" office:value-type="percentage" office:value="0.431247228271858" calcext:value-type="percentage">
            <text:p>43.12%</text:p>
          </table:table-cell>
          <table:table-cell table:formula="of:=[.L17]/(SUM([.L$14:.L$17]))" office:value-type="percentage" office:value="0.408391155681998" calcext:value-type="percentage">
            <text:p>40.84%</text:p>
          </table:table-cell>
          <table:table-cell table:formula="of:=[.M17]/(SUM([.M$14:.M$17]))" office:value-type="percentage" office:value="0.389860022098333" calcext:value-type="percentage">
            <text:p>38.99%</text:p>
          </table:table-cell>
          <table:table-cell table:formula="of:=[.N17]/(SUM([.N$14:.N$17]))" office:value-type="percentage" office:value="0.404337034901139" calcext:value-type="percentage">
            <text:p>40.43%</text:p>
          </table:table-cell>
          <table:table-cell table:formula="of:=[.O17]/(SUM([.O$14:.O$17]))" office:value-type="percentage" office:value="0.406857806280076" calcext:value-type="percentage">
            <text:p>40.69%</text:p>
          </table:table-cell>
          <table:table-cell table:formula="of:=[.P17]/(SUM([.P$14:.P$17]))" office:value-type="percentage" office:value="0.411568269990112" calcext:value-type="percentage">
            <text:p>41.16%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 office:value-type="string" calcext:value-type="string">
            <text:p>DVArex</text:p>
          </table:table-cell>
          <table:table-cell table:formula="of:=SUM([.B22:.B24])" office:value-type="percentage" office:value="0.0502016291506436" calcext:value-type="percentage">
            <text:p>5.02%</text:p>
          </table:table-cell>
          <table:table-cell table:formula="of:=SUM([.C22:.C24])" office:value-type="percentage" office:value="0.0457409766953272" calcext:value-type="percentage">
            <text:p>4.57%</text:p>
          </table:table-cell>
          <table:table-cell table:formula="of:=SUM([.D22:.D24])" office:value-type="percentage" office:value="0.048282995659284" calcext:value-type="percentage">
            <text:p>4.83%</text:p>
          </table:table-cell>
          <table:table-cell table:formula="of:=SUM([.E22:.E24])" office:value-type="percentage" office:value="0.0500332335066569" calcext:value-type="percentage">
            <text:p>5.00%</text:p>
          </table:table-cell>
          <table:table-cell table:formula="of:=SUM([.F22:.F24])" office:value-type="percentage" office:value="0.0569385021378916" calcext:value-type="percentage">
            <text:p>5.69%</text:p>
          </table:table-cell>
          <table:table-cell table:formula="of:=SUM([.G22:.G24])" office:value-type="percentage" office:value="0.0607778929464815" calcext:value-type="percentage">
            <text:p>6.08%</text:p>
          </table:table-cell>
          <table:table-cell table:formula="of:=SUM([.H22:.H24])" office:value-type="percentage" office:value="0.0671883842966231" calcext:value-type="percentage">
            <text:p>6.72%</text:p>
          </table:table-cell>
          <table:table-cell table:formula="of:=SUM([.I22:.I24])" office:value-type="percentage" office:value="0.0728390574161871" calcext:value-type="percentage">
            <text:p>7.28%</text:p>
          </table:table-cell>
          <table:table-cell table:formula="of:=SUM([.J22:.J24])" office:value-type="percentage" office:value="0.0833491176665921" calcext:value-type="percentage">
            <text:p>8.33%</text:p>
          </table:table-cell>
          <table:table-cell table:formula="of:=SUM([.K22:.K24])" office:value-type="percentage" office:value="0.0751512498152679" calcext:value-type="percentage">
            <text:p>7.52%</text:p>
          </table:table-cell>
          <table:table-cell table:formula="of:=SUM([.L22:.L24])" office:value-type="percentage" office:value="0.0831575059541886" calcext:value-type="percentage">
            <text:p>8.32%</text:p>
          </table:table-cell>
          <table:table-cell table:formula="of:=SUM([.M22:.M24])" office:value-type="percentage" office:value="0.0980989981276989" calcext:value-type="percentage">
            <text:p>9.81%</text:p>
          </table:table-cell>
          <table:table-cell table:formula="of:=SUM([.N22:.N24])" office:value-type="percentage" office:value="0.0995019010156778" calcext:value-type="percentage">
            <text:p>9.95%</text:p>
          </table:table-cell>
          <table:table-cell table:formula="of:=SUM([.O22:.O24])" office:value-type="percentage" office:value="0.0929969269248764" calcext:value-type="percentage">
            <text:p>9.30%</text:p>
          </table:table-cell>
          <table:table-cell table:formula="of:=SUM([.P22:.P24])" office:value-type="percentage" office:value="0.0884210637075576" calcext:value-type="percentage">
            <text:p>8.84%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 office:value-type="string" calcext:value-type="string">
            <text:p>MVA</text:p>
          </table:table-cell>
          <table:table-cell table:formula="of:=[.B$29]+[.B$31]" office:value-type="percentage" office:value="0.608966864904506" calcext:value-type="percentage">
            <text:p>60.90%</text:p>
          </table:table-cell>
          <table:table-cell table:formula="of:=[.C$29]+[.C$31]" office:value-type="percentage" office:value="0.579840457503672" calcext:value-type="percentage">
            <text:p>57.98%</text:p>
          </table:table-cell>
          <table:table-cell table:formula="of:=[.D$29]+[.D$31]" office:value-type="percentage" office:value="0.544471067453288" calcext:value-type="percentage">
            <text:p>54.45%</text:p>
          </table:table-cell>
          <table:table-cell table:formula="of:=[.E$29]+[.E$31]" office:value-type="percentage" office:value="0.556789624578381" calcext:value-type="percentage">
            <text:p>55.68%</text:p>
          </table:table-cell>
          <table:table-cell table:formula="of:=[.F$29]+[.F$31]" office:value-type="percentage" office:value="0.52822833284374" calcext:value-type="percentage">
            <text:p>52.82%</text:p>
          </table:table-cell>
          <table:table-cell table:formula="of:=[.G$29]+[.G$31]" office:value-type="percentage" office:value="0.497308208161588" calcext:value-type="percentage">
            <text:p>49.73%</text:p>
          </table:table-cell>
          <table:table-cell table:formula="of:=[.H$29]+[.H$31]" office:value-type="percentage" office:value="0.462672791162556" calcext:value-type="percentage">
            <text:p>46.27%</text:p>
          </table:table-cell>
          <table:table-cell table:formula="of:=[.I$29]+[.I$31]" office:value-type="percentage" office:value="0.453546559088242" calcext:value-type="percentage">
            <text:p>45.35%</text:p>
          </table:table-cell>
          <table:table-cell table:formula="of:=[.J$29]+[.J$31]" office:value-type="percentage" office:value="0.424759187371656" calcext:value-type="percentage">
            <text:p>42.48%</text:p>
          </table:table-cell>
          <table:table-cell table:formula="of:=[.K$29]+[.K$31]" office:value-type="percentage" office:value="0.463565478703791" calcext:value-type="percentage">
            <text:p>46.36%</text:p>
          </table:table-cell>
          <table:table-cell table:formula="of:=[.L$29]+[.L$31]" office:value-type="percentage" office:value="0.436251767362275" calcext:value-type="percentage">
            <text:p>43.63%</text:p>
          </table:table-cell>
          <table:table-cell table:formula="of:=[.M$29]+[.M$31]" office:value-type="percentage" office:value="0.417430569362027" calcext:value-type="percentage">
            <text:p>41.74%</text:p>
          </table:table-cell>
          <table:table-cell table:formula="of:=[.N$29]+[.N$31]" office:value-type="percentage" office:value="0.434039077394557" calcext:value-type="percentage">
            <text:p>43.40%</text:p>
          </table:table-cell>
          <table:table-cell table:formula="of:=[.O$29]+[.O$31]" office:value-type="percentage" office:value="0.432188634116894" calcext:value-type="percentage">
            <text:p>43.22%</text:p>
          </table:table-cell>
          <table:table-cell table:formula="of:=[.P$29]+[.P$31]" office:value-type="percentage" office:value="0.443653654453728" calcext:value-type="percentage">
            <text:p>44.37%</text:p>
          </table:table-cell>
        </table:table-row>
        <table:table-row table:style-name="ro1">
          <table:table-cell office:value-type="string" calcext:value-type="string">
            <text:p>OVA</text:p>
          </table:table-cell>
          <table:table-cell table:formula="of:=[.B$28]+[.B$30]" office:value-type="percentage" office:value="0.391033135095494" calcext:value-type="percentage">
            <text:p>39.10%</text:p>
          </table:table-cell>
          <table:table-cell table:formula="of:=[.C$28]+[.C$30]" office:value-type="percentage" office:value="0.420159542496328" calcext:value-type="percentage">
            <text:p>42.02%</text:p>
          </table:table-cell>
          <table:table-cell table:formula="of:=[.D$28]+[.D$30]" office:value-type="percentage" office:value="0.455528932546711" calcext:value-type="percentage">
            <text:p>45.55%</text:p>
          </table:table-cell>
          <table:table-cell table:formula="of:=[.E$28]+[.E$30]" office:value-type="percentage" office:value="0.443210375421619" calcext:value-type="percentage">
            <text:p>44.32%</text:p>
          </table:table-cell>
          <table:table-cell table:formula="of:=[.F$28]+[.F$30]" office:value-type="percentage" office:value="0.47177166715626" calcext:value-type="percentage">
            <text:p>47.18%</text:p>
          </table:table-cell>
          <table:table-cell table:formula="of:=[.G$28]+[.G$30]" office:value-type="percentage" office:value="0.502691791838412" calcext:value-type="percentage">
            <text:p>50.27%</text:p>
          </table:table-cell>
          <table:table-cell table:formula="of:=[.H$28]+[.H$30]" office:value-type="percentage" office:value="0.537327208837444" calcext:value-type="percentage">
            <text:p>53.73%</text:p>
          </table:table-cell>
          <table:table-cell table:formula="of:=[.I$28]+[.I$30]" office:value-type="percentage" office:value="0.546453440911759" calcext:value-type="percentage">
            <text:p>54.65%</text:p>
          </table:table-cell>
          <table:table-cell table:formula="of:=[.J$28]+[.J$30]" office:value-type="percentage" office:value="0.575240812628344" calcext:value-type="percentage">
            <text:p>57.52%</text:p>
          </table:table-cell>
          <table:table-cell table:formula="of:=[.K$28]+[.K$30]" office:value-type="percentage" office:value="0.536434521296209" calcext:value-type="percentage">
            <text:p>53.64%</text:p>
          </table:table-cell>
          <table:table-cell table:formula="of:=[.L$28]+[.L$30]" office:value-type="percentage" office:value="0.563748232637725" calcext:value-type="percentage">
            <text:p>56.37%</text:p>
          </table:table-cell>
          <table:table-cell table:formula="of:=[.M$28]+[.M$30]" office:value-type="percentage" office:value="0.582569430637973" calcext:value-type="percentage">
            <text:p>58.26%</text:p>
          </table:table-cell>
          <table:table-cell table:formula="of:=[.N$28]+[.N$30]" office:value-type="percentage" office:value="0.565960922605443" calcext:value-type="percentage">
            <text:p>56.60%</text:p>
          </table:table-cell>
          <table:table-cell table:formula="of:=[.O$28]+[.O$30]" office:value-type="percentage" office:value="0.567811365883106" calcext:value-type="percentage">
            <text:p>56.78%</text:p>
          </table:table-cell>
          <table:table-cell table:formula="of:=[.P$28]+[.P$30]" office:value-type="percentage" office:value="0.556346345546272" calcext:value-type="percentage">
            <text:p>55.63%</text:p>
          </table:table-cell>
        </table:table-row>
        <table:table-row table:style-name="ro1">
          <table:table-cell office:value-type="string" calcext:value-type="string">
            <text:p>FVA_INT</text:p>
          </table:table-cell>
          <table:table-cell table:formula="of:=([.B$12]+[.B$13])/(SUM([.B$10:.B$13]))" office:value-type="percentage" office:value="0.25956914182599" calcext:value-type="percentage">
            <text:p>25.96%</text:p>
          </table:table-cell>
          <table:table-cell table:formula="of:=([.C$12]+[.C$13])/(SUM([.C$10:.C$13]))" office:value-type="percentage" office:value="0.24303837271696" calcext:value-type="percentage">
            <text:p>24.30%</text:p>
          </table:table-cell>
          <table:table-cell table:formula="of:=([.D$12]+[.D$13])/(SUM([.D$10:.D$13]))" office:value-type="percentage" office:value="0.256625857799594" calcext:value-type="percentage">
            <text:p>25.66%</text:p>
          </table:table-cell>
          <table:table-cell table:formula="of:=([.E$12]+[.E$13])/(SUM([.E$10:.E$13]))" office:value-type="percentage" office:value="0.280714788609908" calcext:value-type="percentage">
            <text:p>28.07%</text:p>
          </table:table-cell>
          <table:table-cell table:formula="of:=([.F$12]+[.F$13])/(SUM([.F$10:.F$13]))" office:value-type="percentage" office:value="0.294748279796702" calcext:value-type="percentage">
            <text:p>29.47%</text:p>
          </table:table-cell>
          <table:table-cell table:formula="of:=([.G$12]+[.G$13])/(SUM([.G$10:.G$13]))" office:value-type="percentage" office:value="0.312297645879289" calcext:value-type="percentage">
            <text:p>31.23%</text:p>
          </table:table-cell>
          <table:table-cell table:formula="of:=([.H$12]+[.H$13])/(SUM([.H$10:.H$13]))" office:value-type="percentage" office:value="0.295190548077559" calcext:value-type="percentage">
            <text:p>29.52%</text:p>
          </table:table-cell>
          <table:table-cell table:formula="of:=([.I$12]+[.I$13])/(SUM([.I$10:.I$13]))" office:value-type="percentage" office:value="0.289812431008511" calcext:value-type="percentage">
            <text:p>28.98%</text:p>
          </table:table-cell>
          <table:table-cell table:formula="of:=([.J$12]+[.J$13])/(SUM([.J$10:.J$13]))" office:value-type="percentage" office:value="0.283228157430306" calcext:value-type="percentage">
            <text:p>28.32%</text:p>
          </table:table-cell>
          <table:table-cell table:formula="of:=([.K$12]+[.K$13])/(SUM([.K$10:.K$13]))" office:value-type="percentage" office:value="0.268326085192916" calcext:value-type="percentage">
            <text:p>26.83%</text:p>
          </table:table-cell>
          <table:table-cell table:formula="of:=([.L$12]+[.L$13])/(SUM([.L$10:.L$13]))" office:value-type="percentage" office:value="0.287208624900042" calcext:value-type="percentage">
            <text:p>28.72%</text:p>
          </table:table-cell>
          <table:table-cell table:formula="of:=([.M$12]+[.M$13])/(SUM([.M$10:.M$13]))" office:value-type="percentage" office:value="0.306307033878633" calcext:value-type="percentage">
            <text:p>30.63%</text:p>
          </table:table-cell>
          <table:table-cell table:formula="of:=([.N$12]+[.N$13])/(SUM([.N$10:.N$13]))" office:value-type="percentage" office:value="0.314282431239631" calcext:value-type="percentage">
            <text:p>31.43%</text:p>
          </table:table-cell>
          <table:table-cell table:formula="of:=([.O$12]+[.O$13])/(SUM([.O$10:.O$13]))" office:value-type="percentage" office:value="0.358426829349549" calcext:value-type="percentage">
            <text:p>35.84%</text:p>
          </table:table-cell>
          <table:table-cell table:formula="of:=([.P$12]+[.P$13])/(SUM([.P$10:.P$13]))" office:value-type="percentage" office:value="0.375348786067503" calcext:value-type="percentage">
            <text:p>37.53%</text:p>
          </table:table-cell>
        </table:table-row>
        <table:table-row table:style-name="ro1">
          <table:table-cell office:value-type="string" calcext:value-type="string">
            <text:p>FVA_FIN</text:p>
          </table:table-cell>
          <table:table-cell table:formula="of:=([.B$10]+[.B$11])/(SUM([.B$10:.B$13]))" office:value-type="percentage" office:value="0.740430858174009" calcext:value-type="percentage">
            <text:p>74.04%</text:p>
          </table:table-cell>
          <table:table-cell table:formula="of:=([.C$10]+[.C$11])/(SUM([.C$10:.C$13]))" office:value-type="percentage" office:value="0.75696162728304" calcext:value-type="percentage">
            <text:p>75.70%</text:p>
          </table:table-cell>
          <table:table-cell table:formula="of:=([.D$10]+[.D$11])/(SUM([.D$10:.D$13]))" office:value-type="percentage" office:value="0.743374142200406" calcext:value-type="percentage">
            <text:p>74.34%</text:p>
          </table:table-cell>
          <table:table-cell table:formula="of:=([.E$10]+[.E$11])/(SUM([.E$10:.E$13]))" office:value-type="percentage" office:value="0.719285211390092" calcext:value-type="percentage">
            <text:p>71.93%</text:p>
          </table:table-cell>
          <table:table-cell table:formula="of:=([.F$10]+[.F$11])/(SUM([.F$10:.F$13]))" office:value-type="percentage" office:value="0.705251720203298" calcext:value-type="percentage">
            <text:p>70.53%</text:p>
          </table:table-cell>
          <table:table-cell table:formula="of:=([.G$10]+[.G$11])/(SUM([.G$10:.G$13]))" office:value-type="percentage" office:value="0.687702354120711" calcext:value-type="percentage">
            <text:p>68.77%</text:p>
          </table:table-cell>
          <table:table-cell table:formula="of:=([.H$10]+[.H$11])/(SUM([.H$10:.H$13]))" office:value-type="percentage" office:value="0.704809451922441" calcext:value-type="percentage">
            <text:p>70.48%</text:p>
          </table:table-cell>
          <table:table-cell table:formula="of:=([.I$10]+[.I$11])/(SUM([.I$10:.I$13]))" office:value-type="percentage" office:value="0.71018756899149" calcext:value-type="percentage">
            <text:p>71.02%</text:p>
          </table:table-cell>
          <table:table-cell table:formula="of:=([.J$10]+[.J$11])/(SUM([.J$10:.J$13]))" office:value-type="percentage" office:value="0.716771842569694" calcext:value-type="percentage">
            <text:p>71.68%</text:p>
          </table:table-cell>
          <table:table-cell table:formula="of:=([.K$10]+[.K$11])/(SUM([.K$10:.K$13]))" office:value-type="percentage" office:value="0.731673914807084" calcext:value-type="percentage">
            <text:p>73.17%</text:p>
          </table:table-cell>
          <table:table-cell table:formula="of:=([.L$10]+[.L$11])/(SUM([.L$10:.L$13]))" office:value-type="percentage" office:value="0.712791375099958" calcext:value-type="percentage">
            <text:p>71.28%</text:p>
          </table:table-cell>
          <table:table-cell table:formula="of:=([.M$10]+[.M$11])/(SUM([.M$10:.M$13]))" office:value-type="percentage" office:value="0.693692966121367" calcext:value-type="percentage">
            <text:p>69.37%</text:p>
          </table:table-cell>
          <table:table-cell table:formula="of:=([.N$10]+[.N$11])/(SUM([.N$10:.N$13]))" office:value-type="percentage" office:value="0.685717568760369" calcext:value-type="percentage">
            <text:p>68.57%</text:p>
          </table:table-cell>
          <table:table-cell table:formula="of:=([.O$10]+[.O$11])/(SUM([.O$10:.O$13]))" office:value-type="percentage" office:value="0.641573170650451" calcext:value-type="percentage">
            <text:p>64.16%</text:p>
          </table:table-cell>
          <table:table-cell table:formula="of:=([.P$10]+[.P$11])/(SUM([.P$10:.P$13]))" office:value-type="percentage" office:value="0.624651213932497" calcext:value-type="percentage">
            <text:p>62.47%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formula="of:=[.B14]/(SUM([.B$14:.B$17]))" office:value-type="percentage" office:value="0.0734237927343056" calcext:value-type="percentage">
            <text:p>7.34%</text:p>
          </table:table-cell>
          <table:table-cell table:formula="of:=[.C14]/(SUM([.C$14:.C$17]))" office:value-type="percentage" office:value="0.0802629903385505" calcext:value-type="percentage">
            <text:p>8.03%</text:p>
          </table:table-cell>
          <table:table-cell table:formula="of:=[.D14]/(SUM([.D$14:.D$17]))" office:value-type="percentage" office:value="0.078522938290889" calcext:value-type="percentage">
            <text:p>7.85%</text:p>
          </table:table-cell>
          <table:table-cell table:formula="of:=[.E14]/(SUM([.E$14:.E$17]))" office:value-type="percentage" office:value="0.0734942426834679" calcext:value-type="percentage">
            <text:p>7.35%</text:p>
          </table:table-cell>
          <table:table-cell table:formula="of:=[.F14]/(SUM([.F$14:.F$17]))" office:value-type="percentage" office:value="0.0711268338001442" calcext:value-type="percentage">
            <text:p>7.11%</text:p>
          </table:table-cell>
          <table:table-cell table:formula="of:=[.G14]/(SUM([.G$14:.G$17]))" office:value-type="percentage" office:value="0.0690447150278334" calcext:value-type="percentage">
            <text:p>6.90%</text:p>
          </table:table-cell>
          <table:table-cell table:formula="of:=[.H14]/(SUM([.H$14:.H$17]))" office:value-type="percentage" office:value="0.0716305838816924" calcext:value-type="percentage">
            <text:p>7.16%</text:p>
          </table:table-cell>
          <table:table-cell table:formula="of:=[.I14]/(SUM([.I$14:.I$17]))" office:value-type="percentage" office:value="0.0690648139933398" calcext:value-type="percentage">
            <text:p>6.91%</text:p>
          </table:table-cell>
          <table:table-cell table:formula="of:=[.J14]/(SUM([.J$14:.J$17]))" office:value-type="percentage" office:value="0.0693248484462587" calcext:value-type="percentage">
            <text:p>6.93%</text:p>
          </table:table-cell>
          <table:table-cell table:formula="of:=[.K14]/(SUM([.K$14:.K$17]))" office:value-type="percentage" office:value="0.0704132045861987" calcext:value-type="percentage">
            <text:p>7.04%</text:p>
          </table:table-cell>
          <table:table-cell table:formula="of:=[.L14]/(SUM([.L$14:.L$17]))" office:value-type="percentage" office:value="0.070616689639892" calcext:value-type="percentage">
            <text:p>7.06%</text:p>
          </table:table-cell>
          <table:table-cell table:formula="of:=[.M14]/(SUM([.M$14:.M$17]))" office:value-type="percentage" office:value="0.0680035920300437" calcext:value-type="percentage">
            <text:p>6.80%</text:p>
          </table:table-cell>
          <table:table-cell table:formula="of:=[.N14]/(SUM([.N$14:.N$17]))" office:value-type="percentage" office:value="0.0691979822601514" calcext:value-type="percentage">
            <text:p>6.92%</text:p>
          </table:table-cell>
          <table:table-cell table:formula="of:=[.O14]/(SUM([.O$14:.O$17]))" office:value-type="percentage" office:value="0.0590453060589897" calcext:value-type="percentage">
            <text:p>5.90%</text:p>
          </table:table-cell>
          <table:table-cell table:formula="of:=[.P14]/(SUM([.P$14:.P$17]))" office:value-type="percentage" office:value="0.0557986025429957" calcext:value-type="percentage">
            <text:p>5.58%</text:p>
          </table:table-cell>
        </table:table-row>
        <table:table-row table:style-name="ro1">
          <table:table-cell/>
          <table:table-cell table:formula="of:=[.B15]/(SUM([.B$14:.B$17]))" office:value-type="percentage" office:value="0.0324323050793325" calcext:value-type="percentage">
            <text:p>3.24%</text:p>
          </table:table-cell>
          <table:table-cell table:formula="of:=[.C15]/(SUM([.C$14:.C$17]))" office:value-type="percentage" office:value="0.0322802437312015" calcext:value-type="percentage">
            <text:p>3.23%</text:p>
          </table:table-cell>
          <table:table-cell table:formula="of:=[.D15]/(SUM([.D$14:.D$17]))" office:value-type="percentage" office:value="0.0359497623220967" calcext:value-type="percentage">
            <text:p>3.59%</text:p>
          </table:table-cell>
          <table:table-cell table:formula="of:=[.E15]/(SUM([.E$14:.E$17]))" office:value-type="percentage" office:value="0.0365219787748568" calcext:value-type="percentage">
            <text:p>3.65%</text:p>
          </table:table-cell>
          <table:table-cell table:formula="of:=[.F15]/(SUM([.F$14:.F$17]))" office:value-type="percentage" office:value="0.0391989637100964" calcext:value-type="percentage">
            <text:p>3.92%</text:p>
          </table:table-cell>
          <table:table-cell table:formula="of:=[.G15]/(SUM([.G$14:.G$17]))" office:value-type="percentage" office:value="0.0424765527544721" calcext:value-type="percentage">
            <text:p>4.25%</text:p>
          </table:table-cell>
          <table:table-cell table:formula="of:=[.H15]/(SUM([.H$14:.H$17]))" office:value-type="percentage" office:value="0.0415717053553865" calcext:value-type="percentage">
            <text:p>4.16%</text:p>
          </table:table-cell>
          <table:table-cell table:formula="of:=[.I15]/(SUM([.I$14:.I$17]))" office:value-type="percentage" office:value="0.0395407549092978" calcext:value-type="percentage">
            <text:p>3.95%</text:p>
          </table:table-cell>
          <table:table-cell table:formula="of:=[.J15]/(SUM([.J$14:.J$17]))" office:value-type="percentage" office:value="0.0386238398317559" calcext:value-type="percentage">
            <text:p>3.86%</text:p>
          </table:table-cell>
          <table:table-cell table:formula="of:=[.K15]/(SUM([.K$14:.K$17]))" office:value-type="percentage" office:value="0.0380900526919907" calcext:value-type="percentage">
            <text:p>3.81%</text:p>
          </table:table-cell>
          <table:table-cell table:formula="of:=[.L15]/(SUM([.L$14:.L$17]))" office:value-type="percentage" office:value="0.0432853404501883" calcext:value-type="percentage">
            <text:p>4.33%</text:p>
          </table:table-cell>
          <table:table-cell table:formula="of:=[.M15]/(SUM([.M$14:.M$17]))" office:value-type="percentage" office:value="0.0469182015781923" calcext:value-type="percentage">
            <text:p>4.69%</text:p>
          </table:table-cell>
          <table:table-cell table:formula="of:=[.N15]/(SUM([.N$14:.N$17]))" office:value-type="percentage" office:value="0.0463585720319984" calcext:value-type="percentage">
            <text:p>4.64%</text:p>
          </table:table-cell>
          <table:table-cell table:formula="of:=[.O15]/(SUM([.O$14:.O$17]))" office:value-type="percentage" office:value="0.0435074982441158" calcext:value-type="percentage">
            <text:p>4.35%</text:p>
          </table:table-cell>
          <table:table-cell table:formula="of:=[.P15]/(SUM([.P$14:.P$17]))" office:value-type="percentage" office:value="0.0409046147273775" calcext:value-type="percentage">
            <text:p>4.09%</text:p>
          </table:table-cell>
        </table:table-row>
        <table:table-row table:style-name="ro1">
          <table:table-cell/>
          <table:table-cell table:formula="of:=[.B16]/(SUM([.B$14:.B$17]))" office:value-type="percentage" office:value="0.35846858163827" calcext:value-type="percentage">
            <text:p>35.85%</text:p>
          </table:table-cell>
          <table:table-cell table:formula="of:=[.C16]/(SUM([.C$14:.C$17]))" office:value-type="percentage" office:value="0.380277303717184" calcext:value-type="percentage">
            <text:p>38.03%</text:p>
          </table:table-cell>
          <table:table-cell table:formula="of:=[.D16]/(SUM([.D$14:.D$17]))" office:value-type="percentage" office:value="0.404886824482899" calcext:value-type="percentage">
            <text:p>40.49%</text:p>
          </table:table-cell>
          <table:table-cell table:formula="of:=[.E16]/(SUM([.E$14:.E$17]))" office:value-type="percentage" office:value="0.402345377722029" calcext:value-type="percentage">
            <text:p>40.23%</text:p>
          </table:table-cell>
          <table:table-cell table:formula="of:=[.F16]/(SUM([.F$14:.F$17]))" office:value-type="percentage" office:value="0.425218709173525" calcext:value-type="percentage">
            <text:p>42.52%</text:p>
          </table:table-cell>
          <table:table-cell table:formula="of:=[.G16]/(SUM([.G$14:.G$17]))" office:value-type="percentage" office:value="0.446259915491428" calcext:value-type="percentage">
            <text:p>44.63%</text:p>
          </table:table-cell>
          <table:table-cell table:formula="of:=[.H16]/(SUM([.H$14:.H$17]))" office:value-type="percentage" office:value="0.467276574849342" calcext:value-type="percentage">
            <text:p>46.73%</text:p>
          </table:table-cell>
          <table:table-cell table:formula="of:=[.I16]/(SUM([.I$14:.I$17]))" office:value-type="percentage" office:value="0.4737964749049" calcext:value-type="percentage">
            <text:p>47.38%</text:p>
          </table:table-cell>
          <table:table-cell table:formula="of:=[.J16]/(SUM([.J$14:.J$17]))" office:value-type="percentage" office:value="0.496387421507602" calcext:value-type="percentage">
            <text:p>49.64%</text:p>
          </table:table-cell>
          <table:table-cell table:formula="of:=[.K16]/(SUM([.K$14:.K$17]))" office:value-type="percentage" office:value="0.460249514449953" calcext:value-type="percentage">
            <text:p>46.02%</text:p>
          </table:table-cell>
          <table:table-cell table:formula="of:=[.L16]/(SUM([.L$14:.L$17]))" office:value-type="percentage" office:value="0.477706814227922" calcext:value-type="percentage">
            <text:p>47.77%</text:p>
          </table:table-cell>
          <table:table-cell table:formula="of:=[.M16]/(SUM([.M$14:.M$17]))" office:value-type="percentage" office:value="0.495218184293431" calcext:value-type="percentage">
            <text:p>49.52%</text:p>
          </table:table-cell>
          <table:table-cell table:formula="of:=[.N16]/(SUM([.N$14:.N$17]))" office:value-type="percentage" office:value="0.480106410806712" calcext:value-type="percentage">
            <text:p>48.01%</text:p>
          </table:table-cell>
          <table:table-cell table:formula="of:=[.O16]/(SUM([.O$14:.O$17]))" office:value-type="percentage" office:value="0.490589389416818" calcext:value-type="percentage">
            <text:p>49.06%</text:p>
          </table:table-cell>
          <table:table-cell table:formula="of:=[.P16]/(SUM([.P$14:.P$17]))" office:value-type="percentage" office:value="0.491728512739515" calcext:value-type="percentage">
            <text:p>49.17%</text:p>
          </table:table-cell>
        </table:table-row>
        <table:table-row table:style-name="ro1">
          <table:table-cell/>
          <table:table-cell table:formula="of:=[.B17]/(SUM([.B$14:.B$17]))" office:value-type="percentage" office:value="0.535675320548092" calcext:value-type="percentage">
            <text:p>53.57%</text:p>
          </table:table-cell>
          <table:table-cell table:formula="of:=[.C17]/(SUM([.C$14:.C$17]))" office:value-type="percentage" office:value="0.507179462213064" calcext:value-type="percentage">
            <text:p>50.72%</text:p>
          </table:table-cell>
          <table:table-cell table:formula="of:=[.D17]/(SUM([.D$14:.D$17]))" office:value-type="percentage" office:value="0.480640474904116" calcext:value-type="percentage">
            <text:p>48.06%</text:p>
          </table:table-cell>
          <table:table-cell table:formula="of:=[.E17]/(SUM([.E$14:.E$17]))" office:value-type="percentage" office:value="0.487638400819647" calcext:value-type="percentage">
            <text:p>48.76%</text:p>
          </table:table-cell>
          <table:table-cell table:formula="of:=[.F17]/(SUM([.F$14:.F$17]))" office:value-type="percentage" office:value="0.464455493316234" calcext:value-type="percentage">
            <text:p>46.45%</text:p>
          </table:table-cell>
          <table:table-cell table:formula="of:=[.G17]/(SUM([.G$14:.G$17]))" office:value-type="percentage" office:value="0.442218816726267" calcext:value-type="percentage">
            <text:p>44.22%</text:p>
          </table:table-cell>
          <table:table-cell table:formula="of:=[.H17]/(SUM([.H$14:.H$17]))" office:value-type="percentage" office:value="0.419521135913579" calcext:value-type="percentage">
            <text:p>41.95%</text:p>
          </table:table-cell>
          <table:table-cell table:formula="of:=[.I17]/(SUM([.I$14:.I$17]))" office:value-type="percentage" office:value="0.417597956192463" calcext:value-type="percentage">
            <text:p>41.76%</text:p>
          </table:table-cell>
          <table:table-cell table:formula="of:=[.J17]/(SUM([.J$14:.J$17]))" office:value-type="percentage" office:value="0.395663890214383" calcext:value-type="percentage">
            <text:p>39.57%</text:p>
          </table:table-cell>
          <table:table-cell table:formula="of:=[.K17]/(SUM([.K$14:.K$17]))" office:value-type="percentage" office:value="0.431247228271858" calcext:value-type="percentage">
            <text:p>43.12%</text:p>
          </table:table-cell>
          <table:table-cell table:formula="of:=[.L17]/(SUM([.L$14:.L$17]))" office:value-type="percentage" office:value="0.408391155681998" calcext:value-type="percentage">
            <text:p>40.84%</text:p>
          </table:table-cell>
          <table:table-cell table:formula="of:=[.M17]/(SUM([.M$14:.M$17]))" office:value-type="percentage" office:value="0.389860022098333" calcext:value-type="percentage">
            <text:p>38.99%</text:p>
          </table:table-cell>
          <table:table-cell table:formula="of:=[.N17]/(SUM([.N$14:.N$17]))" office:value-type="percentage" office:value="0.404337034901139" calcext:value-type="percentage">
            <text:p>40.43%</text:p>
          </table:table-cell>
          <table:table-cell table:formula="of:=[.O17]/(SUM([.O$14:.O$17]))" office:value-type="percentage" office:value="0.406857806280076" calcext:value-type="percentage">
            <text:p>40.69%</text:p>
          </table:table-cell>
          <table:table-cell table:formula="of:=[.P17]/(SUM([.P$14:.P$17]))" office:value-type="percentage" office:value="0.411568269990112" calcext:value-type="percentage">
            <text:p>41.16%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formula="of:=SUM([.B45:.B46])" office:value-type="percentage" office:value="0.105856097813638" calcext:value-type="percentage">
            <text:p>10.59%</text:p>
          </table:table-cell>
          <table:table-cell table:formula="of:=SUM([.C45:.C46])" office:value-type="percentage" office:value="0.112543234069752" calcext:value-type="percentage">
            <text:p>11.25%</text:p>
          </table:table-cell>
          <table:table-cell table:formula="of:=SUM([.D45:.D46])" office:value-type="percentage" office:value="0.114472700612986" calcext:value-type="percentage">
            <text:p>11.45%</text:p>
          </table:table-cell>
          <table:table-cell table:formula="of:=SUM([.E45:.E46])" office:value-type="percentage" office:value="0.110016221458325" calcext:value-type="percentage">
            <text:p>11.00%</text:p>
          </table:table-cell>
          <table:table-cell table:formula="of:=SUM([.F45:.F46])" office:value-type="percentage" office:value="0.110325797510241" calcext:value-type="percentage">
            <text:p>11.03%</text:p>
          </table:table-cell>
          <table:table-cell table:formula="of:=SUM([.G45:.G46])" office:value-type="percentage" office:value="0.111521267782305" calcext:value-type="percentage">
            <text:p>11.15%</text:p>
          </table:table-cell>
          <table:table-cell table:formula="of:=SUM([.H45:.H46])" office:value-type="percentage" office:value="0.113202289237079" calcext:value-type="percentage">
            <text:p>11.32%</text:p>
          </table:table-cell>
          <table:table-cell table:formula="of:=SUM([.I45:.I46])" office:value-type="percentage" office:value="0.108605568902638" calcext:value-type="percentage">
            <text:p>10.86%</text:p>
          </table:table-cell>
          <table:table-cell table:formula="of:=SUM([.J45:.J46])" office:value-type="percentage" office:value="0.107948688278015" calcext:value-type="percentage">
            <text:p>10.79%</text:p>
          </table:table-cell>
          <table:table-cell table:formula="of:=SUM([.K45:.K46])" office:value-type="percentage" office:value="0.108503257278189" calcext:value-type="percentage">
            <text:p>10.85%</text:p>
          </table:table-cell>
          <table:table-cell table:formula="of:=SUM([.L45:.L46])" office:value-type="percentage" office:value="0.11390203009008" calcext:value-type="percentage">
            <text:p>11.39%</text:p>
          </table:table-cell>
          <table:table-cell table:formula="of:=SUM([.M45:.M46])" office:value-type="percentage" office:value="0.114921793608236" calcext:value-type="percentage">
            <text:p>11.49%</text:p>
          </table:table-cell>
          <table:table-cell table:formula="of:=SUM([.N45:.N46])" office:value-type="percentage" office:value="0.11555655429215" calcext:value-type="percentage">
            <text:p>11.56%</text:p>
          </table:table-cell>
          <table:table-cell table:formula="of:=SUM([.O45:.O46])" office:value-type="percentage" office:value="0.102552804303106" calcext:value-type="percentage">
            <text:p>10.26%</text:p>
          </table:table-cell>
          <table:table-cell table:formula="of:=SUM([.P45:.P46])" office:value-type="percentage" office:value="0.0967032172703732" calcext:value-type="percentage">
            <text:p>9.67%</text:p>
          </table:table-cell>
        </table:table-row>
        <table:table-row table:style-name="ro1">
          <table:table-cell/>
          <table:table-cell table:formula="of:=SUM([.B47:.B48])" office:value-type="percentage" office:value="0.894143902186362" calcext:value-type="percentage">
            <text:p>89.41%</text:p>
          </table:table-cell>
          <table:table-cell table:formula="of:=SUM([.C47:.C48])" office:value-type="percentage" office:value="0.887456765930248" calcext:value-type="percentage">
            <text:p>88.75%</text:p>
          </table:table-cell>
          <table:table-cell table:formula="of:=SUM([.D47:.D48])" office:value-type="percentage" office:value="0.885527299387014" calcext:value-type="percentage">
            <text:p>88.55%</text:p>
          </table:table-cell>
          <table:table-cell table:formula="of:=SUM([.E47:.E48])" office:value-type="percentage" office:value="0.889983778541676" calcext:value-type="percentage">
            <text:p>89.00%</text:p>
          </table:table-cell>
          <table:table-cell table:formula="of:=SUM([.F47:.F48])" office:value-type="percentage" office:value="0.889674202489759" calcext:value-type="percentage">
            <text:p>88.97%</text:p>
          </table:table-cell>
          <table:table-cell table:formula="of:=SUM([.G47:.G48])" office:value-type="percentage" office:value="0.888478732217695" calcext:value-type="percentage">
            <text:p>88.85%</text:p>
          </table:table-cell>
          <table:table-cell table:formula="of:=SUM([.H47:.H48])" office:value-type="percentage" office:value="0.886797710762921" calcext:value-type="percentage">
            <text:p>88.68%</text:p>
          </table:table-cell>
          <table:table-cell table:formula="of:=SUM([.I47:.I48])" office:value-type="percentage" office:value="0.891394431097362" calcext:value-type="percentage">
            <text:p>89.14%</text:p>
          </table:table-cell>
          <table:table-cell table:formula="of:=SUM([.J47:.J48])" office:value-type="percentage" office:value="0.892051311721985" calcext:value-type="percentage">
            <text:p>89.21%</text:p>
          </table:table-cell>
          <table:table-cell table:formula="of:=SUM([.K47:.K48])" office:value-type="percentage" office:value="0.891496742721811" calcext:value-type="percentage">
            <text:p>89.15%</text:p>
          </table:table-cell>
          <table:table-cell table:formula="of:=SUM([.L47:.L48])" office:value-type="percentage" office:value="0.88609796990992" calcext:value-type="percentage">
            <text:p>88.61%</text:p>
          </table:table-cell>
          <table:table-cell table:formula="of:=SUM([.M47:.M48])" office:value-type="percentage" office:value="0.885078206391764" calcext:value-type="percentage">
            <text:p>88.51%</text:p>
          </table:table-cell>
          <table:table-cell table:formula="of:=SUM([.N47:.N48])" office:value-type="percentage" office:value="0.88444344570785" calcext:value-type="percentage">
            <text:p>88.44%</text:p>
          </table:table-cell>
          <table:table-cell table:formula="of:=SUM([.O47:.O48])" office:value-type="percentage" office:value="0.897447195696894" calcext:value-type="percentage">
            <text:p>89.74%</text:p>
          </table:table-cell>
          <table:table-cell table:formula="of:=SUM([.P47:.P48])" office:value-type="percentage" office:value="0.903296782729627" calcext:value-type="percentage">
            <text:p>90.3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7">00/00/0000</text:date>, <text:time style:data-style-name="N2" text:time-value="14:19:23.559077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7T15:10:14.868290878</dc:date>
    <meta:editing-duration>PT6H8M17S</meta:editing-duration>
    <meta:editing-cycles>13</meta:editing-cycles>
    <meta:generator>LibreOffice/5.4.1.2$MacOSX_X86_64 LibreOffice_project/ea7cb86e6eeb2bf3a5af73a8f7777ac570321527</meta:generator>
    <meta:document-statistic meta:table-count="1" meta:cell-count="68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1cm" svg:y="0.315cm" chart:style-name="ch2">
          <text:p>DVA in Bilateral Exports Decomposition</text:p>
        </chart:title>
        <chart:subtitle svg:x="3.438cm" svg:y="1.269cm" chart:style-name="ch3">
          <text:p>Mexico to United States, 2000-2014 (millions of $)</text:p>
        </chart:subtitle>
        <chart:legend chart:legend-position="end" svg:x="12.457cm" svg:y="3.345cm" style:legend-expansion="high" chart:style-name="ch4"/>
        <chart:plot-area chart:style-name="ch5" table:cell-range-address="mex2usa_agg_component.A1:mex2usa_agg_component.P6" chart:data-source-has-labels="both" svg:x="1.302cm" svg:y="2.084cm" svg:width="10.835cm" svg:height="5.784cm">
          <chartooo:coordinate-region svg:x="2.482cm" svg:y="2.255cm" svg:width="9.436cm" svg:height="5.022cm"/>
          <chart:axis chart:dimension="x" chart:name="primary-x" chart:style-name="ch6" chartooo:axis-type="auto">
            <chartooo:date-scale/>
            <chart:title svg:x="6.321cm" svg:y="8.049cm" chart:style-name="ch7">
              <text:p>Year</text:p>
            </chart:title>
            <chart:categories table:cell-range-address="mex2usa_agg_component.B1:mex2usa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mex2usa_agg_component.B2:mex2usa_agg_component.P2" chart:label-cell-address="mex2usa_agg_component.A2:mex2usa_agg_component.A2" chart:class="chart:line">
            <chart:data-point chart:repeated="15"/>
          </chart:series>
          <chart:series chart:style-name="ch12" chart:values-cell-range-address="mex2usa_agg_component.B3:mex2usa_agg_component.P3" chart:label-cell-address="mex2usa_agg_component.A3:mex2usa_agg_component.A3" chart:class="chart:line">
            <chart:data-point chart:repeated="15"/>
          </chart:series>
          <chart:series chart:style-name="ch13" chart:values-cell-range-address="mex2usa_agg_component.B4:mex2usa_agg_component.P4" chart:label-cell-address="mex2usa_agg_component.A4:mex2usa_agg_component.A4" chart:class="chart:line">
            <chart:data-point chart:repeated="15"/>
          </chart:series>
          <chart:series chart:style-name="ch14" chart:values-cell-range-address="mex2usa_agg_component.B5:mex2usa_agg_component.P5" chart:label-cell-address="mex2usa_agg_component.A5:mex2usa_agg_component.A5" chart:class="chart:line">
            <chart:data-point chart:repeated="15"/>
          </chart:series>
          <chart:series chart:style-name="ch15" chart:values-cell-range-address="mex2usa_agg_component.B6:mex2usa_agg_component.P6" chart:label-cell-address="mex2usa_agg_component.A6:mex2usa_agg_component.A6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usa_agg_component.B1:mex2usa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VA_FIN</text:p>
                <draw:g>
                  <svg:desc>mex2usa_agg_component.A2:mex2usa_agg_component.A2</svg:desc>
                </draw:g>
              </table:table-cell>
              <table:table-cell office:value-type="float" office:value="50073.4818393134">
                <text:p>50073.4818393134</text:p>
                <draw:g>
                  <svg:desc>mex2usa_agg_component.B2:mex2usa_agg_component.P2</svg:desc>
                </draw:g>
              </table:table-cell>
              <table:table-cell office:value-type="float" office:value="48704.9735398308">
                <text:p>48704.9735398308</text:p>
              </table:table-cell>
              <table:table-cell office:value-type="float" office:value="47651.0682741594">
                <text:p>47651.0682741594</text:p>
              </table:table-cell>
              <table:table-cell office:value-type="float" office:value="45464.8840014133">
                <text:p>45464.8840014133</text:p>
              </table:table-cell>
              <table:table-cell office:value-type="float" office:value="46658.3940559182">
                <text:p>46658.3940559182</text:p>
              </table:table-cell>
              <table:table-cell office:value-type="float" office:value="50224.4238717191">
                <text:p>50224.4238717191</text:p>
              </table:table-cell>
              <table:table-cell office:value-type="float" office:value="57310.3574091344">
                <text:p>57310.3574091344</text:p>
              </table:table-cell>
              <table:table-cell office:value-type="float" office:value="62739.6444782621">
                <text:p>62739.6444782621</text:p>
              </table:table-cell>
              <table:table-cell office:value-type="float" office:value="63247.9387585433">
                <text:p>63247.9387585433</text:p>
              </table:table-cell>
              <table:table-cell office:value-type="float" office:value="50632.283609704">
                <text:p>50632.283609704</text:p>
              </table:table-cell>
              <table:table-cell office:value-type="float" office:value="63155.9839279968">
                <text:p>63155.9839279968</text:p>
              </table:table-cell>
              <table:table-cell office:value-type="float" office:value="69052.154750888">
                <text:p>69052.154750888</text:p>
              </table:table-cell>
              <table:table-cell office:value-type="float" office:value="68352.2972413374">
                <text:p>68352.2972413374</text:p>
              </table:table-cell>
              <table:table-cell office:value-type="float" office:value="73808.5906150213">
                <text:p>73808.5906150213</text:p>
              </table:table-cell>
              <table:table-cell office:value-type="float" office:value="79645.6182043642">
                <text:p>79645.6182043642</text:p>
              </table:table-cell>
            </table:table-row>
            <table:table-row>
              <table:table-cell office:value-type="string">
                <text:p>DVA_INT</text:p>
                <draw:g>
                  <svg:desc>mex2usa_agg_component.A3:mex2usa_agg_component.A3</svg:desc>
                </draw:g>
              </table:table-cell>
              <table:table-cell office:value-type="float" office:value="29382.8820629465">
                <text:p>29382.8820629465</text:p>
                <draw:g>
                  <svg:desc>mex2usa_agg_component.B3:mex2usa_agg_component.P3</svg:desc>
                </draw:g>
              </table:table-cell>
              <table:table-cell office:value-type="float" office:value="27789.5053943001">
                <text:p>27789.5053943001</text:p>
              </table:table-cell>
              <table:table-cell office:value-type="float" office:value="31597.003439582">
                <text:p>31597.003439582</text:p>
              </table:table-cell>
              <table:table-cell office:value-type="float" office:value="35308.3963894075">
                <text:p>35308.3963894075</text:p>
              </table:table-cell>
              <table:table-cell office:value-type="float" office:value="43754.7763543041">
                <text:p>43754.7763543041</text:p>
              </table:table-cell>
              <table:table-cell office:value-type="float" office:value="51027.7958109961">
                <text:p>51027.7958109961</text:p>
              </table:table-cell>
              <table:table-cell office:value-type="float" office:value="59925.5227784112">
                <text:p>59925.5227784112</text:p>
              </table:table-cell>
              <table:table-cell office:value-type="float" office:value="57596.7486678353">
                <text:p>57596.7486678353</text:p>
              </table:table-cell>
              <table:table-cell office:value-type="float" office:value="62562.5194724659">
                <text:p>62562.5194724659</text:p>
              </table:table-cell>
              <table:table-cell office:value-type="float" office:value="48800.5841720573">
                <text:p>48800.5841720573</text:p>
              </table:table-cell>
              <table:table-cell office:value-type="float" office:value="61270.6719739136">
                <text:p>61270.6719739136</text:p>
              </table:table-cell>
              <table:table-cell office:value-type="float" office:value="73810.9454489137">
                <text:p>73810.9454489137</text:p>
              </table:table-cell>
              <table:table-cell office:value-type="float" office:value="74548.9775280193">
                <text:p>74548.9775280193</text:p>
              </table:table-cell>
              <table:table-cell office:value-type="float" office:value="74147.5909647142">
                <text:p>74147.5909647142</text:p>
              </table:table-cell>
              <table:table-cell office:value-type="float" office:value="73755.034238334">
                <text:p>73755.034238334</text:p>
              </table:table-cell>
            </table:table-row>
            <table:table-row>
              <table:table-cell office:value-type="string">
                <text:p>DVA_INTrexI1</text:p>
                <draw:g>
                  <svg:desc>mex2usa_agg_component.A4:mex2usa_agg_component.A4</svg:desc>
                </draw:g>
              </table:table-cell>
              <table:table-cell office:value-type="float" office:value="1634.23761440148">
                <text:p>1634.23761440148</text:p>
                <draw:g>
                  <svg:desc>mex2usa_agg_component.B4:mex2usa_agg_component.P4</svg:desc>
                </draw:g>
              </table:table-cell>
              <table:table-cell office:value-type="float" office:value="1410.18797288668">
                <text:p>1410.18797288668</text:p>
              </table:table-cell>
              <table:table-cell office:value-type="float" office:value="1577.89604375168">
                <text:p>1577.89604375168</text:p>
              </table:table-cell>
              <table:table-cell office:value-type="float" office:value="1751.46291545548">
                <text:p>1751.46291545548</text:p>
              </table:table-cell>
              <table:table-cell office:value-type="float" office:value="2294.81402760057">
                <text:p>2294.81402760057</text:p>
              </table:table-cell>
              <table:table-cell office:value-type="float" office:value="2759.37622040787">
                <text:p>2759.37622040787</text:p>
              </table:table-cell>
              <table:table-cell office:value-type="float" office:value="3592.31506501684">
                <text:p>3592.31506501684</text:p>
              </table:table-cell>
              <table:table-cell office:value-type="float" office:value="3967.72731435703">
                <text:p>3967.72731435703</text:p>
              </table:table-cell>
              <table:table-cell office:value-type="float" office:value="5272.34620639612">
                <text:p>5272.34620639612</text:p>
              </table:table-cell>
              <table:table-cell office:value-type="float" office:value="3940.29463689707">
                <text:p>3940.29463689707</text:p>
              </table:table-cell>
              <table:table-cell office:value-type="float" office:value="5478.25638681491">
                <text:p>5478.25638681491</text:p>
              </table:table-cell>
              <table:table-cell office:value-type="float" office:value="7782.67961580271">
                <text:p>7782.67961580271</text:p>
              </table:table-cell>
              <table:table-cell office:value-type="float" office:value="7793.29386800184">
                <text:p>7793.29386800184</text:p>
              </table:table-cell>
              <table:table-cell office:value-type="float" office:value="7390.36987569461">
                <text:p>7390.36987569461</text:p>
              </table:table-cell>
              <table:table-cell office:value-type="float" office:value="7145.7709639757">
                <text:p>7145.7709639757</text:p>
              </table:table-cell>
            </table:table-row>
            <table:table-row>
              <table:table-cell office:value-type="string">
                <text:p>DVA_INTrexF</text:p>
                <draw:g>
                  <svg:desc>mex2usa_agg_component.A5:mex2usa_agg_component.A5</svg:desc>
                </draw:g>
              </table:table-cell>
              <table:table-cell office:value-type="float" office:value="1851.64268445886">
                <text:p>1851.64268445886</text:p>
                <draw:g>
                  <svg:desc>mex2usa_agg_component.B5:mex2usa_agg_component.P5</svg:desc>
                </draw:g>
              </table:table-cell>
              <table:table-cell office:value-type="float" office:value="1627.32764287631">
                <text:p>1627.32764287631</text:p>
              </table:table-cell>
              <table:table-cell office:value-type="float" office:value="1763.94049561422">
                <text:p>1763.94049561422</text:p>
              </table:table-cell>
              <table:table-cell office:value-type="float" office:value="1802.24729507703">
                <text:p>1802.24729507703</text:p>
              </table:table-cell>
              <table:table-cell office:value-type="float" office:value="2264.35495875732">
                <text:p>2264.35495875732</text:p>
              </table:table-cell>
              <table:table-cell office:value-type="float" office:value="2728.0194565799">
                <text:p>2728.0194565799</text:p>
              </table:table-cell>
              <table:table-cell office:value-type="float" office:value="3518.25484069563">
                <text:p>3518.25484069563</text:p>
              </table:table-cell>
              <table:table-cell office:value-type="float" office:value="4079.55093805836">
                <text:p>4079.55093805836</text:p>
              </table:table-cell>
              <table:table-cell office:value-type="float" office:value="4638.67836107247">
                <text:p>4638.67836107247</text:p>
              </table:table-cell>
              <table:table-cell office:value-type="float" office:value="3135.58240876636">
                <text:p>3135.58240876636</text:p>
              </table:table-cell>
              <table:table-cell office:value-type="float" office:value="4295.04105415554">
                <text:p>4295.04105415554</text:p>
              </table:table-cell>
              <table:table-cell office:value-type="float" office:value="5715.29785858771">
                <text:p>5715.29785858771</text:p>
              </table:table-cell>
              <table:table-cell office:value-type="float" office:value="5996.78278537443">
                <text:p>5996.78278537443</text:p>
              </table:table-cell>
              <table:table-cell office:value-type="float" office:value="5854.70107043212">
                <text:p>5854.70107043212</text:p>
              </table:table-cell>
              <table:table-cell office:value-type="float" office:value="5836.81911387415">
                <text:p>5836.81911387415</text:p>
              </table:table-cell>
            </table:table-row>
            <table:table-row>
              <table:table-cell office:value-type="string">
                <text:p>DVA_INTrexI2</text:p>
                <draw:g>
                  <svg:desc>mex2usa_agg_component.A6:mex2usa_agg_component.A6</svg:desc>
                </draw:g>
              </table:table-cell>
              <table:table-cell office:value-type="float" office:value="713.788848511245">
                <text:p>713.788848511245</text:p>
                <draw:g>
                  <svg:desc>mex2usa_agg_component.B6:mex2usa_agg_component.P6</svg:desc>
                </draw:g>
              </table:table-cell>
              <table:table-cell office:value-type="float" office:value="629.132634656695">
                <text:p>629.132634656695</text:p>
              </table:table-cell>
              <table:table-cell office:value-type="float" office:value="678.617319406779">
                <text:p>678.617319406779</text:p>
              </table:table-cell>
              <table:table-cell office:value-type="float" office:value="700.489558803238">
                <text:p>700.489558803238</text:p>
              </table:table-cell>
              <table:table-cell office:value-type="float" office:value="899.63779174336">
                <text:p>899.63779174336</text:p>
              </table:table-cell>
              <table:table-cell office:value-type="float" office:value="1064.72497930235">
                <text:p>1064.72497930235</text:p>
              </table:table-cell>
              <table:table-cell office:value-type="float" office:value="1333.674611391">
                <text:p>1333.674611391</text:p>
              </table:table-cell>
              <table:table-cell office:value-type="float" office:value="1406.51671137872">
                <text:p>1406.51671137872</text:p>
              </table:table-cell>
              <table:table-cell office:value-type="float" office:value="1528.65316468046">
                <text:p>1528.65316468046</text:p>
              </table:table-cell>
              <table:table-cell office:value-type="float" office:value="1003.8271059863">
                <text:p>1003.8271059863</text:p>
              </table:table-cell>
              <table:table-cell office:value-type="float" office:value="1512.1855577112">
                <text:p>1512.1855577112</text:p>
              </table:table-cell>
              <table:table-cell office:value-type="float" office:value="2041.11935544317">
                <text:p>2041.11935544317</text:p>
              </table:table-cell>
              <table:table-cell office:value-type="float" office:value="2000.01608879871">
                <text:p>2000.01608879871</text:p>
              </table:table-cell>
              <table:table-cell office:value-type="float" office:value="1925.18659203572">
                <text:p>1925.18659203572</text:p>
              </table:table-cell>
              <table:table-cell office:value-type="float" office:value="1896.9209797261">
                <text:p>1896.9209797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00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3.921cm" svg:y="0.315cm" chart:style-name="ch2">
          <text:p>DVA in Bilateral Exports Decomposition</text:p>
        </chart:title>
        <chart:subtitle svg:x="3.779cm" svg:y="1.269cm" chart:style-name="ch3">
          <text:p>Mexico to United States, 2000-2014 (% share)</text:p>
        </chart:subtitle>
        <chart:legend chart:legend-position="end" svg:x="13.046cm" svg:y="3.345cm" style:legend-expansion="high" chart:style-name="ch4"/>
        <chart:plot-area chart:style-name="ch5" table:cell-range-address="mex2usa_agg_component.A1:mex2usa_agg_component.P6" chart:data-source-has-labels="both" svg:x="1.302cm" svg:y="2.084cm" svg:width="11.424cm" svg:height="5.784cm">
          <chartooo:coordinate-region svg:x="2.699cm" svg:y="2.255cm" svg:width="9.623cm" svg:height="5.022cm"/>
          <chart:axis chart:dimension="x" chart:name="primary-x" chart:style-name="ch6" chartooo:axis-type="auto">
            <chartooo:date-scale/>
            <chart:title svg:x="6.616cm" svg:y="8.049cm" chart:style-name="ch7">
              <text:p>Year</text:p>
            </chart:title>
            <chart:categories table:cell-range-address="mex2usa_agg_component.B1:mex2usa_agg_componen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mex2usa_agg_component.B2:mex2usa_agg_component.P2" chart:label-cell-address="mex2usa_agg_component.A2:mex2usa_agg_component.A2" chart:class="chart:area">
            <chart:data-point chart:repeated="15"/>
          </chart:series>
          <chart:series chart:style-name="ch12" chart:values-cell-range-address="mex2usa_agg_component.B3:mex2usa_agg_component.P3" chart:label-cell-address="mex2usa_agg_component.A3:mex2usa_agg_component.A3" chart:class="chart:area">
            <chart:data-point chart:repeated="15"/>
          </chart:series>
          <chart:series chart:style-name="ch13" chart:values-cell-range-address="mex2usa_agg_component.B4:mex2usa_agg_component.P4" chart:label-cell-address="mex2usa_agg_component.A4:mex2usa_agg_component.A4" chart:class="chart:area">
            <chart:data-point chart:repeated="15"/>
          </chart:series>
          <chart:series chart:style-name="ch14" chart:values-cell-range-address="mex2usa_agg_component.B5:mex2usa_agg_component.P5" chart:label-cell-address="mex2usa_agg_component.A5:mex2usa_agg_component.A5" chart:class="chart:area">
            <chart:data-point chart:repeated="15"/>
          </chart:series>
          <chart:series chart:style-name="ch15" chart:values-cell-range-address="mex2usa_agg_component.B6:mex2usa_agg_component.P6" chart:label-cell-address="mex2usa_agg_component.A6:mex2usa_agg_component.A6" chart:class="chart:area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usa_agg_component.B1:mex2usa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VA_FIN</text:p>
                <draw:g>
                  <svg:desc>mex2usa_agg_component.A2:mex2usa_agg_component.A2</svg:desc>
                </draw:g>
              </table:table-cell>
              <table:table-cell office:value-type="float" office:value="50073.4818393134">
                <text:p>50073.4818393134</text:p>
                <draw:g>
                  <svg:desc>mex2usa_agg_component.B2:mex2usa_agg_component.P2</svg:desc>
                </draw:g>
              </table:table-cell>
              <table:table-cell office:value-type="float" office:value="48704.9735398308">
                <text:p>48704.9735398308</text:p>
              </table:table-cell>
              <table:table-cell office:value-type="float" office:value="47651.0682741594">
                <text:p>47651.0682741594</text:p>
              </table:table-cell>
              <table:table-cell office:value-type="float" office:value="45464.8840014133">
                <text:p>45464.8840014133</text:p>
              </table:table-cell>
              <table:table-cell office:value-type="float" office:value="46658.3940559182">
                <text:p>46658.3940559182</text:p>
              </table:table-cell>
              <table:table-cell office:value-type="float" office:value="50224.4238717191">
                <text:p>50224.4238717191</text:p>
              </table:table-cell>
              <table:table-cell office:value-type="float" office:value="57310.3574091344">
                <text:p>57310.3574091344</text:p>
              </table:table-cell>
              <table:table-cell office:value-type="float" office:value="62739.6444782621">
                <text:p>62739.6444782621</text:p>
              </table:table-cell>
              <table:table-cell office:value-type="float" office:value="63247.9387585433">
                <text:p>63247.9387585433</text:p>
              </table:table-cell>
              <table:table-cell office:value-type="float" office:value="50632.283609704">
                <text:p>50632.283609704</text:p>
              </table:table-cell>
              <table:table-cell office:value-type="float" office:value="63155.9839279968">
                <text:p>63155.9839279968</text:p>
              </table:table-cell>
              <table:table-cell office:value-type="float" office:value="69052.154750888">
                <text:p>69052.154750888</text:p>
              </table:table-cell>
              <table:table-cell office:value-type="float" office:value="68352.2972413374">
                <text:p>68352.2972413374</text:p>
              </table:table-cell>
              <table:table-cell office:value-type="float" office:value="73808.5906150213">
                <text:p>73808.5906150213</text:p>
              </table:table-cell>
              <table:table-cell office:value-type="float" office:value="79645.6182043642">
                <text:p>79645.6182043642</text:p>
              </table:table-cell>
            </table:table-row>
            <table:table-row>
              <table:table-cell office:value-type="string">
                <text:p>DVA_INT</text:p>
                <draw:g>
                  <svg:desc>mex2usa_agg_component.A3:mex2usa_agg_component.A3</svg:desc>
                </draw:g>
              </table:table-cell>
              <table:table-cell office:value-type="float" office:value="29382.8820629465">
                <text:p>29382.8820629465</text:p>
                <draw:g>
                  <svg:desc>mex2usa_agg_component.B3:mex2usa_agg_component.P3</svg:desc>
                </draw:g>
              </table:table-cell>
              <table:table-cell office:value-type="float" office:value="27789.5053943001">
                <text:p>27789.5053943001</text:p>
              </table:table-cell>
              <table:table-cell office:value-type="float" office:value="31597.003439582">
                <text:p>31597.003439582</text:p>
              </table:table-cell>
              <table:table-cell office:value-type="float" office:value="35308.3963894075">
                <text:p>35308.3963894075</text:p>
              </table:table-cell>
              <table:table-cell office:value-type="float" office:value="43754.7763543041">
                <text:p>43754.7763543041</text:p>
              </table:table-cell>
              <table:table-cell office:value-type="float" office:value="51027.7958109961">
                <text:p>51027.7958109961</text:p>
              </table:table-cell>
              <table:table-cell office:value-type="float" office:value="59925.5227784112">
                <text:p>59925.5227784112</text:p>
              </table:table-cell>
              <table:table-cell office:value-type="float" office:value="57596.7486678353">
                <text:p>57596.7486678353</text:p>
              </table:table-cell>
              <table:table-cell office:value-type="float" office:value="62562.5194724659">
                <text:p>62562.5194724659</text:p>
              </table:table-cell>
              <table:table-cell office:value-type="float" office:value="48800.5841720573">
                <text:p>48800.5841720573</text:p>
              </table:table-cell>
              <table:table-cell office:value-type="float" office:value="61270.6719739136">
                <text:p>61270.6719739136</text:p>
              </table:table-cell>
              <table:table-cell office:value-type="float" office:value="73810.9454489137">
                <text:p>73810.9454489137</text:p>
              </table:table-cell>
              <table:table-cell office:value-type="float" office:value="74548.9775280193">
                <text:p>74548.9775280193</text:p>
              </table:table-cell>
              <table:table-cell office:value-type="float" office:value="74147.5909647142">
                <text:p>74147.5909647142</text:p>
              </table:table-cell>
              <table:table-cell office:value-type="float" office:value="73755.034238334">
                <text:p>73755.034238334</text:p>
              </table:table-cell>
            </table:table-row>
            <table:table-row>
              <table:table-cell office:value-type="string">
                <text:p>DVA_INTrexI1</text:p>
                <draw:g>
                  <svg:desc>mex2usa_agg_component.A4:mex2usa_agg_component.A4</svg:desc>
                </draw:g>
              </table:table-cell>
              <table:table-cell office:value-type="float" office:value="1634.23761440148">
                <text:p>1634.23761440148</text:p>
                <draw:g>
                  <svg:desc>mex2usa_agg_component.B4:mex2usa_agg_component.P4</svg:desc>
                </draw:g>
              </table:table-cell>
              <table:table-cell office:value-type="float" office:value="1410.18797288668">
                <text:p>1410.18797288668</text:p>
              </table:table-cell>
              <table:table-cell office:value-type="float" office:value="1577.89604375168">
                <text:p>1577.89604375168</text:p>
              </table:table-cell>
              <table:table-cell office:value-type="float" office:value="1751.46291545548">
                <text:p>1751.46291545548</text:p>
              </table:table-cell>
              <table:table-cell office:value-type="float" office:value="2294.81402760057">
                <text:p>2294.81402760057</text:p>
              </table:table-cell>
              <table:table-cell office:value-type="float" office:value="2759.37622040787">
                <text:p>2759.37622040787</text:p>
              </table:table-cell>
              <table:table-cell office:value-type="float" office:value="3592.31506501684">
                <text:p>3592.31506501684</text:p>
              </table:table-cell>
              <table:table-cell office:value-type="float" office:value="3967.72731435703">
                <text:p>3967.72731435703</text:p>
              </table:table-cell>
              <table:table-cell office:value-type="float" office:value="5272.34620639612">
                <text:p>5272.34620639612</text:p>
              </table:table-cell>
              <table:table-cell office:value-type="float" office:value="3940.29463689707">
                <text:p>3940.29463689707</text:p>
              </table:table-cell>
              <table:table-cell office:value-type="float" office:value="5478.25638681491">
                <text:p>5478.25638681491</text:p>
              </table:table-cell>
              <table:table-cell office:value-type="float" office:value="7782.67961580271">
                <text:p>7782.67961580271</text:p>
              </table:table-cell>
              <table:table-cell office:value-type="float" office:value="7793.29386800184">
                <text:p>7793.29386800184</text:p>
              </table:table-cell>
              <table:table-cell office:value-type="float" office:value="7390.36987569461">
                <text:p>7390.36987569461</text:p>
              </table:table-cell>
              <table:table-cell office:value-type="float" office:value="7145.7709639757">
                <text:p>7145.7709639757</text:p>
              </table:table-cell>
            </table:table-row>
            <table:table-row>
              <table:table-cell office:value-type="string">
                <text:p>DVA_INTrexF</text:p>
                <draw:g>
                  <svg:desc>mex2usa_agg_component.A5:mex2usa_agg_component.A5</svg:desc>
                </draw:g>
              </table:table-cell>
              <table:table-cell office:value-type="float" office:value="1851.64268445886">
                <text:p>1851.64268445886</text:p>
                <draw:g>
                  <svg:desc>mex2usa_agg_component.B5:mex2usa_agg_component.P5</svg:desc>
                </draw:g>
              </table:table-cell>
              <table:table-cell office:value-type="float" office:value="1627.32764287631">
                <text:p>1627.32764287631</text:p>
              </table:table-cell>
              <table:table-cell office:value-type="float" office:value="1763.94049561422">
                <text:p>1763.94049561422</text:p>
              </table:table-cell>
              <table:table-cell office:value-type="float" office:value="1802.24729507703">
                <text:p>1802.24729507703</text:p>
              </table:table-cell>
              <table:table-cell office:value-type="float" office:value="2264.35495875732">
                <text:p>2264.35495875732</text:p>
              </table:table-cell>
              <table:table-cell office:value-type="float" office:value="2728.0194565799">
                <text:p>2728.0194565799</text:p>
              </table:table-cell>
              <table:table-cell office:value-type="float" office:value="3518.25484069563">
                <text:p>3518.25484069563</text:p>
              </table:table-cell>
              <table:table-cell office:value-type="float" office:value="4079.55093805836">
                <text:p>4079.55093805836</text:p>
              </table:table-cell>
              <table:table-cell office:value-type="float" office:value="4638.67836107247">
                <text:p>4638.67836107247</text:p>
              </table:table-cell>
              <table:table-cell office:value-type="float" office:value="3135.58240876636">
                <text:p>3135.58240876636</text:p>
              </table:table-cell>
              <table:table-cell office:value-type="float" office:value="4295.04105415554">
                <text:p>4295.04105415554</text:p>
              </table:table-cell>
              <table:table-cell office:value-type="float" office:value="5715.29785858771">
                <text:p>5715.29785858771</text:p>
              </table:table-cell>
              <table:table-cell office:value-type="float" office:value="5996.78278537443">
                <text:p>5996.78278537443</text:p>
              </table:table-cell>
              <table:table-cell office:value-type="float" office:value="5854.70107043212">
                <text:p>5854.70107043212</text:p>
              </table:table-cell>
              <table:table-cell office:value-type="float" office:value="5836.81911387415">
                <text:p>5836.81911387415</text:p>
              </table:table-cell>
            </table:table-row>
            <table:table-row>
              <table:table-cell office:value-type="string">
                <text:p>DVA_INTrexI2</text:p>
                <draw:g>
                  <svg:desc>mex2usa_agg_component.A6:mex2usa_agg_component.A6</svg:desc>
                </draw:g>
              </table:table-cell>
              <table:table-cell office:value-type="float" office:value="713.788848511245">
                <text:p>713.788848511245</text:p>
                <draw:g>
                  <svg:desc>mex2usa_agg_component.B6:mex2usa_agg_component.P6</svg:desc>
                </draw:g>
              </table:table-cell>
              <table:table-cell office:value-type="float" office:value="629.132634656695">
                <text:p>629.132634656695</text:p>
              </table:table-cell>
              <table:table-cell office:value-type="float" office:value="678.617319406779">
                <text:p>678.617319406779</text:p>
              </table:table-cell>
              <table:table-cell office:value-type="float" office:value="700.489558803238">
                <text:p>700.489558803238</text:p>
              </table:table-cell>
              <table:table-cell office:value-type="float" office:value="899.63779174336">
                <text:p>899.63779174336</text:p>
              </table:table-cell>
              <table:table-cell office:value-type="float" office:value="1064.72497930235">
                <text:p>1064.72497930235</text:p>
              </table:table-cell>
              <table:table-cell office:value-type="float" office:value="1333.674611391">
                <text:p>1333.674611391</text:p>
              </table:table-cell>
              <table:table-cell office:value-type="float" office:value="1406.51671137872">
                <text:p>1406.51671137872</text:p>
              </table:table-cell>
              <table:table-cell office:value-type="float" office:value="1528.65316468046">
                <text:p>1528.65316468046</text:p>
              </table:table-cell>
              <table:table-cell office:value-type="float" office:value="1003.8271059863">
                <text:p>1003.8271059863</text:p>
              </table:table-cell>
              <table:table-cell office:value-type="float" office:value="1512.1855577112">
                <text:p>1512.1855577112</text:p>
              </table:table-cell>
              <table:table-cell office:value-type="float" office:value="2041.11935544317">
                <text:p>2041.11935544317</text:p>
              </table:table-cell>
              <table:table-cell office:value-type="float" office:value="2000.01608879871">
                <text:p>2000.01608879871</text:p>
              </table:table-cell>
              <table:table-cell office:value-type="float" office:value="1925.18659203572">
                <text:p>1925.18659203572</text:p>
              </table:table-cell>
              <table:table-cell office:value-type="float" office:value="1896.9209797261">
                <text:p>1896.9209797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05cm" svg:y="0.315cm" chart:style-name="ch2">
          <text:p>RDV in Bilateral Exports Decomposition</text:p>
        </chart:title>
        <chart:subtitle svg:x="3.438cm" svg:y="1.269cm" chart:style-name="ch3">
          <text:p>Mexico to United States, 2000-2014 (millions of $)</text:p>
        </chart:subtitle>
        <chart:legend chart:legend-position="end" svg:x="13.014cm" svg:y="3.787cm" style:legend-expansion="high" chart:style-name="ch4"/>
        <chart:plot-area chart:style-name="ch5" table:cell-range-address="mex2usa_agg_component.B1:mex2usa_agg_component.P1 mex2usa_agg_component.A7:mex2usa_agg_component.P9" chart:data-source-has-labels="both" svg:x="1.302cm" svg:y="2.084cm" svg:width="11.392cm" svg:height="5.784cm">
          <chartooo:coordinate-region svg:x="2.111cm" svg:y="2.255cm" svg:width="10.179cm" svg:height="5.022cm"/>
          <chart:axis chart:dimension="x" chart:name="primary-x" chart:style-name="ch6" chartooo:axis-type="auto">
            <chartooo:date-scale/>
            <chart:title svg:x="6.6cm" svg:y="8.049cm" chart:style-name="ch7">
              <text:p>Year</text:p>
            </chart:title>
            <chart:categories table:cell-range-address="mex2usa_agg_component.B1:mex2usa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mex2usa_agg_component.B7:mex2usa_agg_component.P7" chart:label-cell-address="mex2usa_agg_component.A7:mex2usa_agg_component.A7" chart:class="chart:line">
            <chart:data-point chart:repeated="15"/>
          </chart:series>
          <chart:series chart:style-name="ch12" chart:values-cell-range-address="mex2usa_agg_component.B8:mex2usa_agg_component.P8" chart:label-cell-address="mex2usa_agg_component.A8:mex2usa_agg_component.A8" chart:class="chart:line">
            <chart:data-point chart:repeated="15"/>
          </chart:series>
          <chart:series chart:style-name="ch13" chart:values-cell-range-address="mex2usa_agg_component.B9:mex2usa_agg_component.P9" chart:label-cell-address="mex2usa_agg_component.A9:mex2usa_agg_component.A9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usa_agg_component.B1:mex2usa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RDV_INT</text:p>
                <draw:g>
                  <svg:desc>mex2usa_agg_component.A7:mex2usa_agg_component.A7</svg:desc>
                </draw:g>
              </table:table-cell>
              <table:table-cell office:value-type="float" office:value="330.462663653566">
                <text:p>330.462663653566</text:p>
                <draw:g>
                  <svg:desc>mex2usa_agg_component.B7:mex2usa_agg_component.P7</svg:desc>
                </draw:g>
              </table:table-cell>
              <table:table-cell office:value-type="float" office:value="283.219906639054">
                <text:p>283.219906639054</text:p>
              </table:table-cell>
              <table:table-cell office:value-type="float" office:value="306.278186377936">
                <text:p>306.278186377936</text:p>
              </table:table-cell>
              <table:table-cell office:value-type="float" office:value="303.033529678349">
                <text:p>303.033529678349</text:p>
              </table:table-cell>
              <table:table-cell office:value-type="float" office:value="392.713472774889">
                <text:p>392.713472774889</text:p>
              </table:table-cell>
              <table:table-cell office:value-type="float" office:value="486.014551207345">
                <text:p>486.014551207345</text:p>
              </table:table-cell>
              <table:table-cell office:value-type="float" office:value="614.490973746586">
                <text:p>614.490973746586</text:p>
              </table:table-cell>
              <table:table-cell office:value-type="float" office:value="653.408931123009">
                <text:p>653.408931123009</text:p>
              </table:table-cell>
              <table:table-cell office:value-type="float" office:value="808.155183440174">
                <text:p>808.155183440174</text:p>
              </table:table-cell>
              <table:table-cell office:value-type="float" office:value="542.964095844666">
                <text:p>542.964095844666</text:p>
              </table:table-cell>
              <table:table-cell office:value-type="float" office:value="869.470724463126">
                <text:p>869.470724463126</text:p>
              </table:table-cell>
              <table:table-cell office:value-type="float" office:value="1310.04236902655">
                <text:p>1310.04236902655</text:p>
              </table:table-cell>
              <table:table-cell office:value-type="float" office:value="1266.4021109034">
                <text:p>1266.4021109034</text:p>
              </table:table-cell>
              <table:table-cell office:value-type="float" office:value="1161.0994613453">
                <text:p>1161.0994613453</text:p>
              </table:table-cell>
              <table:table-cell office:value-type="float" office:value="1124.56565253138">
                <text:p>1124.56565253138</text:p>
              </table:table-cell>
            </table:table-row>
            <table:table-row>
              <table:table-cell office:value-type="string">
                <text:p>RDV_FIN</text:p>
                <draw:g>
                  <svg:desc>mex2usa_agg_component.A8:mex2usa_agg_component.A8</svg:desc>
                </draw:g>
              </table:table-cell>
              <table:table-cell office:value-type="float" office:value="244.201014083846">
                <text:p>244.201014083846</text:p>
                <draw:g>
                  <svg:desc>mex2usa_agg_component.B8:mex2usa_agg_component.P8</svg:desc>
                </draw:g>
              </table:table-cell>
              <table:table-cell office:value-type="float" office:value="213.160680941583">
                <text:p>213.160680941583</text:p>
              </table:table-cell>
              <table:table-cell office:value-type="float" office:value="204.772881829434">
                <text:p>204.772881829434</text:p>
              </table:table-cell>
              <table:table-cell office:value-type="float" office:value="188.180880694902">
                <text:p>188.180880694902</text:p>
              </table:table-cell>
              <table:table-cell office:value-type="float" office:value="235.97765509683">
                <text:p>235.97765509683</text:p>
              </table:table-cell>
              <table:table-cell office:value-type="float" office:value="324.923477219505">
                <text:p>324.923477219505</text:p>
              </table:table-cell>
              <table:table-cell office:value-type="float" office:value="397.934773552534">
                <text:p>397.934773552534</text:p>
              </table:table-cell>
              <table:table-cell office:value-type="float" office:value="425.674334865225">
                <text:p>425.674334865225</text:p>
              </table:table-cell>
              <table:table-cell office:value-type="float" office:value="485.820476656903">
                <text:p>485.820476656903</text:p>
              </table:table-cell>
              <table:table-cell office:value-type="float" office:value="327.6457251245">
                <text:p>327.6457251245</text:p>
              </table:table-cell>
              <table:table-cell office:value-type="float" office:value="449.572786282866">
                <text:p>449.572786282866</text:p>
              </table:table-cell>
              <table:table-cell office:value-type="float" office:value="635.402454945592">
                <text:p>635.402454945592</text:p>
              </table:table-cell>
              <table:table-cell office:value-type="float" office:value="674.839068523878">
                <text:p>674.839068523878</text:p>
              </table:table-cell>
              <table:table-cell office:value-type="float" office:value="634.983262776087">
                <text:p>634.983262776087</text:p>
              </table:table-cell>
              <table:table-cell office:value-type="float" office:value="586.411852054577">
                <text:p>586.411852054577</text:p>
              </table:table-cell>
            </table:table-row>
            <table:table-row>
              <table:table-cell office:value-type="string">
                <text:p>RDV_FIN2</text:p>
                <draw:g>
                  <svg:desc>mex2usa_agg_component.A9:mex2usa_agg_component.A9</svg:desc>
                </draw:g>
              </table:table-cell>
              <table:table-cell office:value-type="float" office:value="5.66855634558917">
                <text:p>5.66855634558917</text:p>
                <draw:g>
                  <svg:desc>mex2usa_agg_component.B9:mex2usa_agg_component.P9</svg:desc>
                </draw:g>
              </table:table-cell>
              <table:table-cell office:value-type="float" office:value="5.5480009562446">
                <text:p>5.5480009562446</text:p>
              </table:table-cell>
              <table:table-cell office:value-type="float" office:value="6.84163921724813">
                <text:p>6.84163921724813</text:p>
              </table:table-cell>
              <table:table-cell office:value-type="float" office:value="6.142667766866">
                <text:p>6.142667766866</text:p>
              </table:table-cell>
              <table:table-cell office:value-type="float" office:value="8.36061492480277">
                <text:p>8.36061492480277</text:p>
              </table:table-cell>
              <table:table-cell office:value-type="float" office:value="11.8160296873481">
                <text:p>11.8160296873481</text:p>
              </table:table-cell>
              <table:table-cell office:value-type="float" office:value="15.1156412245353">
                <text:p>15.1156412245353</text:p>
              </table:table-cell>
              <table:table-cell office:value-type="float" office:value="17.1573587452407">
                <text:p>17.1573587452407</text:p>
              </table:table-cell>
              <table:table-cell office:value-type="float" office:value="16.9884679655558">
                <text:p>16.9884679655558</text:p>
              </table:table-cell>
              <table:table-cell office:value-type="float" office:value="10.1183858065122">
                <text:p>10.1183858065122</text:p>
              </table:table-cell>
              <table:table-cell office:value-type="float" office:value="14.5379073841566">
                <text:p>14.5379073841566</text:p>
              </table:table-cell>
              <table:table-cell office:value-type="float" office:value="20.442340196032">
                <text:p>20.442340196032</text:p>
              </table:table-cell>
              <table:table-cell office:value-type="float" office:value="20.127925339243">
                <text:p>20.127925339243</text:p>
              </table:table-cell>
              <table:table-cell office:value-type="float" office:value="19.2634240922519">
                <text:p>19.2634240922519</text:p>
              </table:table-cell>
              <table:table-cell office:value-type="float" office:value="17.7598206430021">
                <text:p>17.75982064300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3.905cm" svg:y="0.315cm" chart:style-name="ch2">
          <text:p>RDV in Bilateral Exports Decomposition</text:p>
        </chart:title>
        <chart:subtitle svg:x="3.779cm" svg:y="1.269cm" chart:style-name="ch3">
          <text:p>Mexico to United States, 2000-2014 (% share)</text:p>
        </chart:subtitle>
        <chart:legend chart:legend-position="end" svg:x="13.603cm" svg:y="3.787cm" style:legend-expansion="high" chart:style-name="ch4"/>
        <chart:plot-area chart:style-name="ch5" table:cell-range-address="mex2usa_agg_component.B1:mex2usa_agg_component.P1 mex2usa_agg_component.A7:mex2usa_agg_component.P9" chart:data-source-has-labels="both" svg:x="1.302cm" svg:y="2.084cm" svg:width="11.981cm" svg:height="5.784cm">
          <chartooo:coordinate-region svg:x="2.699cm" svg:y="2.255cm" svg:width="10.179cm" svg:height="5.022cm"/>
          <chart:axis chart:dimension="x" chart:name="primary-x" chart:style-name="ch6" chartooo:axis-type="auto">
            <chartooo:date-scale/>
            <chart:title svg:x="6.894cm" svg:y="8.049cm" chart:style-name="ch7">
              <text:p>Year</text:p>
            </chart:title>
            <chart:categories table:cell-range-address="mex2usa_agg_component.B1:mex2usa_agg_componen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mex2usa_agg_component.B7:mex2usa_agg_component.P7" chart:label-cell-address="mex2usa_agg_component.A7:mex2usa_agg_component.A7" chart:class="chart:area">
            <chart:data-point chart:repeated="15"/>
          </chart:series>
          <chart:series chart:style-name="ch12" chart:values-cell-range-address="mex2usa_agg_component.B8:mex2usa_agg_component.P8" chart:label-cell-address="mex2usa_agg_component.A8:mex2usa_agg_component.A8" chart:class="chart:area">
            <chart:data-point chart:repeated="15"/>
          </chart:series>
          <chart:series chart:style-name="ch13" chart:values-cell-range-address="mex2usa_agg_component.B9:mex2usa_agg_component.P9" chart:label-cell-address="mex2usa_agg_component.A9:mex2usa_agg_component.A9" chart:class="chart:area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usa_agg_component.B1:mex2usa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RDV_INT</text:p>
                <draw:g>
                  <svg:desc>mex2usa_agg_component.A7:mex2usa_agg_component.A7</svg:desc>
                </draw:g>
              </table:table-cell>
              <table:table-cell office:value-type="float" office:value="330.462663653566">
                <text:p>330.462663653566</text:p>
                <draw:g>
                  <svg:desc>mex2usa_agg_component.B7:mex2usa_agg_component.P7</svg:desc>
                </draw:g>
              </table:table-cell>
              <table:table-cell office:value-type="float" office:value="283.219906639054">
                <text:p>283.219906639054</text:p>
              </table:table-cell>
              <table:table-cell office:value-type="float" office:value="306.278186377936">
                <text:p>306.278186377936</text:p>
              </table:table-cell>
              <table:table-cell office:value-type="float" office:value="303.033529678349">
                <text:p>303.033529678349</text:p>
              </table:table-cell>
              <table:table-cell office:value-type="float" office:value="392.713472774889">
                <text:p>392.713472774889</text:p>
              </table:table-cell>
              <table:table-cell office:value-type="float" office:value="486.014551207345">
                <text:p>486.014551207345</text:p>
              </table:table-cell>
              <table:table-cell office:value-type="float" office:value="614.490973746586">
                <text:p>614.490973746586</text:p>
              </table:table-cell>
              <table:table-cell office:value-type="float" office:value="653.408931123009">
                <text:p>653.408931123009</text:p>
              </table:table-cell>
              <table:table-cell office:value-type="float" office:value="808.155183440174">
                <text:p>808.155183440174</text:p>
              </table:table-cell>
              <table:table-cell office:value-type="float" office:value="542.964095844666">
                <text:p>542.964095844666</text:p>
              </table:table-cell>
              <table:table-cell office:value-type="float" office:value="869.470724463126">
                <text:p>869.470724463126</text:p>
              </table:table-cell>
              <table:table-cell office:value-type="float" office:value="1310.04236902655">
                <text:p>1310.04236902655</text:p>
              </table:table-cell>
              <table:table-cell office:value-type="float" office:value="1266.4021109034">
                <text:p>1266.4021109034</text:p>
              </table:table-cell>
              <table:table-cell office:value-type="float" office:value="1161.0994613453">
                <text:p>1161.0994613453</text:p>
              </table:table-cell>
              <table:table-cell office:value-type="float" office:value="1124.56565253138">
                <text:p>1124.56565253138</text:p>
              </table:table-cell>
            </table:table-row>
            <table:table-row>
              <table:table-cell office:value-type="string">
                <text:p>RDV_FIN</text:p>
                <draw:g>
                  <svg:desc>mex2usa_agg_component.A8:mex2usa_agg_component.A8</svg:desc>
                </draw:g>
              </table:table-cell>
              <table:table-cell office:value-type="float" office:value="244.201014083846">
                <text:p>244.201014083846</text:p>
                <draw:g>
                  <svg:desc>mex2usa_agg_component.B8:mex2usa_agg_component.P8</svg:desc>
                </draw:g>
              </table:table-cell>
              <table:table-cell office:value-type="float" office:value="213.160680941583">
                <text:p>213.160680941583</text:p>
              </table:table-cell>
              <table:table-cell office:value-type="float" office:value="204.772881829434">
                <text:p>204.772881829434</text:p>
              </table:table-cell>
              <table:table-cell office:value-type="float" office:value="188.180880694902">
                <text:p>188.180880694902</text:p>
              </table:table-cell>
              <table:table-cell office:value-type="float" office:value="235.97765509683">
                <text:p>235.97765509683</text:p>
              </table:table-cell>
              <table:table-cell office:value-type="float" office:value="324.923477219505">
                <text:p>324.923477219505</text:p>
              </table:table-cell>
              <table:table-cell office:value-type="float" office:value="397.934773552534">
                <text:p>397.934773552534</text:p>
              </table:table-cell>
              <table:table-cell office:value-type="float" office:value="425.674334865225">
                <text:p>425.674334865225</text:p>
              </table:table-cell>
              <table:table-cell office:value-type="float" office:value="485.820476656903">
                <text:p>485.820476656903</text:p>
              </table:table-cell>
              <table:table-cell office:value-type="float" office:value="327.6457251245">
                <text:p>327.6457251245</text:p>
              </table:table-cell>
              <table:table-cell office:value-type="float" office:value="449.572786282866">
                <text:p>449.572786282866</text:p>
              </table:table-cell>
              <table:table-cell office:value-type="float" office:value="635.402454945592">
                <text:p>635.402454945592</text:p>
              </table:table-cell>
              <table:table-cell office:value-type="float" office:value="674.839068523878">
                <text:p>674.839068523878</text:p>
              </table:table-cell>
              <table:table-cell office:value-type="float" office:value="634.983262776087">
                <text:p>634.983262776087</text:p>
              </table:table-cell>
              <table:table-cell office:value-type="float" office:value="586.411852054577">
                <text:p>586.411852054577</text:p>
              </table:table-cell>
            </table:table-row>
            <table:table-row>
              <table:table-cell office:value-type="string">
                <text:p>RDV_FIN2</text:p>
                <draw:g>
                  <svg:desc>mex2usa_agg_component.A9:mex2usa_agg_component.A9</svg:desc>
                </draw:g>
              </table:table-cell>
              <table:table-cell office:value-type="float" office:value="5.66855634558917">
                <text:p>5.66855634558917</text:p>
                <draw:g>
                  <svg:desc>mex2usa_agg_component.B9:mex2usa_agg_component.P9</svg:desc>
                </draw:g>
              </table:table-cell>
              <table:table-cell office:value-type="float" office:value="5.5480009562446">
                <text:p>5.5480009562446</text:p>
              </table:table-cell>
              <table:table-cell office:value-type="float" office:value="6.84163921724813">
                <text:p>6.84163921724813</text:p>
              </table:table-cell>
              <table:table-cell office:value-type="float" office:value="6.142667766866">
                <text:p>6.142667766866</text:p>
              </table:table-cell>
              <table:table-cell office:value-type="float" office:value="8.36061492480277">
                <text:p>8.36061492480277</text:p>
              </table:table-cell>
              <table:table-cell office:value-type="float" office:value="11.8160296873481">
                <text:p>11.8160296873481</text:p>
              </table:table-cell>
              <table:table-cell office:value-type="float" office:value="15.1156412245353">
                <text:p>15.1156412245353</text:p>
              </table:table-cell>
              <table:table-cell office:value-type="float" office:value="17.1573587452407">
                <text:p>17.1573587452407</text:p>
              </table:table-cell>
              <table:table-cell office:value-type="float" office:value="16.9884679655558">
                <text:p>16.9884679655558</text:p>
              </table:table-cell>
              <table:table-cell office:value-type="float" office:value="10.1183858065122">
                <text:p>10.1183858065122</text:p>
              </table:table-cell>
              <table:table-cell office:value-type="float" office:value="14.5379073841566">
                <text:p>14.5379073841566</text:p>
              </table:table-cell>
              <table:table-cell office:value-type="float" office:value="20.442340196032">
                <text:p>20.442340196032</text:p>
              </table:table-cell>
              <table:table-cell office:value-type="float" office:value="20.127925339243">
                <text:p>20.127925339243</text:p>
              </table:table-cell>
              <table:table-cell office:value-type="float" office:value="19.2634240922519">
                <text:p>19.2634240922519</text:p>
              </table:table-cell>
              <table:table-cell office:value-type="float" office:value="17.7598206430021">
                <text:p>17.75982064300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52cm" svg:y="0.315cm" chart:style-name="ch2">
          <text:p>FVA in Bilateral Exports Decomposition</text:p>
        </chart:title>
        <chart:subtitle svg:x="3.438cm" svg:y="1.269cm" chart:style-name="ch3">
          <text:p>Mexico to United States, 2000-2014 (millions of $)</text:p>
        </chart:subtitle>
        <chart:legend chart:legend-position="end" svg:x="13.2cm" svg:y="3.566cm" style:legend-expansion="high" chart:style-name="ch4"/>
        <chart:plot-area chart:style-name="ch5" table:cell-range-address="mex2usa_agg_component.B1:mex2usa_agg_component.P1 mex2usa_agg_component.A10:mex2usa_agg_component.P13" chart:data-source-has-labels="both" svg:x="1.302cm" svg:y="2.084cm" svg:width="11.578cm" svg:height="5.784cm">
          <chartooo:coordinate-region svg:x="2.482cm" svg:y="2.255cm" svg:width="10.179cm" svg:height="5.022cm"/>
          <chart:axis chart:dimension="x" chart:name="primary-x" chart:style-name="ch6" chartooo:axis-type="auto">
            <chartooo:date-scale/>
            <chart:title svg:x="6.693cm" svg:y="8.049cm" chart:style-name="ch7">
              <text:p>Year</text:p>
            </chart:title>
            <chart:categories table:cell-range-address="mex2usa_agg_component.B1:mex2usa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mex2usa_agg_component.B10:mex2usa_agg_component.P10" chart:label-cell-address="mex2usa_agg_component.A10:mex2usa_agg_component.A10" chart:class="chart:line">
            <chart:data-point chart:repeated="15"/>
          </chart:series>
          <chart:series chart:style-name="ch12" chart:values-cell-range-address="mex2usa_agg_component.B11:mex2usa_agg_component.P11" chart:label-cell-address="mex2usa_agg_component.A11:mex2usa_agg_component.A11" chart:class="chart:line">
            <chart:data-point chart:repeated="15"/>
          </chart:series>
          <chart:series chart:style-name="ch13" chart:values-cell-range-address="mex2usa_agg_component.B12:mex2usa_agg_component.P12" chart:label-cell-address="mex2usa_agg_component.A12:mex2usa_agg_component.A12" chart:class="chart:line">
            <chart:data-point chart:repeated="15"/>
          </chart:series>
          <chart:series chart:style-name="ch14" chart:values-cell-range-address="mex2usa_agg_component.B13:mex2usa_agg_component.P13" chart:label-cell-address="mex2usa_agg_component.A13:mex2usa_agg_component.A13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usa_agg_component.B1:mex2usa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OVA_FIN</text:p>
                <draw:g>
                  <svg:desc>mex2usa_agg_component.A10:mex2usa_agg_component.A10</svg:desc>
                </draw:g>
              </table:table-cell>
              <table:table-cell office:value-type="float" office:value="12403.4968321752">
                <text:p>12403.4968321752</text:p>
                <draw:g>
                  <svg:desc>mex2usa_agg_component.B10:mex2usa_agg_component.P10</svg:desc>
                </draw:g>
              </table:table-cell>
              <table:table-cell office:value-type="float" office:value="12773.815620542">
                <text:p>12773.815620542</text:p>
              </table:table-cell>
              <table:table-cell office:value-type="float" office:value="13617.8159640485">
                <text:p>13617.8159640485</text:p>
              </table:table-cell>
              <table:table-cell office:value-type="float" office:value="13667.9634970996">
                <text:p>13667.9634970996</text:p>
              </table:table-cell>
              <table:table-cell office:value-type="float" office:value="16886.8755144869">
                <text:p>16886.8755144869</text:p>
              </table:table-cell>
              <table:table-cell office:value-type="float" office:value="18389.4338735553">
                <text:p>18389.4338735553</text:p>
              </table:table-cell>
              <table:table-cell office:value-type="float" office:value="23917.937209363">
                <text:p>23917.937209363</text:p>
              </table:table-cell>
              <table:table-cell office:value-type="float" office:value="25315.6533609784">
                <text:p>25315.6533609784</text:p>
              </table:table-cell>
              <table:table-cell office:value-type="float" office:value="27433.2120733514">
                <text:p>27433.2120733514</text:p>
              </table:table-cell>
              <table:table-cell office:value-type="float" office:value="22001.7214576648">
                <text:p>22001.7214576648</text:p>
              </table:table-cell>
              <table:table-cell office:value-type="float" office:value="28172.904174424">
                <text:p>28172.904174424</text:p>
              </table:table-cell>
              <table:table-cell office:value-type="float" office:value="30071.0455687259">
                <text:p>30071.0455687259</text:p>
              </table:table-cell>
              <table:table-cell office:value-type="float" office:value="30618.216174458">
                <text:p>30618.216174458</text:p>
              </table:table-cell>
              <table:table-cell office:value-type="float" office:value="29699.9555836779">
                <text:p>29699.9555836779</text:p>
              </table:table-cell>
              <table:table-cell office:value-type="float" office:value="28975.3792485988">
                <text:p>28975.3792485988</text:p>
              </table:table-cell>
            </table:table-row>
            <table:table-row>
              <table:table-cell office:value-type="string">
                <text:p>MVA_FIN</text:p>
                <draw:g>
                  <svg:desc>mex2usa_agg_component.A11:mex2usa_agg_component.A11</svg:desc>
                </draw:g>
              </table:table-cell>
              <table:table-cell office:value-type="float" office:value="19710.1792103469">
                <text:p>19710.1792103469</text:p>
                <draw:g>
                  <svg:desc>mex2usa_agg_component.B11:mex2usa_agg_component.P11</svg:desc>
                </draw:g>
              </table:table-cell>
              <table:table-cell office:value-type="float" office:value="17829.474067523">
                <text:p>17829.474067523</text:p>
              </table:table-cell>
              <table:table-cell office:value-type="float" office:value="16245.2920298492">
                <text:p>16245.2920298492</text:p>
              </table:table-cell>
              <table:table-cell office:value-type="float" office:value="17430.7563900672">
                <text:p>17430.7563900672</text:p>
              </table:table-cell>
              <table:table-cell office:value-type="float" office:value="19035.2380786192">
                <text:p>19035.2380786192</text:p>
              </table:table-cell>
              <table:table-cell office:value-type="float" office:value="18066.6173028999">
                <text:p>18066.6173028999</text:p>
              </table:table-cell>
              <table:table-cell office:value-type="float" office:value="20045.0039737808">
                <text:p>20045.0039737808</text:p>
              </table:table-cell>
              <table:table-cell office:value-type="float" office:value="20351.5460342034">
                <text:p>20351.5460342034</text:p>
              </table:table-cell>
              <table:table-cell office:value-type="float" office:value="19549.8534654701">
                <text:p>19549.8534654701</text:p>
              </table:table-cell>
              <table:table-cell office:value-type="float" office:value="18366.7807283042">
                <text:p>18366.7807283042</text:p>
              </table:table-cell>
              <table:table-cell office:value-type="float" office:value="20843.2995157151">
                <text:p>20843.2995157151</text:p>
              </table:table-cell>
              <table:table-cell office:value-type="float" office:value="20480.4212942427">
                <text:p>20480.4212942427</text:p>
              </table:table-cell>
              <table:table-cell office:value-type="float" office:value="22398.1906640278">
                <text:p>22398.1906640278</text:p>
              </table:table-cell>
              <table:table-cell office:value-type="float" office:value="21513.877700457">
                <text:p>21513.877700457</text:p>
              </table:table-cell>
              <table:table-cell office:value-type="float" office:value="22396.9241556978">
                <text:p>22396.9241556978</text:p>
              </table:table-cell>
            </table:table-row>
            <table:table-row>
              <table:table-cell office:value-type="string">
                <text:p>OVA_INT</text:p>
                <draw:g>
                  <svg:desc>mex2usa_agg_component.A12:mex2usa_agg_component.A12</svg:desc>
                </draw:g>
              </table:table-cell>
              <table:table-cell office:value-type="float" office:value="4556.23854854192">
                <text:p>4556.23854854192</text:p>
                <draw:g>
                  <svg:desc>mex2usa_agg_component.B12:mex2usa_agg_component.P12</svg:desc>
                </draw:g>
              </table:table-cell>
              <table:table-cell office:value-type="float" office:value="4212.86340091924">
                <text:p>4212.86340091924</text:p>
              </table:table-cell>
              <table:table-cell office:value-type="float" office:value="4681.86509120136">
                <text:p>4681.86509120136</text:p>
              </table:table-cell>
              <table:table-cell office:value-type="float" office:value="5494.4982052415">
                <text:p>5494.4982052415</text:p>
              </table:table-cell>
              <table:table-cell office:value-type="float" office:value="7142.89276840507">
                <text:p>7142.89276840507</text:p>
              </table:table-cell>
              <table:table-cell office:value-type="float" office:value="8258.95198616265">
                <text:p>8258.95198616265</text:p>
              </table:table-cell>
              <table:table-cell office:value-type="float" office:value="9598.19174405921">
                <text:p>9598.19174405921</text:p>
              </table:table-cell>
              <table:table-cell office:value-type="float" office:value="9822.9485181535">
                <text:p>9822.9485181535</text:p>
              </table:table-cell>
              <table:table-cell office:value-type="float" office:value="10272.7568210594">
                <text:p>10272.7568210594</text:p>
              </table:table-cell>
              <table:table-cell office:value-type="float" office:value="7594.87575228891">
                <text:p>7594.87575228891</text:p>
              </table:table-cell>
              <table:table-cell office:value-type="float" office:value="10594.1168168886">
                <text:p>10594.1168168886</text:p>
              </table:table-cell>
              <table:table-cell office:value-type="float" office:value="12382.5192020628">
                <text:p>12382.5192020628</text:p>
              </table:table-cell>
              <table:table-cell office:value-type="float" office:value="13139.1788442783">
                <text:p>13139.1788442783</text:p>
              </table:table-cell>
              <table:table-cell office:value-type="float" office:value="15625.8123247465">
                <text:p>15625.8123247465</text:p>
              </table:table-cell>
              <table:table-cell office:value-type="float" office:value="16779.4237899547">
                <text:p>16779.4237899547</text:p>
              </table:table-cell>
            </table:table-row>
            <table:table-row>
              <table:table-cell office:value-type="string">
                <text:p>MVA_INT</text:p>
                <draw:g>
                  <svg:desc>mex2usa_agg_component.A13:mex2usa_agg_component.A13</svg:desc>
                </draw:g>
              </table:table-cell>
              <table:table-cell office:value-type="float" office:value="6701.69220787227">
                <text:p>6701.69220787227</text:p>
                <draw:g>
                  <svg:desc>mex2usa_agg_component.B13:mex2usa_agg_component.P13</svg:desc>
                </draw:g>
              </table:table-cell>
              <table:table-cell office:value-type="float" office:value="5612.96324272373">
                <text:p>5612.96324272373</text:p>
              </table:table-cell>
              <table:table-cell office:value-type="float" office:value="5627.40620361571">
                <text:p>5627.40620361571</text:p>
              </table:table-cell>
              <table:table-cell office:value-type="float" office:value="6642.37106570237">
                <text:p>6642.37106570237</text:p>
              </table:table-cell>
              <table:table-cell office:value-type="float" office:value="7870.15985510026">
                <text:p>7870.15985510026</text:p>
              </table:table-cell>
              <table:table-cell office:value-type="float" office:value="8296.37735398298">
                <text:p>8296.37735398298</text:p>
              </table:table-cell>
              <table:table-cell office:value-type="float" office:value="8814.50784099371">
                <text:p>8814.50784099371</text:p>
              </table:table-cell>
              <table:table-cell office:value-type="float" office:value="8812.86355732739">
                <text:p>8812.86355732739</text:p>
              </table:table-cell>
              <table:table-cell office:value-type="float" office:value="8292.32385409815">
                <text:p>8292.32385409815</text:p>
              </table:table-cell>
              <table:table-cell office:value-type="float" office:value="7209.42700807217">
                <text:p>7209.42700807217</text:p>
              </table:table-cell>
              <table:table-cell office:value-type="float" office:value="9156.22942950223">
                <text:p>9156.22942950223</text:p>
              </table:table-cell>
              <table:table-cell office:value-type="float" office:value="9938.98415638528">
                <text:p>9938.98415638528</text:p>
              </table:table-cell>
              <table:table-cell office:value-type="float" office:value="11159.637455427">
                <text:p>11159.637455427</text:p>
              </table:table-cell>
              <table:table-cell office:value-type="float" office:value="12985.7517533749">
                <text:p>12985.7517533749</text:p>
              </table:table-cell>
              <table:table-cell office:value-type="float" office:value="14089.8538008161">
                <text:p>14089.85380081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3.952cm" svg:y="0.315cm" chart:style-name="ch2">
          <text:p>FVA in Bilateral Exports Decomposition</text:p>
        </chart:title>
        <chart:subtitle svg:x="3.779cm" svg:y="1.269cm" chart:style-name="ch3">
          <text:p>Mexico to United States, 2000-2014 (% share)</text:p>
        </chart:subtitle>
        <chart:legend chart:legend-position="end" svg:x="13.789cm" svg:y="3.566cm" style:legend-expansion="high" chart:style-name="ch4"/>
        <chart:plot-area chart:style-name="ch5" table:cell-range-address="mex2usa_agg_component.B1:mex2usa_agg_component.P1 mex2usa_agg_component.A10:mex2usa_agg_component.P13" chart:data-source-has-labels="both" svg:x="1.302cm" svg:y="2.084cm" svg:width="12.167cm" svg:height="5.784cm">
          <chartooo:coordinate-region svg:x="2.699cm" svg:y="2.255cm" svg:width="10.365cm" svg:height="5.022cm"/>
          <chart:axis chart:dimension="x" chart:name="primary-x" chart:style-name="ch6" chartooo:axis-type="auto">
            <chartooo:date-scale/>
            <chart:title svg:x="6.987cm" svg:y="8.049cm" chart:style-name="ch7">
              <text:p>Year</text:p>
            </chart:title>
            <chart:categories table:cell-range-address="mex2usa_agg_component.B1:mex2usa_agg_componen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mex2usa_agg_component.B10:mex2usa_agg_component.P10" chart:label-cell-address="mex2usa_agg_component.A10:mex2usa_agg_component.A10" chart:class="chart:area">
            <chart:data-point chart:repeated="15"/>
          </chart:series>
          <chart:series chart:style-name="ch12" chart:values-cell-range-address="mex2usa_agg_component.B11:mex2usa_agg_component.P11" chart:label-cell-address="mex2usa_agg_component.A11:mex2usa_agg_component.A11" chart:class="chart:area">
            <chart:data-point chart:repeated="15"/>
          </chart:series>
          <chart:series chart:style-name="ch13" chart:values-cell-range-address="mex2usa_agg_component.B12:mex2usa_agg_component.P12" chart:label-cell-address="mex2usa_agg_component.A12:mex2usa_agg_component.A12" chart:class="chart:area">
            <chart:data-point chart:repeated="15"/>
          </chart:series>
          <chart:series chart:style-name="ch14" chart:values-cell-range-address="mex2usa_agg_component.B13:mex2usa_agg_component.P13" chart:label-cell-address="mex2usa_agg_component.A13:mex2usa_agg_component.A13" chart:class="chart:area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usa_agg_component.B1:mex2usa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OVA_FIN</text:p>
                <draw:g>
                  <svg:desc>mex2usa_agg_component.A10:mex2usa_agg_component.A10</svg:desc>
                </draw:g>
              </table:table-cell>
              <table:table-cell office:value-type="float" office:value="12403.4968321752">
                <text:p>12403.4968321752</text:p>
                <draw:g>
                  <svg:desc>mex2usa_agg_component.B10:mex2usa_agg_component.P10</svg:desc>
                </draw:g>
              </table:table-cell>
              <table:table-cell office:value-type="float" office:value="12773.815620542">
                <text:p>12773.815620542</text:p>
              </table:table-cell>
              <table:table-cell office:value-type="float" office:value="13617.8159640485">
                <text:p>13617.8159640485</text:p>
              </table:table-cell>
              <table:table-cell office:value-type="float" office:value="13667.9634970996">
                <text:p>13667.9634970996</text:p>
              </table:table-cell>
              <table:table-cell office:value-type="float" office:value="16886.8755144869">
                <text:p>16886.8755144869</text:p>
              </table:table-cell>
              <table:table-cell office:value-type="float" office:value="18389.4338735553">
                <text:p>18389.4338735553</text:p>
              </table:table-cell>
              <table:table-cell office:value-type="float" office:value="23917.937209363">
                <text:p>23917.937209363</text:p>
              </table:table-cell>
              <table:table-cell office:value-type="float" office:value="25315.6533609784">
                <text:p>25315.6533609784</text:p>
              </table:table-cell>
              <table:table-cell office:value-type="float" office:value="27433.2120733514">
                <text:p>27433.2120733514</text:p>
              </table:table-cell>
              <table:table-cell office:value-type="float" office:value="22001.7214576648">
                <text:p>22001.7214576648</text:p>
              </table:table-cell>
              <table:table-cell office:value-type="float" office:value="28172.904174424">
                <text:p>28172.904174424</text:p>
              </table:table-cell>
              <table:table-cell office:value-type="float" office:value="30071.0455687259">
                <text:p>30071.0455687259</text:p>
              </table:table-cell>
              <table:table-cell office:value-type="float" office:value="30618.216174458">
                <text:p>30618.216174458</text:p>
              </table:table-cell>
              <table:table-cell office:value-type="float" office:value="29699.9555836779">
                <text:p>29699.9555836779</text:p>
              </table:table-cell>
              <table:table-cell office:value-type="float" office:value="28975.3792485988">
                <text:p>28975.3792485988</text:p>
              </table:table-cell>
            </table:table-row>
            <table:table-row>
              <table:table-cell office:value-type="string">
                <text:p>MVA_FIN</text:p>
                <draw:g>
                  <svg:desc>mex2usa_agg_component.A11:mex2usa_agg_component.A11</svg:desc>
                </draw:g>
              </table:table-cell>
              <table:table-cell office:value-type="float" office:value="19710.1792103469">
                <text:p>19710.1792103469</text:p>
                <draw:g>
                  <svg:desc>mex2usa_agg_component.B11:mex2usa_agg_component.P11</svg:desc>
                </draw:g>
              </table:table-cell>
              <table:table-cell office:value-type="float" office:value="17829.474067523">
                <text:p>17829.474067523</text:p>
              </table:table-cell>
              <table:table-cell office:value-type="float" office:value="16245.2920298492">
                <text:p>16245.2920298492</text:p>
              </table:table-cell>
              <table:table-cell office:value-type="float" office:value="17430.7563900672">
                <text:p>17430.7563900672</text:p>
              </table:table-cell>
              <table:table-cell office:value-type="float" office:value="19035.2380786192">
                <text:p>19035.2380786192</text:p>
              </table:table-cell>
              <table:table-cell office:value-type="float" office:value="18066.6173028999">
                <text:p>18066.6173028999</text:p>
              </table:table-cell>
              <table:table-cell office:value-type="float" office:value="20045.0039737808">
                <text:p>20045.0039737808</text:p>
              </table:table-cell>
              <table:table-cell office:value-type="float" office:value="20351.5460342034">
                <text:p>20351.5460342034</text:p>
              </table:table-cell>
              <table:table-cell office:value-type="float" office:value="19549.8534654701">
                <text:p>19549.8534654701</text:p>
              </table:table-cell>
              <table:table-cell office:value-type="float" office:value="18366.7807283042">
                <text:p>18366.7807283042</text:p>
              </table:table-cell>
              <table:table-cell office:value-type="float" office:value="20843.2995157151">
                <text:p>20843.2995157151</text:p>
              </table:table-cell>
              <table:table-cell office:value-type="float" office:value="20480.4212942427">
                <text:p>20480.4212942427</text:p>
              </table:table-cell>
              <table:table-cell office:value-type="float" office:value="22398.1906640278">
                <text:p>22398.1906640278</text:p>
              </table:table-cell>
              <table:table-cell office:value-type="float" office:value="21513.877700457">
                <text:p>21513.877700457</text:p>
              </table:table-cell>
              <table:table-cell office:value-type="float" office:value="22396.9241556978">
                <text:p>22396.9241556978</text:p>
              </table:table-cell>
            </table:table-row>
            <table:table-row>
              <table:table-cell office:value-type="string">
                <text:p>OVA_INT</text:p>
                <draw:g>
                  <svg:desc>mex2usa_agg_component.A12:mex2usa_agg_component.A12</svg:desc>
                </draw:g>
              </table:table-cell>
              <table:table-cell office:value-type="float" office:value="4556.23854854192">
                <text:p>4556.23854854192</text:p>
                <draw:g>
                  <svg:desc>mex2usa_agg_component.B12:mex2usa_agg_component.P12</svg:desc>
                </draw:g>
              </table:table-cell>
              <table:table-cell office:value-type="float" office:value="4212.86340091924">
                <text:p>4212.86340091924</text:p>
              </table:table-cell>
              <table:table-cell office:value-type="float" office:value="4681.86509120136">
                <text:p>4681.86509120136</text:p>
              </table:table-cell>
              <table:table-cell office:value-type="float" office:value="5494.4982052415">
                <text:p>5494.4982052415</text:p>
              </table:table-cell>
              <table:table-cell office:value-type="float" office:value="7142.89276840507">
                <text:p>7142.89276840507</text:p>
              </table:table-cell>
              <table:table-cell office:value-type="float" office:value="8258.95198616265">
                <text:p>8258.95198616265</text:p>
              </table:table-cell>
              <table:table-cell office:value-type="float" office:value="9598.19174405921">
                <text:p>9598.19174405921</text:p>
              </table:table-cell>
              <table:table-cell office:value-type="float" office:value="9822.9485181535">
                <text:p>9822.9485181535</text:p>
              </table:table-cell>
              <table:table-cell office:value-type="float" office:value="10272.7568210594">
                <text:p>10272.7568210594</text:p>
              </table:table-cell>
              <table:table-cell office:value-type="float" office:value="7594.87575228891">
                <text:p>7594.87575228891</text:p>
              </table:table-cell>
              <table:table-cell office:value-type="float" office:value="10594.1168168886">
                <text:p>10594.1168168886</text:p>
              </table:table-cell>
              <table:table-cell office:value-type="float" office:value="12382.5192020628">
                <text:p>12382.5192020628</text:p>
              </table:table-cell>
              <table:table-cell office:value-type="float" office:value="13139.1788442783">
                <text:p>13139.1788442783</text:p>
              </table:table-cell>
              <table:table-cell office:value-type="float" office:value="15625.8123247465">
                <text:p>15625.8123247465</text:p>
              </table:table-cell>
              <table:table-cell office:value-type="float" office:value="16779.4237899547">
                <text:p>16779.4237899547</text:p>
              </table:table-cell>
            </table:table-row>
            <table:table-row>
              <table:table-cell office:value-type="string">
                <text:p>MVA_INT</text:p>
                <draw:g>
                  <svg:desc>mex2usa_agg_component.A13:mex2usa_agg_component.A13</svg:desc>
                </draw:g>
              </table:table-cell>
              <table:table-cell office:value-type="float" office:value="6701.69220787227">
                <text:p>6701.69220787227</text:p>
                <draw:g>
                  <svg:desc>mex2usa_agg_component.B13:mex2usa_agg_component.P13</svg:desc>
                </draw:g>
              </table:table-cell>
              <table:table-cell office:value-type="float" office:value="5612.96324272373">
                <text:p>5612.96324272373</text:p>
              </table:table-cell>
              <table:table-cell office:value-type="float" office:value="5627.40620361571">
                <text:p>5627.40620361571</text:p>
              </table:table-cell>
              <table:table-cell office:value-type="float" office:value="6642.37106570237">
                <text:p>6642.37106570237</text:p>
              </table:table-cell>
              <table:table-cell office:value-type="float" office:value="7870.15985510026">
                <text:p>7870.15985510026</text:p>
              </table:table-cell>
              <table:table-cell office:value-type="float" office:value="8296.37735398298">
                <text:p>8296.37735398298</text:p>
              </table:table-cell>
              <table:table-cell office:value-type="float" office:value="8814.50784099371">
                <text:p>8814.50784099371</text:p>
              </table:table-cell>
              <table:table-cell office:value-type="float" office:value="8812.86355732739">
                <text:p>8812.86355732739</text:p>
              </table:table-cell>
              <table:table-cell office:value-type="float" office:value="8292.32385409815">
                <text:p>8292.32385409815</text:p>
              </table:table-cell>
              <table:table-cell office:value-type="float" office:value="7209.42700807217">
                <text:p>7209.42700807217</text:p>
              </table:table-cell>
              <table:table-cell office:value-type="float" office:value="9156.22942950223">
                <text:p>9156.22942950223</text:p>
              </table:table-cell>
              <table:table-cell office:value-type="float" office:value="9938.98415638528">
                <text:p>9938.98415638528</text:p>
              </table:table-cell>
              <table:table-cell office:value-type="float" office:value="11159.637455427">
                <text:p>11159.637455427</text:p>
              </table:table-cell>
              <table:table-cell office:value-type="float" office:value="12985.7517533749">
                <text:p>12985.7517533749</text:p>
              </table:table-cell>
              <table:table-cell office:value-type="float" office:value="14089.8538008161">
                <text:p>14089.85380081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05cm" svg:y="0.315cm" chart:style-name="ch2">
          <text:p>PDC in Bilateral Exports Decomposition</text:p>
        </chart:title>
        <chart:subtitle svg:x="3.438cm" svg:y="1.269cm" chart:style-name="ch3">
          <text:p>Mexico to United States, 2000-2014 (millions of $)</text:p>
        </chart:subtitle>
        <chart:legend chart:legend-position="end" svg:x="13.169cm" svg:y="3.566cm" style:legend-expansion="high" chart:style-name="ch4"/>
        <chart:plot-area chart:style-name="ch5" table:cell-range-address="mex2usa_agg_component.B1:mex2usa_agg_component.P1 mex2usa_agg_component.A14:mex2usa_agg_component.P17" chart:data-source-has-labels="both" svg:x="1.302cm" svg:y="2.084cm" svg:width="11.547cm" svg:height="5.784cm">
          <chartooo:coordinate-region svg:x="2.296cm" svg:y="2.255cm" svg:width="10.334cm" svg:height="5.022cm"/>
          <chart:axis chart:dimension="x" chart:name="primary-x" chart:style-name="ch6" chartooo:axis-type="auto">
            <chartooo:date-scale/>
            <chart:title svg:x="6.677cm" svg:y="8.049cm" chart:style-name="ch7">
              <text:p>Year</text:p>
            </chart:title>
            <chart:categories table:cell-range-address="mex2usa_agg_component.B1:mex2usa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mex2usa_agg_component.B14:mex2usa_agg_component.P14" chart:label-cell-address="mex2usa_agg_component.A14:mex2usa_agg_component.A14" chart:class="chart:line">
            <chart:data-point chart:repeated="15"/>
          </chart:series>
          <chart:series chart:style-name="ch12" chart:values-cell-range-address="mex2usa_agg_component.B15:mex2usa_agg_component.P15" chart:label-cell-address="mex2usa_agg_component.A15:mex2usa_agg_component.A15" chart:class="chart:line">
            <chart:data-point chart:repeated="15"/>
          </chart:series>
          <chart:series chart:style-name="ch13" chart:values-cell-range-address="mex2usa_agg_component.B16:mex2usa_agg_component.P16" chart:label-cell-address="mex2usa_agg_component.A16:mex2usa_agg_component.A16" chart:class="chart:line">
            <chart:data-point chart:repeated="15"/>
          </chart:series>
          <chart:series chart:style-name="ch14" chart:values-cell-range-address="mex2usa_agg_component.B17:mex2usa_agg_component.P17" chart:label-cell-address="mex2usa_agg_component.A17:mex2usa_agg_component.A17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usa_agg_component.B1:mex2usa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DC_FIN</text:p>
                <draw:g>
                  <svg:desc>mex2usa_agg_component.A14:mex2usa_agg_component.A14</svg:desc>
                </draw:g>
              </table:table-cell>
              <table:table-cell office:value-type="float" office:value="205.849672645868">
                <text:p>205.849672645868</text:p>
                <draw:g>
                  <svg:desc>mex2usa_agg_component.B14:mex2usa_agg_component.P14</svg:desc>
                </draw:g>
              </table:table-cell>
              <table:table-cell office:value-type="float" office:value="181.316919518724">
                <text:p>181.316919518724</text:p>
              </table:table-cell>
              <table:table-cell office:value-type="float" office:value="175.558853665013">
                <text:p>175.558853665013</text:p>
              </table:table-cell>
              <table:table-cell office:value-type="float" office:value="179.475122430121">
                <text:p>179.475122430121</text:p>
              </table:table-cell>
              <table:table-cell office:value-type="float" office:value="219.031759203462">
                <text:p>219.031759203462</text:p>
              </table:table-cell>
              <table:table-cell office:value-type="float" office:value="243.110267694261">
                <text:p>243.110267694261</text:p>
              </table:table-cell>
              <table:table-cell office:value-type="float" office:value="305.835907646902">
                <text:p>305.835907646902</text:p>
              </table:table-cell>
              <table:table-cell office:value-type="float" office:value="329.31004309056">
                <text:p>329.31004309056</text:p>
              </table:table-cell>
              <table:table-cell office:value-type="float" office:value="351.16351643599">
                <text:p>351.16351643599</text:p>
              </table:table-cell>
              <table:table-cell office:value-type="float" office:value="251.337212598588">
                <text:p>251.337212598588</text:p>
              </table:table-cell>
              <table:table-cell office:value-type="float" office:value="361.003055751051">
                <text:p>361.003055751051</text:p>
              </table:table-cell>
              <table:table-cell office:value-type="float" office:value="438.725415264789">
                <text:p>438.725415264789</text:p>
              </table:table-cell>
              <table:table-cell office:value-type="float" office:value="478.475631225312">
                <text:p>478.475631225312</text:p>
              </table:table-cell>
              <table:table-cell office:value-type="float" office:value="445.050345695646">
                <text:p>445.050345695646</text:p>
              </table:table-cell>
              <table:table-cell office:value-type="float" office:value="450.512651958722">
                <text:p>450.512651958722</text:p>
              </table:table-cell>
            </table:table-row>
            <table:table-row>
              <table:table-cell office:value-type="string">
                <text:p>DDC_INT</text:p>
                <draw:g>
                  <svg:desc>mex2usa_agg_component.A15:mex2usa_agg_component.A15</svg:desc>
                </draw:g>
              </table:table-cell>
              <table:table-cell office:value-type="float" office:value="90.9266483671065">
                <text:p>90.9266483671065</text:p>
                <draw:g>
                  <svg:desc>mex2usa_agg_component.B15:mex2usa_agg_component.P15</svg:desc>
                </draw:g>
              </table:table-cell>
              <table:table-cell office:value-type="float" office:value="72.922206486043">
                <text:p>72.922206486043</text:p>
              </table:table-cell>
              <table:table-cell office:value-type="float" office:value="80.3752279291525">
                <text:p>80.3752279291525</text:p>
              </table:table-cell>
              <table:table-cell office:value-type="float" office:value="89.1877563830203">
                <text:p>89.1877563830203</text:p>
              </table:table-cell>
              <table:table-cell office:value-type="float" office:value="120.711376025818">
                <text:p>120.711376025818</text:p>
              </table:table-cell>
              <table:table-cell office:value-type="float" office:value="149.562296067212">
                <text:p>149.562296067212</text:p>
              </table:table-cell>
              <table:table-cell office:value-type="float" office:value="177.49569458757">
                <text:p>177.49569458757</text:p>
              </table:table-cell>
              <table:table-cell office:value-type="float" office:value="188.535477765419">
                <text:p>188.535477765419</text:p>
              </table:table-cell>
              <table:table-cell office:value-type="float" office:value="195.648223076813">
                <text:p>195.648223076813</text:p>
              </table:table-cell>
              <table:table-cell office:value-type="float" office:value="135.960971065003">
                <text:p>135.960971065003</text:p>
              </table:table-cell>
              <table:table-cell office:value-type="float" office:value="221.281119965091">
                <text:p>221.281119965091</text:p>
              </table:table-cell>
              <table:table-cell office:value-type="float" office:value="302.692943951776">
                <text:p>302.692943951776</text:p>
              </table:table-cell>
              <table:table-cell office:value-type="float" office:value="320.550488485674">
                <text:p>320.550488485674</text:p>
              </table:table-cell>
              <table:table-cell office:value-type="float" office:value="327.935079454947">
                <text:p>327.935079454947</text:p>
              </table:table-cell>
              <table:table-cell office:value-type="float" office:value="330.259999683341">
                <text:p>330.259999683341</text:p>
              </table:table-cell>
            </table:table-row>
            <table:table-row>
              <table:table-cell office:value-type="string">
                <text:p>ODC</text:p>
                <draw:g>
                  <svg:desc>mex2usa_agg_component.A16:mex2usa_agg_component.A16</svg:desc>
                </draw:g>
              </table:table-cell>
              <table:table-cell office:value-type="float" office:value="1004.99630209908">
                <text:p>1004.99630209908</text:p>
                <draw:g>
                  <svg:desc>mex2usa_agg_component.B16:mex2usa_agg_component.P16</svg:desc>
                </draw:g>
              </table:table-cell>
              <table:table-cell office:value-type="float" office:value="859.059810530992">
                <text:p>859.059810530992</text:p>
              </table:table-cell>
              <table:table-cell office:value-type="float" office:value="905.231876409961">
                <text:p>905.231876409961</text:p>
              </table:table-cell>
              <table:table-cell office:value-type="float" office:value="982.539356679402">
                <text:p>982.539356679402</text:p>
              </table:table-cell>
              <table:table-cell office:value-type="float" office:value="1309.44113410421">
                <text:p>1309.44113410421</text:p>
              </table:table-cell>
              <table:table-cell office:value-type="float" office:value="1571.30589173414">
                <text:p>1571.30589173414</text:p>
              </table:table-cell>
              <table:table-cell office:value-type="float" office:value="1995.09689362883">
                <text:p>1995.09689362883</text:p>
              </table:table-cell>
              <table:table-cell office:value-type="float" office:value="2259.12340228896">
                <text:p>2259.12340228896</text:p>
              </table:table-cell>
              <table:table-cell office:value-type="float" office:value="2514.43971906167">
                <text:p>2514.43971906167</text:p>
              </table:table-cell>
              <table:table-cell office:value-type="float" office:value="1642.84285513655">
                <text:p>1642.84285513655</text:p>
              </table:table-cell>
              <table:table-cell office:value-type="float" office:value="2442.1085237612">
                <text:p>2442.1085237612</text:p>
              </table:table-cell>
              <table:table-cell office:value-type="float" office:value="3194.90187304846">
                <text:p>3194.90187304846</text:p>
              </table:table-cell>
              <table:table-cell office:value-type="float" office:value="3319.73867536232">
                <text:p>3319.73867536232</text:p>
              </table:table-cell>
              <table:table-cell office:value-type="float" office:value="3697.78720659758">
                <text:p>3697.78720659758</text:p>
              </table:table-cell>
              <table:table-cell office:value-type="float" office:value="3970.16961396653">
                <text:p>3970.16961396653</text:p>
              </table:table-cell>
            </table:table-row>
            <table:table-row>
              <table:table-cell office:value-type="string">
                <text:p>MDC</text:p>
                <draw:g>
                  <svg:desc>mex2usa_agg_component.A17:mex2usa_agg_component.A17</svg:desc>
                </draw:g>
              </table:table-cell>
              <table:table-cell office:value-type="float" office:value="1501.81004375949">
                <text:p>1501.81004375949</text:p>
                <draw:g>
                  <svg:desc>mex2usa_agg_component.B17:mex2usa_agg_component.P17</svg:desc>
                </draw:g>
              </table:table-cell>
              <table:table-cell office:value-type="float" office:value="1145.73625208513">
                <text:p>1145.73625208513</text:p>
              </table:table-cell>
              <table:table-cell office:value-type="float" office:value="1074.59925259782">
                <text:p>1074.59925259782</text:p>
              </table:table-cell>
              <table:table-cell office:value-type="float" office:value="1190.82745114702">
                <text:p>1190.82745114702</text:p>
              </table:table-cell>
              <table:table-cell office:value-type="float" office:value="1430.26897638399">
                <text:p>1430.26897638399</text:p>
              </table:table-cell>
              <table:table-cell office:value-type="float" office:value="1557.07695904637">
                <text:p>1557.07695904637</text:p>
              </table:table-cell>
              <table:table-cell office:value-type="float" office:value="1791.19896036449">
                <text:p>1791.19896036449</text:p>
              </table:table-cell>
              <table:table-cell office:value-type="float" office:value="1991.16153359265">
                <text:p>1991.16153359265</text:p>
              </table:table-cell>
              <table:table-cell office:value-type="float" office:value="2004.22685557165">
                <text:p>2004.22685557165</text:p>
              </table:table-cell>
              <table:table-cell office:value-type="float" office:value="1539.32031543925">
                <text:p>1539.32031543925</text:p>
              </table:table-cell>
              <table:table-cell office:value-type="float" office:value="2087.75653311876">
                <text:p>2087.75653311876</text:p>
              </table:table-cell>
              <table:table-cell office:value-type="float" office:value="2515.1833158264">
                <text:p>2515.1833158264</text:p>
              </table:table-cell>
              <table:table-cell office:value-type="float" office:value="2795.82455561718">
                <text:p>2795.82455561718</text:p>
              </table:table-cell>
              <table:table-cell office:value-type="float" office:value="3066.66557292494">
                <text:p>3066.66557292494</text:p>
              </table:table-cell>
              <table:table-cell office:value-type="float" office:value="3322.96337766587">
                <text:p>3322.963377665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3.905cm" svg:y="0.315cm" chart:style-name="ch2">
          <text:p>PDC in Bilateral Exports Decomposition</text:p>
        </chart:title>
        <chart:subtitle svg:x="3.779cm" svg:y="1.269cm" chart:style-name="ch3">
          <text:p>Mexico to United States, 2000-2014 (% share)</text:p>
        </chart:subtitle>
        <chart:legend chart:legend-position="end" svg:x="13.758cm" svg:y="3.566cm" style:legend-expansion="high" chart:style-name="ch4"/>
        <chart:plot-area chart:style-name="ch5" table:cell-range-address="mex2usa_agg_component.B1:mex2usa_agg_component.P1 mex2usa_agg_component.A14:mex2usa_agg_component.P17" chart:data-source-has-labels="both" svg:x="1.302cm" svg:y="2.084cm" svg:width="12.136cm" svg:height="5.784cm">
          <chartooo:coordinate-region svg:x="2.699cm" svg:y="2.255cm" svg:width="10.334cm" svg:height="5.022cm"/>
          <chart:axis chart:dimension="x" chart:name="primary-x" chart:style-name="ch6" chartooo:axis-type="auto">
            <chartooo:date-scale/>
            <chart:title svg:x="6.972cm" svg:y="8.049cm" chart:style-name="ch7">
              <text:p>Year</text:p>
            </chart:title>
            <chart:categories table:cell-range-address="mex2usa_agg_component.B1:mex2usa_agg_componen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mex2usa_agg_component.B14:mex2usa_agg_component.P14" chart:label-cell-address="mex2usa_agg_component.A14:mex2usa_agg_component.A14" chart:class="chart:area">
            <chart:data-point chart:repeated="15"/>
          </chart:series>
          <chart:series chart:style-name="ch12" chart:values-cell-range-address="mex2usa_agg_component.B15:mex2usa_agg_component.P15" chart:label-cell-address="mex2usa_agg_component.A15:mex2usa_agg_component.A15" chart:class="chart:area">
            <chart:data-point chart:repeated="15"/>
          </chart:series>
          <chart:series chart:style-name="ch13" chart:values-cell-range-address="mex2usa_agg_component.B16:mex2usa_agg_component.P16" chart:label-cell-address="mex2usa_agg_component.A16:mex2usa_agg_component.A16" chart:class="chart:area">
            <chart:data-point chart:repeated="15"/>
          </chart:series>
          <chart:series chart:style-name="ch14" chart:values-cell-range-address="mex2usa_agg_component.B17:mex2usa_agg_component.P17" chart:label-cell-address="mex2usa_agg_component.A17:mex2usa_agg_component.A17" chart:class="chart:area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usa_agg_component.B1:mex2usa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DC_FIN</text:p>
                <draw:g>
                  <svg:desc>mex2usa_agg_component.A14:mex2usa_agg_component.A14</svg:desc>
                </draw:g>
              </table:table-cell>
              <table:table-cell office:value-type="float" office:value="205.849672645868">
                <text:p>205.849672645868</text:p>
                <draw:g>
                  <svg:desc>mex2usa_agg_component.B14:mex2usa_agg_component.P14</svg:desc>
                </draw:g>
              </table:table-cell>
              <table:table-cell office:value-type="float" office:value="181.316919518724">
                <text:p>181.316919518724</text:p>
              </table:table-cell>
              <table:table-cell office:value-type="float" office:value="175.558853665013">
                <text:p>175.558853665013</text:p>
              </table:table-cell>
              <table:table-cell office:value-type="float" office:value="179.475122430121">
                <text:p>179.475122430121</text:p>
              </table:table-cell>
              <table:table-cell office:value-type="float" office:value="219.031759203462">
                <text:p>219.031759203462</text:p>
              </table:table-cell>
              <table:table-cell office:value-type="float" office:value="243.110267694261">
                <text:p>243.110267694261</text:p>
              </table:table-cell>
              <table:table-cell office:value-type="float" office:value="305.835907646902">
                <text:p>305.835907646902</text:p>
              </table:table-cell>
              <table:table-cell office:value-type="float" office:value="329.31004309056">
                <text:p>329.31004309056</text:p>
              </table:table-cell>
              <table:table-cell office:value-type="float" office:value="351.16351643599">
                <text:p>351.16351643599</text:p>
              </table:table-cell>
              <table:table-cell office:value-type="float" office:value="251.337212598588">
                <text:p>251.337212598588</text:p>
              </table:table-cell>
              <table:table-cell office:value-type="float" office:value="361.003055751051">
                <text:p>361.003055751051</text:p>
              </table:table-cell>
              <table:table-cell office:value-type="float" office:value="438.725415264789">
                <text:p>438.725415264789</text:p>
              </table:table-cell>
              <table:table-cell office:value-type="float" office:value="478.475631225312">
                <text:p>478.475631225312</text:p>
              </table:table-cell>
              <table:table-cell office:value-type="float" office:value="445.050345695646">
                <text:p>445.050345695646</text:p>
              </table:table-cell>
              <table:table-cell office:value-type="float" office:value="450.512651958722">
                <text:p>450.512651958722</text:p>
              </table:table-cell>
            </table:table-row>
            <table:table-row>
              <table:table-cell office:value-type="string">
                <text:p>DDC_INT</text:p>
                <draw:g>
                  <svg:desc>mex2usa_agg_component.A15:mex2usa_agg_component.A15</svg:desc>
                </draw:g>
              </table:table-cell>
              <table:table-cell office:value-type="float" office:value="90.9266483671065">
                <text:p>90.9266483671065</text:p>
                <draw:g>
                  <svg:desc>mex2usa_agg_component.B15:mex2usa_agg_component.P15</svg:desc>
                </draw:g>
              </table:table-cell>
              <table:table-cell office:value-type="float" office:value="72.922206486043">
                <text:p>72.922206486043</text:p>
              </table:table-cell>
              <table:table-cell office:value-type="float" office:value="80.3752279291525">
                <text:p>80.3752279291525</text:p>
              </table:table-cell>
              <table:table-cell office:value-type="float" office:value="89.1877563830203">
                <text:p>89.1877563830203</text:p>
              </table:table-cell>
              <table:table-cell office:value-type="float" office:value="120.711376025818">
                <text:p>120.711376025818</text:p>
              </table:table-cell>
              <table:table-cell office:value-type="float" office:value="149.562296067212">
                <text:p>149.562296067212</text:p>
              </table:table-cell>
              <table:table-cell office:value-type="float" office:value="177.49569458757">
                <text:p>177.49569458757</text:p>
              </table:table-cell>
              <table:table-cell office:value-type="float" office:value="188.535477765419">
                <text:p>188.535477765419</text:p>
              </table:table-cell>
              <table:table-cell office:value-type="float" office:value="195.648223076813">
                <text:p>195.648223076813</text:p>
              </table:table-cell>
              <table:table-cell office:value-type="float" office:value="135.960971065003">
                <text:p>135.960971065003</text:p>
              </table:table-cell>
              <table:table-cell office:value-type="float" office:value="221.281119965091">
                <text:p>221.281119965091</text:p>
              </table:table-cell>
              <table:table-cell office:value-type="float" office:value="302.692943951776">
                <text:p>302.692943951776</text:p>
              </table:table-cell>
              <table:table-cell office:value-type="float" office:value="320.550488485674">
                <text:p>320.550488485674</text:p>
              </table:table-cell>
              <table:table-cell office:value-type="float" office:value="327.935079454947">
                <text:p>327.935079454947</text:p>
              </table:table-cell>
              <table:table-cell office:value-type="float" office:value="330.259999683341">
                <text:p>330.259999683341</text:p>
              </table:table-cell>
            </table:table-row>
            <table:table-row>
              <table:table-cell office:value-type="string">
                <text:p>ODC</text:p>
                <draw:g>
                  <svg:desc>mex2usa_agg_component.A16:mex2usa_agg_component.A16</svg:desc>
                </draw:g>
              </table:table-cell>
              <table:table-cell office:value-type="float" office:value="1004.99630209908">
                <text:p>1004.99630209908</text:p>
                <draw:g>
                  <svg:desc>mex2usa_agg_component.B16:mex2usa_agg_component.P16</svg:desc>
                </draw:g>
              </table:table-cell>
              <table:table-cell office:value-type="float" office:value="859.059810530992">
                <text:p>859.059810530992</text:p>
              </table:table-cell>
              <table:table-cell office:value-type="float" office:value="905.231876409961">
                <text:p>905.231876409961</text:p>
              </table:table-cell>
              <table:table-cell office:value-type="float" office:value="982.539356679402">
                <text:p>982.539356679402</text:p>
              </table:table-cell>
              <table:table-cell office:value-type="float" office:value="1309.44113410421">
                <text:p>1309.44113410421</text:p>
              </table:table-cell>
              <table:table-cell office:value-type="float" office:value="1571.30589173414">
                <text:p>1571.30589173414</text:p>
              </table:table-cell>
              <table:table-cell office:value-type="float" office:value="1995.09689362883">
                <text:p>1995.09689362883</text:p>
              </table:table-cell>
              <table:table-cell office:value-type="float" office:value="2259.12340228896">
                <text:p>2259.12340228896</text:p>
              </table:table-cell>
              <table:table-cell office:value-type="float" office:value="2514.43971906167">
                <text:p>2514.43971906167</text:p>
              </table:table-cell>
              <table:table-cell office:value-type="float" office:value="1642.84285513655">
                <text:p>1642.84285513655</text:p>
              </table:table-cell>
              <table:table-cell office:value-type="float" office:value="2442.1085237612">
                <text:p>2442.1085237612</text:p>
              </table:table-cell>
              <table:table-cell office:value-type="float" office:value="3194.90187304846">
                <text:p>3194.90187304846</text:p>
              </table:table-cell>
              <table:table-cell office:value-type="float" office:value="3319.73867536232">
                <text:p>3319.73867536232</text:p>
              </table:table-cell>
              <table:table-cell office:value-type="float" office:value="3697.78720659758">
                <text:p>3697.78720659758</text:p>
              </table:table-cell>
              <table:table-cell office:value-type="float" office:value="3970.16961396653">
                <text:p>3970.16961396653</text:p>
              </table:table-cell>
            </table:table-row>
            <table:table-row>
              <table:table-cell office:value-type="string">
                <text:p>MDC</text:p>
                <draw:g>
                  <svg:desc>mex2usa_agg_component.A17:mex2usa_agg_component.A17</svg:desc>
                </draw:g>
              </table:table-cell>
              <table:table-cell office:value-type="float" office:value="1501.81004375949">
                <text:p>1501.81004375949</text:p>
                <draw:g>
                  <svg:desc>mex2usa_agg_component.B17:mex2usa_agg_component.P17</svg:desc>
                </draw:g>
              </table:table-cell>
              <table:table-cell office:value-type="float" office:value="1145.73625208513">
                <text:p>1145.73625208513</text:p>
              </table:table-cell>
              <table:table-cell office:value-type="float" office:value="1074.59925259782">
                <text:p>1074.59925259782</text:p>
              </table:table-cell>
              <table:table-cell office:value-type="float" office:value="1190.82745114702">
                <text:p>1190.82745114702</text:p>
              </table:table-cell>
              <table:table-cell office:value-type="float" office:value="1430.26897638399">
                <text:p>1430.26897638399</text:p>
              </table:table-cell>
              <table:table-cell office:value-type="float" office:value="1557.07695904637">
                <text:p>1557.07695904637</text:p>
              </table:table-cell>
              <table:table-cell office:value-type="float" office:value="1791.19896036449">
                <text:p>1791.19896036449</text:p>
              </table:table-cell>
              <table:table-cell office:value-type="float" office:value="1991.16153359265">
                <text:p>1991.16153359265</text:p>
              </table:table-cell>
              <table:table-cell office:value-type="float" office:value="2004.22685557165">
                <text:p>2004.22685557165</text:p>
              </table:table-cell>
              <table:table-cell office:value-type="float" office:value="1539.32031543925">
                <text:p>1539.32031543925</text:p>
              </table:table-cell>
              <table:table-cell office:value-type="float" office:value="2087.75653311876">
                <text:p>2087.75653311876</text:p>
              </table:table-cell>
              <table:table-cell office:value-type="float" office:value="2515.1833158264">
                <text:p>2515.1833158264</text:p>
              </table:table-cell>
              <table:table-cell office:value-type="float" office:value="2795.82455561718">
                <text:p>2795.82455561718</text:p>
              </table:table-cell>
              <table:table-cell office:value-type="float" office:value="3066.66557292494">
                <text:p>3066.66557292494</text:p>
              </table:table-cell>
              <table:table-cell office:value-type="float" office:value="3322.96337766587">
                <text:p>3322.963377665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